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5"/>
    <style:style style:name="ce6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6A8759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9.23395833333333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6.56166666666667cm"/>
    </style:style>
    <style:style style:name="co15" style:family="table-column">
      <style:table-column-properties fo:break-before="auto" style:column-width="4.048125cm"/>
    </style:style>
    <style:style style:name="co16" style:family="table-column">
      <style:table-column-properties fo:break-before="auto" style:column-width="3.81cm"/>
    </style:style>
    <style:style style:name="co17" style:family="table-column">
      <style:table-column-properties fo:break-before="auto" style:column-width="7.03791666666667cm"/>
    </style:style>
    <style:style style:name="co18" style:family="table-column">
      <style:table-column-properties fo:break-before="auto" style:column-width="9.525cm"/>
    </style:style>
    <style:style style:name="co19" style:family="table-column">
      <style:table-column-properties fo:break-before="auto" style:column-width="19.7908333333333cm"/>
    </style:style>
    <style:style style:name="co20" style:family="table-column">
      <style:table-column-properties fo:break-before="auto" style:column-width="18.9177083333333cm"/>
    </style:style>
    <style:style style:name="co21" style:family="table-column">
      <style:table-column-properties fo:break-before="auto" style:column-width="4.47145833333333cm"/>
    </style:style>
    <style:style style:name="co22" style:family="table-column">
      <style:table-column-properties fo:break-before="auto" style:column-width="5.318125cm"/>
    </style:style>
    <style:style style:name="co23" style:family="table-column">
      <style:table-column-properties fo:break-before="auto" style:column-width="10.7685416666667cm"/>
    </style:style>
    <style:style style:name="co24" style:family="table-column">
      <style:table-column-properties fo:break-before="auto" style:column-width="12.4883333333333cm"/>
    </style:style>
    <style:style style:name="co25" style:family="table-column">
      <style:table-column-properties fo:break-before="auto" style:column-width="7.80520833333333cm"/>
    </style:style>
    <style:style style:name="co26" style:family="table-column">
      <style:table-column-properties fo:break-before="auto" style:column-width="3.30729166666667cm"/>
    </style:style>
    <style:style style:name="co27" style:family="table-column">
      <style:table-column-properties fo:break-before="auto" style:column-width="2.43416666666667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3.59833333333333cm"/>
    </style:style>
    <style:style style:name="co30" style:family="table-column">
      <style:table-column-properties fo:break-before="auto" style:column-width="4.683125cm"/>
    </style:style>
    <style:style style:name="co31" style:family="table-column">
      <style:table-column-properties fo:break-before="auto" style:column-width="2.48708333333333cm"/>
    </style:style>
    <style:style style:name="co32" style:family="table-column">
      <style:table-column-properties fo:break-before="auto" style:column-width="1.87854166666667cm"/>
    </style:style>
    <style:style style:name="co33" style:family="table-column">
      <style:table-column-properties fo:break-before="auto" style:column-width="2.67229166666667cm"/>
    </style:style>
    <style:style style:name="co34" style:family="table-column">
      <style:table-column-properties fo:break-before="auto" style:column-width="3.4925cm"/>
    </style:style>
    <style:style style:name="co35" style:family="table-column">
      <style:table-column-properties fo:break-before="auto" style:column-width="4.524375cm"/>
    </style:style>
    <style:style style:name="co36" style:family="table-column">
      <style:table-column-properties fo:break-before="auto" style:column-width="2.80458333333333cm"/>
    </style:style>
    <style:style style:name="co37" style:family="table-column">
      <style:table-column-properties fo:break-before="auto" style:column-width="2.01083333333333cm"/>
    </style:style>
    <style:style style:name="co38" style:family="table-column">
      <style:table-column-properties fo:break-before="auto" style:column-width="3.413125cm"/>
    </style:style>
    <style:style style:name="co39" style:family="table-column">
      <style:table-column-properties fo:break-before="auto" style:column-width="4.55083333333333cm"/>
    </style:style>
    <style:style style:name="co40" style:family="table-column">
      <style:table-column-properties fo:break-before="auto" style:column-width="2.98979166666667cm"/>
    </style:style>
    <style:style style:name="co41" style:family="table-column">
      <style:table-column-properties fo:break-before="auto" style:column-width="3.67770833333333cm"/>
    </style:style>
    <style:style style:name="co42" style:family="table-column">
      <style:table-column-properties fo:break-before="auto" style:column-width="3.83645833333333cm"/>
    </style:style>
    <style:style style:name="co43" style:family="table-column">
      <style:table-column-properties fo:break-before="auto" style:column-width="3.46604166666667cm"/>
    </style:style>
    <style:style style:name="co44" style:family="table-column">
      <style:table-column-properties fo:break-before="auto" style:column-width="4.12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70AD47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terials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3" table:default-cell-style-name="ce4"/>
        <table:table-column table:style-name="co1" table:number-columns-repeated="16364" table:default-cell-style-name="ce1"/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IfcElement</text:p>
          </table:table-cell>
          <table:table-cell office:value-type="string" table:style-name="ce2">
            <text:p>MaterialNameBase</text:p>
          </table:table-cell>
          <table:table-cell office:value-type="string" table:style-name="ce2">
            <text:p>MaterialType</text:p>
          </table:table-cell>
          <table:table-cell office:value-type="string" table:style-name="ce2">
            <text:p>MaterialGrade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BasePattern</text:p>
          </table:table-cell>
          <table:table-cell office:value-type="string" table:style-name="ce2">
            <text:p>AdditionForType</text:p>
          </table:table-cell>
          <table:table-cell office:value-type="string" table:style-name="ce2">
            <text:p>BackgroundPattern</text:p>
          </table:table-cell>
          <table:table-cell office:value-type="string" table:style-name="ce2">
            <text:p>CombiArcering=LayerSet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kipediaLink</text:p>
          </table:table-cell>
          <table:table-cell office:value-type="string" table:style-name="ce2">
            <text:p>WikiDataLink</text:p>
          </table:table-cell>
          <table:table-cell office:value-type="string" table:style-name="ce2">
            <text:p>IncludeInIFC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IfcStyle</text:p>
          </table:table-cell>
          <table:table-cell office:value-type="string" table:style-name="ce2">
            <text:p>RGB</text:p>
          </table:table-cell>
          <table:table-cell office:value-type="string" table:style-name="ce2">
            <text:p>HEX</text:p>
          </table:table-cell>
          <table:table-cell office:value-type="string" table:style-name="ce2">
            <text:p>Transparancy</text:p>
          </table:table-cell>
          <table:table-cell office:value-type="string" table:style-name="ce2">
            <text:p>IfcMaterialLayerSet</text:p>
          </table:table-cell>
          <table:table-cell office:value-type="string" table:style-name="ce3">
            <text:p>IfcMaterialProfileSet</text:p>
          </table:table-cell>
          <table:table-cell table:number-columns-repeated="16363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onbekend</text:p>
          </table:table-cell>
          <table:table-cell table:number-columns-repeated="2" table:style-name="ce1"/>
          <table:table-cell office:value-type="string" office:string-value="onbekend" table:formula="of:=[.C2] &amp; IF(LEN([.D2])=0;&quot;&quot;;&quot;_&quot;) &amp;[.D2] &amp; IF(LEN([.E2])=0;&quot;&quot;;&quot;_&quot;) &amp;[.E2]" table:style-name="ce1">
            <text:p>onbekend</text:p>
          </table:table-cell>
          <table:table-cell office:value-type="string" office:string-value="CUSTOM_0_onbekend" table:formula="of:=[cut_patterns.E30]" table:style-name="ce1">
            <text:p>CUSTOM_0_onbekend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onbekend" table:formula="of:=[.G2]&amp;[.H2]" table:style-name="ce1">
            <text:p>CUSTOM_0_onbeke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onbekend" table:formula="of:=[.F2]" table:style-name="ce1">
            <text:p>onbekend</text:p>
          </table:table-cell>
          <table:table-cell office:value-type="string" table:style-name="ce1">
            <text:p>235,51,36, 255</text:p>
          </table:table-cell>
          <table:table-cell office:value-type="string" table:style-name="ce1">
            <text:p>#EB332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table:number-columns-repeated="2" table:style-name="ce1"/>
          <table:table-cell office:value-type="string" office:string-value="generiek" table:formula="of:=[.C3] &amp; IF(LEN([.D3])=0;&quot;&quot;;&quot;_&quot;) &amp;[.D3] &amp; IF(LEN([.E3])=0;&quot;&quot;;&quot;_&quot;) &amp;[.E3]" table:style-name="ce1">
            <text:p>generiek</text:p>
          </table:table-cell>
          <table:table-cell office:value-type="string" office:string-value="CUSTOM_0_generiek" table:formula="of:=[cut_patterns.E31]" table:style-name="ce1">
            <text:p>CUSTOM_0_generiek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generiek" table:formula="of:=[.G3]&amp;[.H3]" table:style-name="ce1">
            <text:p>CUSTOM_0_gener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" table:formula="of:=[.F3]" table:style-name="ce1">
            <text:p>generiek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number-columns-repeated="2" table:style-name="ce1"/>
          <table:table-cell office:value-type="string" office:string-value="staal" table:formula="of:=[.C4] &amp; IF(LEN([.D4])=0;&quot;&quot;;&quot;_&quot;) &amp;[.D4] &amp; IF(LEN([.E4])=0;&quot;&quot;;&quot;_&quot;) &amp;[.E4]" table:style-name="ce1">
            <text:p>staal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4]&amp;[.H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" table:formula="of:=[.F4]" table:style-name="ce1">
            <text:p>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corten</text:p>
          </table:table-cell>
          <table:table-cell table:style-name="ce1"/>
          <table:table-cell office:value-type="string" office:string-value="staal_corten" table:formula="of:=[.C5] &amp; IF(LEN([.D5])=0;&quot;&quot;;&quot;_&quot;) &amp;[.D5] &amp; IF(LEN([.E5])=0;&quot;&quot;;&quot;_&quot;) &amp;[.E5]" table:style-name="ce1">
            <text:p>staal_corten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5]&amp;[.H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corten" table:formula="of:=[.F5]" table:style-name="ce1">
            <text:p>staal_corten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thermisch_verzinkt</text:p>
          </table:table-cell>
          <table:table-cell table:style-name="ce1"/>
          <table:table-cell office:value-type="string" office:string-value="staal_thermisch_verzinkt" table:formula="of:=[.C6] &amp; IF(LEN([.D6])=0;&quot;&quot;;&quot;_&quot;) &amp;[.D6] &amp; IF(LEN([.E6])=0;&quot;&quot;;&quot;_&quot;) &amp;[.E6]" table:style-name="ce1">
            <text:p>staal_thermisch_verzinkt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6]&amp;[.H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thermisch_verzinkt" table:formula="of:=[.F6]" table:style-name="ce1">
            <text:p>staal_thermisch_verzinkt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</text:p>
          </table:table-cell>
          <table:table-cell office:value-type="string" office:string-value="staal_S235" table:formula="of:=[.C7] &amp; IF(LEN([.D7])=0;&quot;&quot;;&quot;_&quot;) &amp;[.D7] &amp; IF(LEN([.E7])=0;&quot;&quot;;&quot;_&quot;) &amp;[.E7]" table:style-name="ce1">
            <text:p>staal_S235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7]&amp;[.H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" table:formula="of:=[.F7]" table:style-name="ce1">
            <text:p>staal_S23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75</text:p>
          </table:table-cell>
          <table:table-cell office:value-type="string" office:string-value="staal_S275" table:formula="of:=[.C8] &amp; IF(LEN([.D8])=0;&quot;&quot;;&quot;_&quot;) &amp;[.D8] &amp; IF(LEN([.E8])=0;&quot;&quot;;&quot;_&quot;) &amp;[.E8]" table:style-name="ce1">
            <text:p>staal_S275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8]&amp;[.H8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75" table:formula="of:=[.F8]" table:style-name="ce1">
            <text:p>staal_S27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355</text:p>
          </table:table-cell>
          <table:table-cell office:value-type="string" office:string-value="staal_S355" table:formula="of:=[.C9] &amp; IF(LEN([.D9])=0;&quot;&quot;;&quot;_&quot;) &amp;[.D9] &amp; IF(LEN([.E9])=0;&quot;&quot;;&quot;_&quot;) &amp;[.E9]" table:style-name="ce1">
            <text:p>staal_S355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9]&amp;[.H9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355" table:formula="of:=[.F9]" table:style-name="ce1">
            <text:p>staal_S35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JR2</text:p>
          </table:table-cell>
          <table:table-cell office:value-type="string" office:string-value="staal_S235JR2" table:formula="of:=[.C10] &amp; IF(LEN([.D10])=0;&quot;&quot;;&quot;_&quot;) &amp;[.D10] &amp; IF(LEN([.E10])=0;&quot;&quot;;&quot;_&quot;) &amp;[.E10]" table:style-name="ce1">
            <text:p>staal_S235JR2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0]&amp;[.H1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JR2" table:formula="of:=[.F10]" table:style-name="ce1">
            <text:p>staal_S235JR2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4.6</text:p>
          </table:table-cell>
          <table:table-cell office:value-type="string" office:string-value="staal_4.6" table:formula="of:=[.C11] &amp; IF(LEN([.D11])=0;&quot;&quot;;&quot;_&quot;) &amp;[.D11] &amp; IF(LEN([.E11])=0;&quot;&quot;;&quot;_&quot;) &amp;[.E11]" table:style-name="ce1">
            <text:p>staal_4.6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1]&amp;[.H1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4.6" table:formula="of:=[.F11]" table:style-name="ce1">
            <text:p>staal_4.6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8.8</text:p>
          </table:table-cell>
          <table:table-cell office:value-type="string" office:string-value="staal_8.8" table:formula="of:=[.C12] &amp; IF(LEN([.D12])=0;&quot;&quot;;&quot;_&quot;) &amp;[.D12] &amp; IF(LEN([.E12])=0;&quot;&quot;;&quot;_&quot;) &amp;[.E12]" table:style-name="ce1">
            <text:p>staal_8.8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2]&amp;[.H12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8.8" table:formula="of:=[.F12]" table:style-name="ce1">
            <text:p>staal_8.8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10.9</text:p>
          </table:table-cell>
          <table:table-cell office:value-type="string" office:string-value="staal_10.9" table:formula="of:=[.C13] &amp; IF(LEN([.D13])=0;&quot;&quot;;&quot;_&quot;) &amp;[.D13] &amp; IF(LEN([.E13])=0;&quot;&quot;;&quot;_&quot;) &amp;[.E13]" table:style-name="ce1">
            <text:p>staal_10.9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3]&amp;[.H13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10.9" table:formula="of:=[.F13]" table:style-name="ce1">
            <text:p>staal_10.9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RVS</text:p>
          </table:table-cell>
          <table:table-cell table:style-name="ce1"/>
          <table:table-cell office:value-type="string" office:string-value="staal_RVS" table:formula="of:=[.C14] &amp; IF(LEN([.D14])=0;&quot;&quot;;&quot;_&quot;) &amp;[.D14] &amp; IF(LEN([.E14])=0;&quot;&quot;;&quot;_&quot;) &amp;[.E14]" table:style-name="ce1">
            <text:p>staal_RVS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4]&amp;[.H1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RVS" table:formula="of:=[.F14]" table:style-name="ce1">
            <text:p>staal_RVS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gietijzer</text:p>
          </table:table-cell>
          <table:table-cell table:style-name="ce1"/>
          <table:table-cell office:value-type="string" office:string-value="staal_gietijzer" table:formula="of:=[.C15] &amp; IF(LEN([.D15])=0;&quot;&quot;;&quot;_&quot;) &amp;[.D15] &amp; IF(LEN([.E15])=0;&quot;&quot;;&quot;_&quot;) &amp;[.E15]" table:style-name="ce1">
            <text:p>staal_gietijzer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5]&amp;[.H1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gietijzer" table:formula="of:=[.F15]" table:style-name="ce1">
            <text:p>staal_gietijzer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number-columns-repeated="2" table:style-name="ce1"/>
          <table:table-cell office:value-type="string" office:string-value="betonstaal" table:formula="of:=[.C16] &amp; IF(LEN([.D16])=0;&quot;&quot;;&quot;_&quot;) &amp;[.D16] &amp; IF(LEN([.E16])=0;&quot;&quot;;&quot;_&quot;) &amp;[.E16]" table:style-name="ce1">
            <text:p>betonstaal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6]&amp;[.H1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" table:formula="of:=[.F16]" table:style-name="ce1">
            <text:p>beton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220</text:p>
          </table:table-cell>
          <table:table-cell office:value-type="string" office:string-value="betonstaal_FeB220" table:formula="of:=[.C17] &amp; IF(LEN([.D17])=0;&quot;&quot;;&quot;_&quot;) &amp;[.D17] &amp; IF(LEN([.E17])=0;&quot;&quot;;&quot;_&quot;) &amp;[.E17]" table:style-name="ce1">
            <text:p>betonstaal_FeB220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7]&amp;[.H1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220" table:formula="of:=[.F17]" table:style-name="ce1">
            <text:p>betonstaal_FeB22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400</text:p>
          </table:table-cell>
          <table:table-cell office:value-type="string" office:string-value="betonstaal_FeB400" table:formula="of:=[.C18] &amp; IF(LEN([.D18])=0;&quot;&quot;;&quot;_&quot;) &amp;[.D18] &amp; IF(LEN([.E18])=0;&quot;&quot;;&quot;_&quot;) &amp;[.E18]" table:style-name="ce1">
            <text:p>betonstaal_FeB400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8]&amp;[.H18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400" table:formula="of:=[.F18]" table:style-name="ce1">
            <text:p>betonstaal_FeB4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500</text:p>
          </table:table-cell>
          <table:table-cell office:value-type="string" office:string-value="betonstaal_FeB500" table:formula="of:=[.C19] &amp; IF(LEN([.D19])=0;&quot;&quot;;&quot;_&quot;) &amp;[.D19] &amp; IF(LEN([.E19])=0;&quot;&quot;;&quot;_&quot;) &amp;[.E19]" table:style-name="ce1">
            <text:p>betonstaal_FeB500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9]&amp;[.H19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500" table:formula="of:=[.F19]" table:style-name="ce1">
            <text:p>betonstaal_Fe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B500</text:p>
          </table:table-cell>
          <table:table-cell office:value-type="string" office:string-value="betonstaal_B500" table:formula="of:=[.C20] &amp; IF(LEN([.D20])=0;&quot;&quot;;&quot;_&quot;) &amp;[.D20] &amp; IF(LEN([.E20])=0;&quot;&quot;;&quot;_&quot;) &amp;[.E20]" table:style-name="ce1">
            <text:p>betonstaal_B500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20]&amp;[.H2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B500" table:formula="of:=[.F20]" table:style-name="ce1">
            <text:p>betonstaal_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table:number-columns-repeated="2" table:style-name="ce1"/>
          <table:table-cell office:value-type="string" office:string-value="metaal" table:formula="of:=[.C21] &amp; IF(LEN([.D21])=0;&quot;&quot;;&quot;_&quot;) &amp;[.D21] &amp; IF(LEN([.E21])=0;&quot;&quot;;&quot;_&quot;) &amp;[.E21]" table:style-name="ce1">
            <text:p>metaal</text:p>
          </table:table-cell>
          <table:table-cell office:value-type="string" office:string-value="NEN47_18_staal" table:formula="of:=[cut_patterns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21]&amp;[.H2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" table:formula="of:=[.F21]" table:style-name="ce1">
            <text:p>metaal</text:p>
          </table:table-cell>
          <table:table-cell office:value-type="string" table:style-name="ce1">
            <text:p>201, 201, 201, 255</text:p>
          </table:table-cell>
          <table:table-cell office:value-type="string" table:style-name="ce1">
            <text:p>#C9C9C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messing</text:p>
          </table:table-cell>
          <table:table-cell table:style-name="ce1"/>
          <table:table-cell office:value-type="string" office:string-value="metaal_messing" table:formula="of:=[.C22] &amp; IF(LEN([.D22])=0;&quot;&quot;;&quot;_&quot;) &amp;[.D22] &amp; IF(LEN([.E22])=0;&quot;&quot;;&quot;_&quot;) &amp;[.E22]" table:style-name="ce1">
            <text:p>metaal_messing</text:p>
          </table:table-cell>
          <table:table-cell office:value-type="string" office:string-value="NEN47_19_aluminium_brons_koper" table:formula="of:=[cut_patterns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2]&amp;[.H22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messing" table:formula="of:=[.F22]" table:style-name="ce1">
            <text:p>metaal_messing</text:p>
          </table:table-cell>
          <table:table-cell office:value-type="string" table:style-name="ce1">
            <text:p>192,184,115, 255</text:p>
          </table:table-cell>
          <table:table-cell office:value-type="string" table:style-name="ce1">
            <text:p>#C0B87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zink</text:p>
          </table:table-cell>
          <table:table-cell table:style-name="ce1"/>
          <table:table-cell office:value-type="string" office:string-value="metaal_zink" table:formula="of:=[.C23] &amp; IF(LEN([.D23])=0;&quot;&quot;;&quot;_&quot;) &amp;[.D23] &amp; IF(LEN([.E23])=0;&quot;&quot;;&quot;_&quot;) &amp;[.E23]" table:style-name="ce1">
            <text:p>metaal_zink</text:p>
          </table:table-cell>
          <table:table-cell office:value-type="string" office:string-value="NEN47_19_aluminium_brons_koper" table:formula="of:=[cut_patterns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3]&amp;[.H23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zink" table:formula="of:=[.F23]" table:style-name="ce1">
            <text:p>metaal_zink</text:p>
          </table:table-cell>
          <table:table-cell office:value-type="string" table:style-name="ce1">
            <text:p>186, 196, 200, 255</text:p>
          </table:table-cell>
          <table:table-cell office:value-type="string" table:style-name="ce1">
            <text:p>#BAC4C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lood</text:p>
          </table:table-cell>
          <table:table-cell table:style-name="ce1"/>
          <table:table-cell office:value-type="string" office:string-value="metaal_lood" table:formula="of:=[.C24] &amp; IF(LEN([.D24])=0;&quot;&quot;;&quot;_&quot;) &amp;[.D24] &amp; IF(LEN([.E24])=0;&quot;&quot;;&quot;_&quot;) &amp;[.E24]" table:style-name="ce1">
            <text:p>metaal_lood</text:p>
          </table:table-cell>
          <table:table-cell office:value-type="string" office:string-value="NEN47_19_aluminium_brons_koper" table:formula="of:=[cut_patterns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4]&amp;[.H24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lood" table:formula="of:=[.F24]" table:style-name="ce1">
            <text:p>metaal_lood</text:p>
          </table:table-cell>
          <table:table-cell office:value-type="string" table:style-name="ce1">
            <text:p>127, 130, 144, 255</text:p>
          </table:table-cell>
          <table:table-cell office:value-type="string" table:style-name="ce1">
            <text:p>#7F829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koper</text:p>
          </table:table-cell>
          <table:table-cell table:style-name="ce1"/>
          <table:table-cell office:value-type="string" office:string-value="metaal_koper" table:formula="of:=[.C25] &amp; IF(LEN([.D25])=0;&quot;&quot;;&quot;_&quot;) &amp;[.D25] &amp; IF(LEN([.E25])=0;&quot;&quot;;&quot;_&quot;) &amp;[.E25]" table:style-name="ce1">
            <text:p>metaal_koper</text:p>
          </table:table-cell>
          <table:table-cell office:value-type="string" office:string-value="NEN47_19_aluminium_brons_koper" table:formula="of:=[cut_patterns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5]&amp;[.H25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koper" table:formula="of:=[.F25]" table:style-name="ce1">
            <text:p>metaal_koper</text:p>
          </table:table-cell>
          <table:table-cell office:value-type="string" table:style-name="ce1">
            <text:p>127, 64, 49, 255</text:p>
          </table:table-cell>
          <table:table-cell office:value-type="string" table:style-name="ce1">
            <text:p>#7F403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aluminium</text:p>
          </table:table-cell>
          <table:table-cell table:style-name="ce1"/>
          <table:table-cell office:value-type="string" office:string-value="metaal_aluminium" table:formula="of:=[.C26] &amp; IF(LEN([.D26])=0;&quot;&quot;;&quot;_&quot;) &amp;[.D26] &amp; IF(LEN([.E26])=0;&quot;&quot;;&quot;_&quot;) &amp;[.E26]" table:style-name="ce1">
            <text:p>metaal_aluminium</text:p>
          </table:table-cell>
          <table:table-cell office:value-type="string" office:string-value="NEN47_19_aluminium_brons_koper" table:formula="of:=[cut_patterns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6]&amp;[.H26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aluminium</text:p>
          </table:table-cell>
          <table:table-cell office:value-type="string" office:string-value="metaal_aluminium" table:formula="of:=[.F26]" table:style-name="ce1">
            <text:p>metaal_aluminium</text:p>
          </table:table-cell>
          <table:table-cell office:value-type="string" table:style-name="ce1">
            <text:p>244, 244, 244, 255</text:p>
          </table:table-cell>
          <table:table-cell office:value-type="string" table:style-name="ce1">
            <text:p>#F4F4F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table:number-columns-repeated="2" table:style-name="ce1"/>
          <table:table-cell office:value-type="string" office:string-value="hout" table:formula="of:=[.C27] &amp; IF(LEN([.D27])=0;&quot;&quot;;&quot;_&quot;) &amp;[.D27] &amp; IF(LEN([.E27])=0;&quot;&quot;;&quot;_&quot;) &amp;[.E27]" table:style-name="ce1">
            <text:p>hout</text:p>
          </table:table-cell>
          <table:table-cell office:value-type="string" office:string-value="NEN47_12_naaldhout" table:formula="of:=[cut_patterns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G27]&amp;[.H27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" table:formula="of:=[.F27]" table:style-name="ce1">
            <text:p>hout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aald</text:p>
          </table:table-cell>
          <table:table-cell table:style-name="ce1"/>
          <table:table-cell office:value-type="string" office:string-value="hout_naald" table:formula="of:=[.C28] &amp; IF(LEN([.D28])=0;&quot;&quot;;&quot;_&quot;) &amp;[.D28] &amp; IF(LEN([.E28])=0;&quot;&quot;;&quot;_&quot;) &amp;[.E28]" table:style-name="ce1">
            <text:p>hout_naald</text:p>
          </table:table-cell>
          <table:table-cell office:value-type="string" office:string-value="NEN47_12_naaldhout" table:formula="of:=[cut_patterns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G28]&amp;[.H28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aald" table:formula="of:=[.F28]" table:style-name="ce1">
            <text:p>hout_naald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oof</text:p>
          </table:table-cell>
          <table:table-cell table:style-name="ce1"/>
          <table:table-cell office:value-type="string" office:string-value="hout_loof" table:formula="of:=[.C29] &amp; IF(LEN([.D29])=0;&quot;&quot;;&quot;_&quot;) &amp;[.D29] &amp; IF(LEN([.E29])=0;&quot;&quot;;&quot;_&quot;) &amp;[.E29]" table:style-name="ce1">
            <text:p>hout_loof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3_loofhout" table:formula="of:=[.G29]&amp;[.H29]" table:style-name="ce1">
            <text:p>NEN47_13_loof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oof" table:formula="of:=[.F29]" table:style-name="ce1">
            <text:p>hout_loof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vuren" table:formula="of:=[.C30] &amp; IF(LEN([.D30])=0;&quot;&quot;;&quot;_&quot;) &amp;[.D30] &amp; IF(LEN([.E30])=0;&quot;&quot;;&quot;_&quot;) &amp;[.E30]" table:style-name="ce1">
            <text:p>hout_vuren</text:p>
          </table:table-cell>
          <table:table-cell office:value-type="string" office:string-value="NEN47_12_naaldhout" table:formula="of:=[cut_patterns.E13]" table:style-name="ce1">
            <text:p>NEN47_12_naaldhout</text:p>
          </table:table-cell>
          <table:table-cell office:value-type="string" office:string-value="_vuren" table:formula="of:=&quot;_&quot; &amp;[.D30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G30]&amp;[.H30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" table:formula="of:=[.F30]" table:style-name="ce1">
            <text:p>hout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office:value-type="string" table:style-name="ce1">
            <text:p>C18</text:p>
          </table:table-cell>
          <table:table-cell office:value-type="string" office:string-value="hout_vuren_C18" table:formula="of:=[.C31] &amp; IF(LEN([.D31])=0;&quot;&quot;;&quot;_&quot;) &amp;[.D31] &amp; IF(LEN([.E31])=0;&quot;&quot;;&quot;_&quot;) &amp;[.E31]" table:style-name="ce1">
            <text:p>hout_vuren_C18</text:p>
          </table:table-cell>
          <table:table-cell office:value-type="string" office:string-value="NEN47_12_naaldhout" table:formula="of:=[cut_patterns.E13]" table:style-name="ce1">
            <text:p>NEN47_12_naaldhout</text:p>
          </table:table-cell>
          <table:table-cell office:value-type="string" office:string-value="_vuren" table:formula="of:=&quot;_&quot; &amp;[.D31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G31]&amp;[.H31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18" table:formula="of:=[.F31]" table:style-name="ce1">
            <text:p>hout_vuren_C18</text:p>
          </table:table-cell>
          <table:table-cell office:value-type="string" table:style-name="ce1">
            <text:p>205, 196, 118, 255</text:p>
          </table:table-cell>
          <table:table-cell office:value-type="string" table:style-name="ce1">
            <text:p>#CDC47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eiken</text:p>
          </table:table-cell>
          <table:table-cell table:style-name="ce1"/>
          <table:table-cell office:value-type="string" office:string-value="hout_eiken" table:formula="of:=[.C32] &amp; IF(LEN([.D32])=0;&quot;&quot;;&quot;_&quot;) &amp;[.D32] &amp; IF(LEN([.E32])=0;&quot;&quot;;&quot;_&quot;) &amp;[.E32]" table:style-name="ce1">
            <text:p>hout_eiken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eiken" table:formula="of:=&quot;_&quot; &amp;[.D32]" table:style-name="ce1">
            <text:p>_eik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eiken" table:formula="of:=[.G32]&amp;[.H32]" table:style-name="ce1">
            <text:p>NEN47_13_loofhout_eik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eiken" table:formula="of:=[.F32]" table:style-name="ce1">
            <text:p>hout_eiken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ariks</text:p>
          </table:table-cell>
          <table:table-cell table:style-name="ce1"/>
          <table:table-cell office:value-type="string" office:string-value="hout_lariks" table:formula="of:=[.C33] &amp; IF(LEN([.D33])=0;&quot;&quot;;&quot;_&quot;) &amp;[.D33] &amp; IF(LEN([.E33])=0;&quot;&quot;;&quot;_&quot;) &amp;[.E33]" table:style-name="ce1">
            <text:p>hout_lariks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lariks" table:formula="of:=&quot;_&quot; &amp;[.D33]" table:style-name="ce1">
            <text:p>_larik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lariks" table:formula="of:=[.G33]&amp;[.H33]" table:style-name="ce1">
            <text:p>NEN47_13_loofhout_larik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ariks" table:formula="of:=[.F33]" table:style-name="ce1">
            <text:p>hout_lariks</text:p>
          </table:table-cell>
          <table:table-cell office:value-type="string" table:style-name="ce1">
            <text:p>224, 211, 185, 255</text:p>
          </table:table-cell>
          <table:table-cell office:value-type="string" table:style-name="ce1">
            <text:p>#E0D3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bau</text:p>
          </table:table-cell>
          <table:table-cell table:style-name="ce1"/>
          <table:table-cell office:value-type="string" office:string-value="hout_merbau" table:formula="of:=[.C34] &amp; IF(LEN([.D34])=0;&quot;&quot;;&quot;_&quot;) &amp;[.D34] &amp; IF(LEN([.E34])=0;&quot;&quot;;&quot;_&quot;) &amp;[.E34]" table:style-name="ce1">
            <text:p>hout_merbau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merbau" table:formula="of:=&quot;_&quot; &amp;[.D34]" table:style-name="ce1">
            <text:p>_merbau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bau" table:formula="of:=[.G34]&amp;[.H34]" table:style-name="ce1">
            <text:p>NEN47_13_loofhout_merbau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bau" table:formula="of:=[.F34]" table:style-name="ce1">
            <text:p>hout_merbau</text:p>
          </table:table-cell>
          <table:table-cell office:value-type="string" table:style-name="ce1">
            <text:p>155, 075, 065, 255</text:p>
          </table:table-cell>
          <table:table-cell office:value-type="string" table:style-name="ce1">
            <text:p>#9B4B4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anti</text:p>
          </table:table-cell>
          <table:table-cell table:style-name="ce1"/>
          <table:table-cell office:value-type="string" office:string-value="hout_meranti" table:formula="of:=[.C35] &amp; IF(LEN([.D35])=0;&quot;&quot;;&quot;_&quot;) &amp;[.D35] &amp; IF(LEN([.E35])=0;&quot;&quot;;&quot;_&quot;) &amp;[.E35]" table:style-name="ce1">
            <text:p>hout_meranti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meranti" table:formula="of:=&quot;_&quot; &amp;[.D35]" table:style-name="ce1">
            <text:p>_merant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anti" table:formula="of:=[.G35]&amp;[.H35]" table:style-name="ce1">
            <text:p>NEN47_13_loofhout_merant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anti" table:formula="of:=[.F35]" table:style-name="ce1">
            <text:p>hout_meranti</text:p>
          </table:table-cell>
          <table:table-cell office:value-type="string" table:style-name="ce1">
            <text:p>180, 115, 075, 255</text:p>
          </table:table-cell>
          <table:table-cell office:value-type="string" table:style-name="ce1">
            <text:p>#B4734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jatoba</text:p>
          </table:table-cell>
          <table:table-cell table:style-name="ce1"/>
          <table:table-cell office:value-type="string" office:string-value="hout_jatoba" table:formula="of:=[.C36] &amp; IF(LEN([.D36])=0;&quot;&quot;;&quot;_&quot;) &amp;[.D36] &amp; IF(LEN([.E36])=0;&quot;&quot;;&quot;_&quot;) &amp;[.E36]" table:style-name="ce1">
            <text:p>hout_jatoba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jatoba" table:formula="of:=&quot;_&quot; &amp;[.D36]" table:style-name="ce1">
            <text:p>_jatoba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jatoba" table:formula="of:=[.G36]&amp;[.H36]" table:style-name="ce1">
            <text:p>NEN47_13_loofhout_jatoba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jatoba" table:formula="of:=[.F36]" table:style-name="ce1">
            <text:p>hout_jatoba</text:p>
          </table:table-cell>
          <table:table-cell office:value-type="string" table:style-name="ce1">
            <text:p>198, 136, 094, 255</text:p>
          </table:table-cell>
          <table:table-cell office:value-type="string" table:style-name="ce1">
            <text:p>#C6885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ahonie</text:p>
          </table:table-cell>
          <table:table-cell table:style-name="ce1"/>
          <table:table-cell office:value-type="string" office:string-value="hout_mahonie" table:formula="of:=[.C37] &amp; IF(LEN([.D37])=0;&quot;&quot;;&quot;_&quot;) &amp;[.D37] &amp; IF(LEN([.E37])=0;&quot;&quot;;&quot;_&quot;) &amp;[.E37]" table:style-name="ce1">
            <text:p>hout_mahonie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mahonie" table:formula="of:=&quot;_&quot; &amp;[.D37]" table:style-name="ce1">
            <text:p>_mahoni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ahonie" table:formula="of:=[.G37]&amp;[.H37]" table:style-name="ce1">
            <text:p>NEN47_13_loofhout_mahon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ahonie" table:formula="of:=[.F37]" table:style-name="ce1">
            <text:p>hout_mahonie</text:p>
          </table:table-cell>
          <table:table-cell office:value-type="string" table:style-name="ce1">
            <text:p>206, 147, 100, 255</text:p>
          </table:table-cell>
          <table:table-cell office:value-type="string" table:style-name="ce1">
            <text:p>#CE93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douglas</text:p>
          </table:table-cell>
          <table:table-cell table:style-name="ce1"/>
          <table:table-cell office:value-type="string" office:string-value="hout_douglas" table:formula="of:=[.C38] &amp; IF(LEN([.D38])=0;&quot;&quot;;&quot;_&quot;) &amp;[.D38] &amp; IF(LEN([.E38])=0;&quot;&quot;;&quot;_&quot;) &amp;[.E38]" table:style-name="ce1">
            <text:p>hout_douglas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douglas" table:formula="of:=&quot;_&quot; &amp;[.D38]" table:style-name="ce1">
            <text:p>_dougl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douglas" table:formula="of:=[.G38]&amp;[.H38]" table:style-name="ce1">
            <text:p>NEN47_13_loofhout_dou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douglas" table:formula="of:=[.F38]" table:style-name="ce1">
            <text:p>hout_douglas</text:p>
          </table:table-cell>
          <table:table-cell office:value-type="string" table:style-name="ce1">
            <text:p>255, 180, 150, 255</text:p>
          </table:table-cell>
          <table:table-cell office:value-type="string" table:style-name="ce1">
            <text:p>#FFB49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grenen</text:p>
          </table:table-cell>
          <table:table-cell table:style-name="ce1"/>
          <table:table-cell office:value-type="string" office:string-value="hout_grenen" table:formula="of:=[.C39] &amp; IF(LEN([.D39])=0;&quot;&quot;;&quot;_&quot;) &amp;[.D39] &amp; IF(LEN([.E39])=0;&quot;&quot;;&quot;_&quot;) &amp;[.E39]" table:style-name="ce1">
            <text:p>hout_grenen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grenen" table:formula="of:=&quot;_&quot; &amp;[.D39]" table:style-name="ce1">
            <text:p>_gren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grenen" table:formula="of:=[.G39]&amp;[.H39]" table:style-name="ce1">
            <text:p>NEN47_13_loofhout_gren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grenen" table:formula="of:=[.F39]" table:style-name="ce1">
            <text:p>hout_grenen</text:p>
          </table:table-cell>
          <table:table-cell office:value-type="string" table:style-name="ce1">
            <text:p>250, 160, 100, 255</text:p>
          </table:table-cell>
          <table:table-cell office:value-type="string" table:style-name="ce1">
            <text:p>#FAA0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red_cedar</text:p>
          </table:table-cell>
          <table:table-cell table:style-name="ce1"/>
          <table:table-cell office:value-type="string" office:string-value="hout_red_cedar" table:formula="of:=[.C40] &amp; IF(LEN([.D40])=0;&quot;&quot;;&quot;_&quot;) &amp;[.D40] &amp; IF(LEN([.E40])=0;&quot;&quot;;&quot;_&quot;) &amp;[.E40]" table:style-name="ce1">
            <text:p>hout_red_cedar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red_cedar" table:formula="of:=&quot;_&quot; &amp;[.D40]" table:style-name="ce1">
            <text:p>_red_ceda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red_cedar" table:formula="of:=[.G40]&amp;[.H40]" table:style-name="ce1">
            <text:p>NEN47_13_loofhout_red_ceda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red_cedar" table:formula="of:=[.F40]" table:style-name="ce1">
            <text:p>hout_red_cedar</text:p>
          </table:table-cell>
          <table:table-cell office:value-type="string" table:style-name="ce1">
            <text:p>150, 090, 050, 255</text:p>
          </table:table-cell>
          <table:table-cell office:value-type="string" table:style-name="ce1">
            <text:p>#965A32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roko</text:p>
          </table:table-cell>
          <table:table-cell table:style-name="ce1"/>
          <table:table-cell office:value-type="string" office:string-value="hout_iroko" table:formula="of:=[.C41] &amp; IF(LEN([.D41])=0;&quot;&quot;;&quot;_&quot;) &amp;[.D41] &amp; IF(LEN([.E41])=0;&quot;&quot;;&quot;_&quot;) &amp;[.E41]" table:style-name="ce1">
            <text:p>hout_iroko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iroko" table:formula="of:=&quot;_&quot; &amp;[.D41]" table:style-name="ce1">
            <text:p>_irok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iroko" table:formula="of:=[.G41]&amp;[.H41]" table:style-name="ce1">
            <text:p>NEN47_13_loofhout_irok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iroko" table:formula="of:=[.F41]" table:style-name="ce1">
            <text:p>hout_iroko</text:p>
          </table:table-cell>
          <table:table-cell office:value-type="string" table:style-name="ce1">
            <text:p>130, 075, 035, 255</text:p>
          </table:table-cell>
          <table:table-cell office:value-type="string" table:style-name="ce1">
            <text:p>#824B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iove</text:p>
          </table:table-cell>
          <table:table-cell table:style-name="ce1"/>
          <table:table-cell office:value-type="string" office:string-value="hout_niove" table:formula="of:=[.C42] &amp; IF(LEN([.D42])=0;&quot;&quot;;&quot;_&quot;) &amp;[.D42] &amp; IF(LEN([.E42])=0;&quot;&quot;;&quot;_&quot;) &amp;[.E42]" table:style-name="ce1">
            <text:p>hout_niove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niove" table:formula="of:=&quot;_&quot; &amp;[.D42]" table:style-name="ce1">
            <text:p>_niov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niove" table:formula="of:=[.G42]&amp;[.H42]" table:style-name="ce1">
            <text:p>NEN47_13_loofhout_niov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iove" table:formula="of:=[.F42]" table:style-name="ce1">
            <text:p>hout_niove</text:p>
          </table:table-cell>
          <table:table-cell office:value-type="string" table:style-name="ce1">
            <text:p>120, 070, 035, 255</text:p>
          </table:table-cell>
          <table:table-cell office:value-type="string" table:style-name="ce1">
            <text:p>#7846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ngkirai</text:p>
          </table:table-cell>
          <table:table-cell table:style-name="ce1"/>
          <table:table-cell office:value-type="string" office:string-value="hout_bangkirai" table:formula="of:=[.C43] &amp; IF(LEN([.D43])=0;&quot;&quot;;&quot;_&quot;) &amp;[.D43] &amp; IF(LEN([.E43])=0;&quot;&quot;;&quot;_&quot;) &amp;[.E43]" table:style-name="ce1">
            <text:p>hout_bangkirai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bangkirai" table:formula="of:=&quot;_&quot; &amp;[.D43]" table:style-name="ce1">
            <text:p>_bangkira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ngkirai" table:formula="of:=[.G43]&amp;[.H43]" table:style-name="ce1">
            <text:p>NEN47_13_loofhout_bangkira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ngkirai" table:formula="of:=[.F43]" table:style-name="ce1">
            <text:p>hout_bangkirai</text:p>
          </table:table-cell>
          <table:table-cell office:value-type="string" table:style-name="ce1">
            <text:p>160, 095, 040, 255</text:p>
          </table:table-cell>
          <table:table-cell office:value-type="string" table:style-name="ce1">
            <text:p>#A05F2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azobe</text:p>
          </table:table-cell>
          <table:table-cell table:style-name="ce1"/>
          <table:table-cell office:value-type="string" office:string-value="hout_azobe" table:formula="of:=[.C44] &amp; IF(LEN([.D44])=0;&quot;&quot;;&quot;_&quot;) &amp;[.D44] &amp; IF(LEN([.E44])=0;&quot;&quot;;&quot;_&quot;) &amp;[.E44]" table:style-name="ce1">
            <text:p>hout_azobe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azobe" table:formula="of:=&quot;_&quot; &amp;[.D44]" table:style-name="ce1">
            <text:p>_azob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azobe" table:formula="of:=[.G44]&amp;[.H44]" table:style-name="ce1">
            <text:p>NEN47_13_loofhout_azob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azobe" table:formula="of:=[.F44]" table:style-name="ce1">
            <text:p>hout_azobe</text:p>
          </table:table-cell>
          <table:table-cell office:value-type="string" table:style-name="ce1">
            <text:p>110, 050, 035, 255</text:p>
          </table:table-cell>
          <table:table-cell office:value-type="string" table:style-name="ce5">
            <text:p>#6E32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mboe</text:p>
          </table:table-cell>
          <table:table-cell table:style-name="ce1"/>
          <table:table-cell office:value-type="string" office:string-value="hout_bamboe" table:formula="of:=[.C45] &amp; IF(LEN([.D45])=0;&quot;&quot;;&quot;_&quot;) &amp;[.D45] &amp; IF(LEN([.E45])=0;&quot;&quot;;&quot;_&quot;) &amp;[.E45]" table:style-name="ce1">
            <text:p>hout_bamboe</text:p>
          </table:table-cell>
          <table:table-cell office:value-type="string" office:string-value="NEN47_13_loofhout" table:formula="of:=[cut_patterns.E14]" table:style-name="ce1">
            <text:p>NEN47_13_loofhout</text:p>
          </table:table-cell>
          <table:table-cell office:value-type="string" office:string-value="_bamboe" table:formula="of:=&quot;_&quot; &amp;[.D45]" table:style-name="ce1">
            <text:p>_bambo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mboe" table:formula="of:=[.G45]&amp;[.H45]" table:style-name="ce1">
            <text:p>NEN47_13_loofhout_bambo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mboe" table:formula="of:=[.F45]" table:style-name="ce1">
            <text:p>hout_bamboe</text:p>
          </table:table-cell>
          <table:table-cell office:value-type="string" table:style-name="ce1">
            <text:p>228, 206, 148, 255</text:p>
          </table:table-cell>
          <table:table-cell office:value-type="string" table:style-name="ce1">
            <text:p>#E4CE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number-columns-repeated="2" table:style-name="ce1"/>
          <table:table-cell office:value-type="string" office:string-value="hout_plaatmateriaal" table:formula="of:=[.C46] &amp; IF(LEN([.D46])=0;&quot;&quot;;&quot;_&quot;) &amp;[.D46] &amp; IF(LEN([.E46])=0;&quot;&quot;;&quot;_&quot;) &amp;[.E46]" table:style-name="ce1">
            <text:p>hout_plaatmateriaal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G46]&amp;[.H46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" table:formula="of:=[.F46]" table:style-name="ce1">
            <text:p>hout_plaatmateriaal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ultiplex</text:p>
          </table:table-cell>
          <table:table-cell table:style-name="ce1"/>
          <table:table-cell office:value-type="string" office:string-value="hout_plaatmateriaal_multiplex" table:formula="of:=[.C47] &amp; IF(LEN([.D47])=0;&quot;&quot;;&quot;_&quot;) &amp;[.D47] &amp; IF(LEN([.E47])=0;&quot;&quot;;&quot;_&quot;) &amp;[.E47]" table:style-name="ce1">
            <text:p>hout_plaatmateriaal_multiplex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office:value-type="string" office:string-value="_multiplex" table:formula="of:=&quot;_&quot; &amp;[.D47]" table:style-name="ce1">
            <text:p>_multiplex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ultiplex" table:formula="of:=[.G47]&amp;[.H47]" table:style-name="ce1">
            <text:p>NEN47_16_bekledingsplaat_multiplex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ultiplex" table:formula="of:=[.F47]" table:style-name="ce1">
            <text:p>hout_plaatmateriaal_multiplex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style-name="ce1"/>
          <table:table-cell office:value-type="string" table:style-name="ce1">
            <text:p>CE2p</text:p>
          </table:table-cell>
          <table:table-cell office:value-type="string" office:string-value="hout_plaatmateriaal_CE2p" table:formula="of:=[.C48] &amp; IF(LEN([.D48])=0;&quot;&quot;;&quot;_&quot;) &amp;[.D48] &amp; IF(LEN([.E48])=0;&quot;&quot;;&quot;_&quot;) &amp;[.E48]" table:style-name="ce1">
            <text:p>hout_plaatmateriaal_CE2p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G48]&amp;[.H48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CE2p" table:formula="of:=[.F48]" table:style-name="ce1">
            <text:p>hout_plaatmateriaal_CE2p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SB</text:p>
          </table:table-cell>
          <table:table-cell table:style-name="ce1"/>
          <table:table-cell office:value-type="string" office:string-value="hout_plaatmateriaal_OSB" table:formula="of:=[.C49] &amp; IF(LEN([.D49])=0;&quot;&quot;;&quot;_&quot;) &amp;[.D49] &amp; IF(LEN([.E49])=0;&quot;&quot;;&quot;_&quot;) &amp;[.E49]" table:style-name="ce1">
            <text:p>hout_plaatmateriaal_OSB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office:value-type="string" office:string-value="_OSB" table:formula="of:=&quot;_&quot; &amp;[.D49]" table:style-name="ce1">
            <text:p>_OSB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SB" table:formula="of:=[.G49]&amp;[.H49]" table:style-name="ce1">
            <text:p>NEN47_16_bekledingsplaat_OS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SB" table:formula="of:=[.F49]" table:style-name="ce1">
            <text:p>hout_plaatmateriaal_OSB</text:p>
          </table:table-cell>
          <table:table-cell office:value-type="string" table:style-name="ce1">
            <text:p>170, 120, 20, 255</text:p>
          </table:table-cell>
          <table:table-cell office:value-type="string" table:style-name="ce1">
            <text:p>#AA781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DF</text:p>
          </table:table-cell>
          <table:table-cell table:style-name="ce1"/>
          <table:table-cell office:value-type="string" office:string-value="hout_plaatmateriaal_MDF" table:formula="of:=[.C50] &amp; IF(LEN([.D50])=0;&quot;&quot;;&quot;_&quot;) &amp;[.D50] &amp; IF(LEN([.E50])=0;&quot;&quot;;&quot;_&quot;) &amp;[.E50]" table:style-name="ce1">
            <text:p>hout_plaatmateriaal_MDF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office:value-type="string" office:string-value="_MDF" table:formula="of:=&quot;_&quot; &amp;[.D50]" table:style-name="ce1">
            <text:p>_MD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DF" table:formula="of:=[.G50]&amp;[.H50]" table:style-name="ce1">
            <text:p>NEN47_16_bekledingsplaat_MD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DF" table:formula="of:=[.F50]" table:style-name="ce1">
            <text:p>hout_plaatmateriaal_MDF</text:p>
          </table:table-cell>
          <table:table-cell office:value-type="string" table:style-name="ce1">
            <text:p>178, 155, 125, 255</text:p>
          </table:table-cell>
          <table:table-cell office:value-type="string" table:style-name="ce1">
            <text:p>#B29B7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watervast</text:p>
          </table:table-cell>
          <table:table-cell table:style-name="ce1"/>
          <table:table-cell office:value-type="string" office:string-value="hout_plaatmateriaal_watervast" table:formula="of:=[.C51] &amp; IF(LEN([.D51])=0;&quot;&quot;;&quot;_&quot;) &amp;[.D51] &amp; IF(LEN([.E51])=0;&quot;&quot;;&quot;_&quot;) &amp;[.E51]" table:style-name="ce1">
            <text:p>hout_plaatmateriaal_watervast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office:value-type="string" office:string-value="_watervast" table:formula="of:=&quot;_&quot; &amp;[.D51]" table:style-name="ce1">
            <text:p>_watervas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watervast" table:formula="of:=[.G51]&amp;[.H51]" table:style-name="ce1">
            <text:p>NEN47_16_bekledingsplaat_watervas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watervast" table:formula="of:=[.F51]" table:style-name="ce1">
            <text:p>hout_plaatmateriaal_watervast</text:p>
          </table:table-cell>
          <table:table-cell office:value-type="string" table:style-name="ce1">
            <text:p>125, 166, 135, 255</text:p>
          </table:table-cell>
          <table:table-cell office:value-type="string" table:style-name="ce1">
            <text:p>#7DA6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koume</text:p>
          </table:table-cell>
          <table:table-cell table:style-name="ce1"/>
          <table:table-cell office:value-type="string" office:string-value="hout_plaatmateriaal_okoume" table:formula="of:=[.C52] &amp; IF(LEN([.D52])=0;&quot;&quot;;&quot;_&quot;) &amp;[.D52] &amp; IF(LEN([.E52])=0;&quot;&quot;;&quot;_&quot;) &amp;[.E52]" table:style-name="ce1">
            <text:p>hout_plaatmateriaal_okoume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office:value-type="string" office:string-value="_okoume" table:formula="of:=&quot;_&quot; &amp;[.D52]" table:style-name="ce1">
            <text:p>_okoum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koume" table:formula="of:=[.G52]&amp;[.H52]" table:style-name="ce1">
            <text:p>NEN47_16_bekledingsplaat_okoum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koume" table:formula="of:=[.F52]" table:style-name="ce1">
            <text:p>hout_plaatmateriaal_okoume</text:p>
          </table:table-cell>
          <table:table-cell office:value-type="string" table:style-name="ce1">
            <text:p>195, 157, 148, 255</text:p>
          </table:table-cell>
          <table:table-cell office:value-type="string" table:style-name="ce1">
            <text:p>#C39D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rode_spaan</text:p>
          </table:table-cell>
          <table:table-cell table:style-name="ce1"/>
          <table:table-cell office:value-type="string" office:string-value="hout_plaatmateriaal_rode_spaan" table:formula="of:=[.C53] &amp; IF(LEN([.D53])=0;&quot;&quot;;&quot;_&quot;) &amp;[.D53] &amp; IF(LEN([.E53])=0;&quot;&quot;;&quot;_&quot;) &amp;[.E53]" table:style-name="ce1">
            <text:p>hout_plaatmateriaal_rode_spaan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office:value-type="string" office:string-value="_rode_spaan" table:formula="of:=&quot;_&quot; &amp;[.D53]" table:style-name="ce1">
            <text:p>_rod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rode_spaan" table:formula="of:=[.G53]&amp;[.H53]" table:style-name="ce1">
            <text:p>NEN47_16_bekledingsplaat_rod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rode_spaan" table:formula="of:=[.F53]" table:style-name="ce1">
            <text:p>hout_plaatmateriaal_rode_spaan</text:p>
          </table:table-cell>
          <table:table-cell office:value-type="string" table:style-name="ce1">
            <text:p>115, 138, 107, 255</text:p>
          </table:table-cell>
          <table:table-cell office:value-type="string" table:style-name="ce1">
            <text:p>#738A6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groene_spaan</text:p>
          </table:table-cell>
          <table:table-cell table:style-name="ce1"/>
          <table:table-cell office:value-type="string" office:string-value="hout_plaatmateriaal_groene_spaan" table:formula="of:=[.C54] &amp; IF(LEN([.D54])=0;&quot;&quot;;&quot;_&quot;) &amp;[.D54] &amp; IF(LEN([.E54])=0;&quot;&quot;;&quot;_&quot;) &amp;[.E54]" table:style-name="ce1">
            <text:p>hout_plaatmateriaal_groene_spaan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office:value-type="string" office:string-value="_groene_spaan" table:formula="of:=&quot;_&quot; &amp;[.D54]" table:style-name="ce1">
            <text:p>_groen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groene_spaan" table:formula="of:=[.G54]&amp;[.H54]" table:style-name="ce1">
            <text:p>NEN47_16_bekledingsplaat_groen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groene_spaan" table:formula="of:=[.F54]" table:style-name="ce1">
            <text:p>hout_plaatmateriaal_groene_spaan</text:p>
          </table:table-cell>
          <table:table-cell office:value-type="string" table:style-name="ce1">
            <text:p>194, 156, 149, 255</text:p>
          </table:table-cell>
          <table:table-cell office:value-type="string" table:style-name="ce1">
            <text:p>#C29C95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underlayment</text:p>
          </table:table-cell>
          <table:table-cell table:style-name="ce1"/>
          <table:table-cell office:value-type="string" office:string-value="hout_plaatmateriaal_underlayment" table:formula="of:=[.C55] &amp; IF(LEN([.D55])=0;&quot;&quot;;&quot;_&quot;) &amp;[.D55] &amp; IF(LEN([.E55])=0;&quot;&quot;;&quot;_&quot;) &amp;[.E55]" table:style-name="ce1">
            <text:p>hout_plaatmateriaal_underlayment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office:value-type="string" office:string-value="_underlayment" table:formula="of:=&quot;_&quot; &amp;[.D55]" table:style-name="ce1">
            <text:p>_underlay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underlayment" table:formula="of:=[.G55]&amp;[.H55]" table:style-name="ce1">
            <text:p>NEN47_16_bekledingsplaat_underlay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underlayment" table:formula="of:=[.F55]" table:style-name="ce1">
            <text:p>hout_plaatmateriaal_underlaymen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plaatmateriaal_vuren" table:formula="of:=[.C56] &amp; IF(LEN([.D56])=0;&quot;&quot;;&quot;_&quot;) &amp;[.D56] &amp; IF(LEN([.E56])=0;&quot;&quot;;&quot;_&quot;) &amp;[.E56]" table:style-name="ce1">
            <text:p>hout_plaatmateriaal_vuren</text:p>
          </table:table-cell>
          <table:table-cell office:value-type="string" office:string-value="NEN47_16_bekledingsplaat" table:formula="of:=[cut_patterns.E16]" table:style-name="ce1">
            <text:p>NEN47_16_bekledingsplaat</text:p>
          </table:table-cell>
          <table:table-cell office:value-type="string" office:string-value="_vuren" table:formula="of:=&quot;_&quot; &amp;[.D56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vuren" table:formula="of:=[.G56]&amp;[.H56]" table:style-name="ce1">
            <text:p>NEN47_16_bekledingsplaa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vuren" table:formula="of:=[.F56]" table:style-name="ce1">
            <text:p>hout_plaatmateriaal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_CLT</text:p>
          </table:table-cell>
          <table:table-cell table:style-name="ce1"/>
          <table:table-cell office:value-type="string" office:string-value="hout_vuren_CLT" table:formula="of:=[.C57] &amp; IF(LEN([.D57])=0;&quot;&quot;;&quot;_&quot;) &amp;[.D57] &amp; IF(LEN([.E57])=0;&quot;&quot;;&quot;_&quot;) &amp;[.E57]" table:style-name="ce1">
            <text:p>hout_vuren_CLT</text:p>
          </table:table-cell>
          <table:table-cell office:value-type="string" office:string-value="NEN47_12_naaldhout" table:formula="of:=[cut_patterns.E13]" table:style-name="ce1">
            <text:p>NEN47_12_naaldhout</text:p>
          </table:table-cell>
          <table:table-cell office:value-type="string" office:string-value="_vuren_CLT" table:formula="of:=&quot;_&quot; &amp;[.D57]" table:style-name="ce1">
            <text:p>_vuren_C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_CLT" table:formula="of:=[.G57]&amp;[.H57]" table:style-name="ce1">
            <text:p>NEN47_12_naaldhout_vuren_C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LT" table:formula="of:=[.F57]" table:style-name="ce1">
            <text:p>hout_vuren_CL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number-columns-repeated="2" table:style-name="ce1"/>
          <table:table-cell office:value-type="string" office:string-value="beton" table:formula="of:=[.C58] &amp; IF(LEN([.D58])=0;&quot;&quot;;&quot;_&quot;) &amp;[.D58] &amp; IF(LEN([.E58])=0;&quot;&quot;;&quot;_&quot;) &amp;[.E58]" table:style-name="ce1">
            <text:p>beton</text:p>
          </table:table-cell>
          <table:table-cell office:value-type="string" office:string-value="NEN47_5_gewapend_beton_tpg" table:formula="of:=[cut_patterns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58]&amp;[.H58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" table:formula="of:=[.F58]" table:style-name="ce1">
            <text:p>beto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prefab</text:p>
          </table:table-cell>
          <table:table-cell table:style-name="ce1"/>
          <table:table-cell office:value-type="string" office:string-value="beton_prefab" table:formula="of:=[.C59] &amp; IF(LEN([.D59])=0;&quot;&quot;;&quot;_&quot;) &amp;[.D59] &amp; IF(LEN([.E59])=0;&quot;&quot;;&quot;_&quot;) &amp;[.E59]" table:style-name="ce1">
            <text:p>beton_prefab</text:p>
          </table:table-cell>
          <table:table-cell office:value-type="string" office:string-value="NEN47_6_gewapend_beton_prefab" table:formula="of:=[cut_patterns.E7]" table:style-name="ce1">
            <text:p>NEN47_6_gewapend_beton_prefab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6_gewapend_beton_prefab" table:formula="of:=[.G59]&amp;[.H59]" table:style-name="ce1">
            <text:p>NEN47_6_gewapend_beton_prefa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prefab" table:formula="of:=[.F59]" table:style-name="ce1">
            <text:p>beton_prefab</text:p>
          </table:table-cell>
          <table:table-cell office:value-type="string" table:style-name="ce1">
            <text:p>128, 128, 128, 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tpg</text:p>
          </table:table-cell>
          <table:table-cell table:style-name="ce1"/>
          <table:table-cell office:value-type="string" office:string-value="beton_tpg" table:formula="of:=[.C60] &amp; IF(LEN([.D60])=0;&quot;&quot;;&quot;_&quot;) &amp;[.D60] &amp; IF(LEN([.E60])=0;&quot;&quot;;&quot;_&quot;) &amp;[.E60]" table:style-name="ce1">
            <text:p>beton_tpg</text:p>
          </table:table-cell>
          <table:table-cell office:value-type="string" office:string-value="NEN47_5_gewapend_beton_tpg" table:formula="of:=[cut_patterns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60]&amp;[.H60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tpg" table:formula="of:=[.F60]" table:style-name="ce1">
            <text:p>beton_tpg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0/25</text:p>
          </table:table-cell>
          <table:table-cell office:value-type="string" office:string-value="beton_C20/25" table:formula="of:=[.C61] &amp; IF(LEN([.D61])=0;&quot;&quot;;&quot;_&quot;) &amp;[.D61] &amp; IF(LEN([.E61])=0;&quot;&quot;;&quot;_&quot;) &amp;[.E61]" table:style-name="ce1">
            <text:p>beton_C20/25</text:p>
          </table:table-cell>
          <table:table-cell office:value-type="string" office:string-value="NEN47_5_gewapend_beton_tpg" table:formula="of:=[cut_patterns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61]&amp;[.H61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0/25" table:formula="of:=[.F61]" table:style-name="ce1">
            <text:p>beton_C20/2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5/35</text:p>
          </table:table-cell>
          <table:table-cell office:value-type="string" office:string-value="beton_C25/35" table:formula="of:=[.C62] &amp; IF(LEN([.D62])=0;&quot;&quot;;&quot;_&quot;) &amp;[.D62] &amp; IF(LEN([.E62])=0;&quot;&quot;;&quot;_&quot;) &amp;[.E62]" table:style-name="ce1">
            <text:p>beton_C25/35</text:p>
          </table:table-cell>
          <table:table-cell office:value-type="string" office:string-value="NEN47_5_gewapend_beton_tpg" table:formula="of:=[cut_patterns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62]&amp;[.H62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5/35" table:formula="of:=[.F62]" table:style-name="ce1">
            <text:p>beton_C25/3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35/45</text:p>
          </table:table-cell>
          <table:table-cell office:value-type="string" office:string-value="beton_C35/45" table:formula="of:=[.C63] &amp; IF(LEN([.D63])=0;&quot;&quot;;&quot;_&quot;) &amp;[.D63] &amp; IF(LEN([.E63])=0;&quot;&quot;;&quot;_&quot;) &amp;[.E63]" table:style-name="ce1">
            <text:p>beton_C35/45</text:p>
          </table:table-cell>
          <table:table-cell office:value-type="string" office:string-value="NEN47_5_gewapend_beton_tpg" table:formula="of:=[cut_patterns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63]&amp;[.H63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35/45" table:formula="of:=[.F63]" table:style-name="ce1">
            <text:p>beton_C35/4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keramiek</text:p>
          </table:table-cell>
          <table:table-cell table:number-columns-repeated="2" table:style-name="ce1"/>
          <table:table-cell office:value-type="string" office:string-value="keramiek" table:formula="of:=[.C64] &amp; IF(LEN([.D64])=0;&quot;&quot;;&quot;_&quot;) &amp;[.D64] &amp; IF(LEN([.E64])=0;&quot;&quot;;&quot;_&quot;) &amp;[.E64]" table:style-name="ce1">
            <text:p>keramiek</text:p>
          </table:table-cell>
          <table:table-cell office:value-type="string" office:string-value="CUSTOM_0_keramiek" table:formula="of:=[cut_patterns.E32]" table:style-name="ce1">
            <text:p>CUSTOM_0_keramiek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keramiek" table:formula="of:=[.G64]&amp;[.H64]" table:style-name="ce1">
            <text:p>CUSTOM_0_keram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eramic</text:p>
          </table:table-cell>
          <table:table-cell office:value-type="string" office:string-value="keramiek" table:formula="of:=[.F64]" table:style-name="ce1">
            <text:p>keramiek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table:number-columns-repeated="2" table:style-name="ce1"/>
          <table:table-cell office:value-type="string" office:string-value="metselwerk" table:formula="of:=[.C65] &amp; IF(LEN([.D65])=0;&quot;&quot;;&quot;_&quot;) &amp;[.D65] &amp; IF(LEN([.E65])=0;&quot;&quot;;&quot;_&quot;) &amp;[.E65]" table:style-name="ce1">
            <text:p>metselwerk</text:p>
          </table:table-cell>
          <table:table-cell office:value-type="string" office:string-value="NEN47_1_metselwerk_baksteen" table:formula="of:=[cut_patterns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G65]&amp;[.H65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" table:formula="of:=[.F65]" table:style-name="ce1">
            <text:p>metselwerk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poriso</text:p>
          </table:table-cell>
          <table:table-cell table:style-name="ce1"/>
          <table:table-cell office:value-type="string" office:string-value="metselwerk_poriso" table:formula="of:=[.C66] &amp; IF(LEN([.D66])=0;&quot;&quot;;&quot;_&quot;) &amp;[.D66] &amp; IF(LEN([.E66])=0;&quot;&quot;;&quot;_&quot;) &amp;[.E66]" table:style-name="ce1">
            <text:p>metselwerk_poriso</text:p>
          </table:table-cell>
          <table:table-cell office:value-type="string" office:string-value="NEN47_1_metselwerk_baksteen" table:formula="of:=[cut_patterns.E2]" table:style-name="ce1">
            <text:p>NEN47_1_metselwerk_baksteen</text:p>
          </table:table-cell>
          <table:table-cell office:value-type="string" office:string-value="_poriso" table:formula="of:=&quot;_&quot; &amp;[.D66]" table:style-name="ce1">
            <text:p>_poris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poriso" table:formula="of:=[.G66]&amp;[.H66]" table:style-name="ce1">
            <text:p>NEN47_1_metselwerk_baksteen_poris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poriso" table:formula="of:=[.F66]" table:style-name="ce1">
            <text:p>metselwerk_poriso</text:p>
          </table:table-cell>
          <table:table-cell office:value-type="string" table:style-name="ce1">
            <text:p>117, 62, 57, 255</text:p>
          </table:table-cell>
          <table:table-cell office:value-type="string" table:style-name="ce5">
            <text:p>#753E3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waalformaat</text:p>
          </table:table-cell>
          <table:table-cell table:style-name="ce1"/>
          <table:table-cell office:value-type="string" office:string-value="metselwerk_waalformaat" table:formula="of:=[.C67] &amp; IF(LEN([.D67])=0;&quot;&quot;;&quot;_&quot;) &amp;[.D67] &amp; IF(LEN([.E67])=0;&quot;&quot;;&quot;_&quot;) &amp;[.E67]" table:style-name="ce1">
            <text:p>metselwerk_waalformaat</text:p>
          </table:table-cell>
          <table:table-cell office:value-type="string" office:string-value="NEN47_1_metselwerk_baksteen" table:formula="of:=[cut_patterns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G67]&amp;[.H67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waalformaat" table:formula="of:=[.F67]" table:style-name="ce1">
            <text:p>metselwerk_waalformaat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rood</text:p>
          </table:table-cell>
          <table:table-cell table:style-name="ce1"/>
          <table:table-cell office:value-type="string" office:string-value="metselwerk_rood" table:formula="of:=[.C68] &amp; IF(LEN([.D68])=0;&quot;&quot;;&quot;_&quot;) &amp;[.D68] &amp; IF(LEN([.E68])=0;&quot;&quot;;&quot;_&quot;) &amp;[.E68]" table:style-name="ce1">
            <text:p>metselwerk_rood</text:p>
          </table:table-cell>
          <table:table-cell office:value-type="string" office:string-value="NEN47_1_metselwerk_baksteen" table:formula="of:=[cut_patterns.E2]" table:style-name="ce1">
            <text:p>NEN47_1_metselwerk_baksteen</text:p>
          </table:table-cell>
          <table:table-cell office:value-type="string" office:string-value="_rood" table:formula="of:=&quot;_&quot; &amp;[.D68]" table:style-name="ce1">
            <text:p>_roo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rood" table:formula="of:=[.G68]&amp;[.H68]" table:style-name="ce1">
            <text:p>NEN47_1_metselwerk_baksteen_roo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rood" table:formula="of:=[.F68]" table:style-name="ce1">
            <text:p>metselwerk_rood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number-columns-repeated="2" table:style-name="ce1"/>
          <table:table-cell office:value-type="string" office:string-value="kalkzandsteen" table:formula="of:=[.C69] &amp; IF(LEN([.D69])=0;&quot;&quot;;&quot;_&quot;) &amp;[.D69] &amp; IF(LEN([.E69])=0;&quot;&quot;;&quot;_&quot;) &amp;[.E69]" table:style-name="ce1">
            <text:p>kalkzandsteen</text:p>
          </table:table-cell>
          <table:table-cell office:value-type="string" office:string-value="NEN47_3_metselwerk_niet_gebakken_kunststeen" table:formula="of:=[cut_patterns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G69]&amp;[.H69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" table:formula="of:=[.F69]" table:style-name="ce1">
            <text:p>kalkzandsteen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style-name="ce1"/>
          <table:table-cell office:value-type="string" table:style-name="ce1">
            <text:p>CS12</text:p>
          </table:table-cell>
          <table:table-cell office:value-type="string" office:string-value="kalkzandsteen_CS12" table:formula="of:=[.C70] &amp; IF(LEN([.D70])=0;&quot;&quot;;&quot;_&quot;) &amp;[.D70] &amp; IF(LEN([.E70])=0;&quot;&quot;;&quot;_&quot;) &amp;[.E70]" table:style-name="ce1">
            <text:p>kalkzandsteen_CS12</text:p>
          </table:table-cell>
          <table:table-cell office:value-type="string" office:string-value="NEN47_3_metselwerk_niet_gebakken_kunststeen" table:formula="of:=[cut_patterns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G70]&amp;[.H70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_CS12" table:formula="of:=[.F70]" table:style-name="ce1">
            <text:p>kalkzandsteen_CS12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riet</text:p>
          </table:table-cell>
          <table:table-cell table:number-columns-repeated="2" table:style-name="ce1"/>
          <table:table-cell office:value-type="string" office:string-value="riet" table:formula="of:=[.C71] &amp; IF(LEN([.D71])=0;&quot;&quot;;&quot;_&quot;) &amp;[.D71] &amp; IF(LEN([.E71])=0;&quot;&quot;;&quot;_&quot;) &amp;[.E71]" table:style-name="ce1">
            <text:p>riet</text:p>
          </table:table-cell>
          <table:table-cell office:value-type="string" office:string-value="CUSTOM_0_riet" table:formula="of:=[cut_patterns.E33]" table:style-name="ce1">
            <text:p>CUSTOM_0_rie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riet" table:formula="of:=[.G71]&amp;[.H71]" table:style-name="ce1">
            <text:p>CUSTOM_0_rie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riet" table:formula="of:=[.F71]" table:style-name="ce1">
            <text:p>riet</text:p>
          </table:table-cell>
          <table:table-cell office:value-type="string" table:style-name="ce1">
            <text:p>178, 141, 095, 255</text:p>
          </table:table-cell>
          <table:table-cell office:value-type="string" table:style-name="ce1">
            <text:p>#B28D5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ips</text:p>
          </table:table-cell>
          <table:table-cell table:number-columns-repeated="2" table:style-name="ce1"/>
          <table:table-cell office:value-type="string" office:string-value="gips" table:formula="of:=[.C72] &amp; IF(LEN([.D72])=0;&quot;&quot;;&quot;_&quot;) &amp;[.D72] &amp; IF(LEN([.E72])=0;&quot;&quot;;&quot;_&quot;) &amp;[.E72]" table:style-name="ce1">
            <text:p>gips</text:p>
          </table:table-cell>
          <table:table-cell office:value-type="string" office:string-value="CUSTOM_0_gips" table:formula="of:=[cut_patterns.E34]" table:style-name="ce1">
            <text:p>CUSTOM_0_gip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gips" table:formula="of:=[.G72]&amp;[.H72]" table:style-name="ce1">
            <text:p>CUSTOM_0_gi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gips" table:formula="of:=[.F72]" table:style-name="ce1">
            <text:p>gips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fermacell</text:p>
          </table:table-cell>
          <table:table-cell table:number-columns-repeated="2" table:style-name="ce1"/>
          <table:table-cell office:value-type="string" office:string-value="fermacell" table:formula="of:=[.C73] &amp; IF(LEN([.D73])=0;&quot;&quot;;&quot;_&quot;) &amp;[.D73] &amp; IF(LEN([.E73])=0;&quot;&quot;;&quot;_&quot;) &amp;[.E73]" table:style-name="ce1">
            <text:p>fermacell</text:p>
          </table:table-cell>
          <table:table-cell office:value-type="string" office:string-value="CUSTOM_0_fermacell" table:formula="of:=[cut_patterns.E35]" table:style-name="ce1">
            <text:p>CUSTOM_0_fermacell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fermacell" table:formula="of:=[.G73]&amp;[.H73]" table:style-name="ce1">
            <text:p>CUSTOM_0_fermacel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fermacell" table:formula="of:=[.F73]" table:style-name="ce1">
            <text:p>fermacell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zandcement</text:p>
          </table:table-cell>
          <table:table-cell table:number-columns-repeated="2" table:style-name="ce1"/>
          <table:table-cell office:value-type="string" office:string-value="zandcement" table:formula="of:=[.C74] &amp; IF(LEN([.D74])=0;&quot;&quot;;&quot;_&quot;) &amp;[.D74] &amp; IF(LEN([.E74])=0;&quot;&quot;;&quot;_&quot;) &amp;[.E74]" table:style-name="ce1">
            <text:p>zandcement</text:p>
          </table:table-cell>
          <table:table-cell office:value-type="string" office:string-value="NEN47_10_enkele_wand_vloer_afwerking" table:formula="of:=[cut_patterns.E11]" table:style-name="ce1">
            <text:p>NEN47_10_enkele_wand_vloer_afwerking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0_enkele_wand_vloer_afwerking" table:formula="of:=[.G74]&amp;[.H74]" table:style-name="ce1">
            <text:p>NEN47_10_enkele_wand_vloer_afwerkin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plastic</text:p>
          </table:table-cell>
          <table:table-cell office:value-type="string" office:string-value="zandcement" table:formula="of:=[.F74]" table:style-name="ce1">
            <text:p>zandcement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table:number-columns-repeated="2" table:style-name="ce1"/>
          <table:table-cell office:value-type="string" office:string-value="mortel" table:formula="of:=[.C75] &amp; IF(LEN([.D75])=0;&quot;&quot;;&quot;_&quot;) &amp;[.D75] &amp; IF(LEN([.E75])=0;&quot;&quot;;&quot;_&quot;) &amp;[.E75]" table:style-name="ce1">
            <text:p>mortel</text:p>
          </table:table-cell>
          <table:table-cell office:value-type="string" office:string-value="CUSTOM_0_mortel" table:formula="of:=[cut_patterns.E36]" table:style-name="ce1">
            <text:p>CUSTOM_0_morte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mortel" table:formula="of:=[.G75]&amp;[.H75]" table:style-name="ce1">
            <text:p>CUSTOM_0_mort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" table:formula="of:=[.F75]" table:style-name="ce1">
            <text:p>mortel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cement</text:p>
          </table:table-cell>
          <table:table-cell table:style-name="ce1"/>
          <table:table-cell office:value-type="string" office:string-value="mortel_cement" table:formula="of:=[.C76] &amp; IF(LEN([.D76])=0;&quot;&quot;;&quot;_&quot;) &amp;[.D76] &amp; IF(LEN([.E76])=0;&quot;&quot;;&quot;_&quot;) &amp;[.E76]" table:style-name="ce1">
            <text:p>mortel_cement</text:p>
          </table:table-cell>
          <table:table-cell office:value-type="string" office:string-value="CUSTOM_0_mortel" table:formula="of:=[cut_patterns.E36]" table:style-name="ce1">
            <text:p>CUSTOM_0_mortel</text:p>
          </table:table-cell>
          <table:table-cell office:value-type="string" office:string-value="_cement" table:formula="of:=&quot;_&quot; &amp;[.D76]" table:style-name="ce1">
            <text:p>_ce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cement" table:formula="of:=[.G76]&amp;[.H76]" table:style-name="ce1">
            <text:p>CUSTOM_0_mortel_ce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cement" table:formula="of:=[.F76]" table:style-name="ce1">
            <text:p>mortel_cement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tras</text:p>
          </table:table-cell>
          <table:table-cell table:style-name="ce1"/>
          <table:table-cell office:value-type="string" office:string-value="mortel_tras" table:formula="of:=[.C77] &amp; IF(LEN([.D77])=0;&quot;&quot;;&quot;_&quot;) &amp;[.D77] &amp; IF(LEN([.E77])=0;&quot;&quot;;&quot;_&quot;) &amp;[.E77]" table:style-name="ce1">
            <text:p>mortel_tras</text:p>
          </table:table-cell>
          <table:table-cell office:value-type="string" office:string-value="CUSTOM_0_mortel" table:formula="of:=[cut_patterns.E36]" table:style-name="ce1">
            <text:p>CUSTOM_0_mortel</text:p>
          </table:table-cell>
          <table:table-cell office:value-type="string" office:string-value="_tras" table:formula="of:=&quot;_&quot; &amp;[.D77]" table:style-name="ce1">
            <text:p>_tr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tras" table:formula="of:=[.G77]&amp;[.H77]" table:style-name="ce1">
            <text:p>CUSTOM_0_mortel_tr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tras" table:formula="of:=[.F77]" table:style-name="ce1">
            <text:p>mortel_tras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kalk</text:p>
          </table:table-cell>
          <table:table-cell table:style-name="ce1"/>
          <table:table-cell office:value-type="string" office:string-value="mortel_kalk" table:formula="of:=[.C78] &amp; IF(LEN([.D78])=0;&quot;&quot;;&quot;_&quot;) &amp;[.D78] &amp; IF(LEN([.E78])=0;&quot;&quot;;&quot;_&quot;) &amp;[.E78]" table:style-name="ce1">
            <text:p>mortel_kalk</text:p>
          </table:table-cell>
          <table:table-cell office:value-type="string" office:string-value="CUSTOM_0_mortel" table:formula="of:=[cut_patterns.E36]" table:style-name="ce1">
            <text:p>CUSTOM_0_mortel</text:p>
          </table:table-cell>
          <table:table-cell office:value-type="string" office:string-value="_kalk" table:formula="of:=&quot;_&quot; &amp;[.D78]" table:style-name="ce1">
            <text:p>_kalk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kalk" table:formula="of:=[.G78]&amp;[.H78]" table:style-name="ce1">
            <text:p>CUSTOM_0_mortel_kal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kalk" table:formula="of:=[.F78]" table:style-name="ce1">
            <text:p>mortel_kalk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anhydriet</text:p>
          </table:table-cell>
          <table:table-cell table:number-columns-repeated="2" table:style-name="ce1"/>
          <table:table-cell office:value-type="string" office:string-value="anhydriet" table:formula="of:=[.C79] &amp; IF(LEN([.D79])=0;&quot;&quot;;&quot;_&quot;) &amp;[.D79] &amp; IF(LEN([.E79])=0;&quot;&quot;;&quot;_&quot;) &amp;[.E79]" table:style-name="ce1">
            <text:p>anhydriet</text:p>
          </table:table-cell>
          <table:table-cell office:value-type="string" office:string-value="NEN47_2_speciale_steenachtige_materialen" table:formula="of:=[.G80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G79]&amp;[.H79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anhydriet" table:formula="of:=[.F79]" table:style-name="ce1">
            <text:p>anhydriet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cellenbeton</text:p>
          </table:table-cell>
          <table:table-cell table:number-columns-repeated="2" table:style-name="ce1"/>
          <table:table-cell office:value-type="string" office:string-value="cellenbeton" table:formula="of:=[.C80] &amp; IF(LEN([.D80])=0;&quot;&quot;;&quot;_&quot;) &amp;[.D80] &amp; IF(LEN([.E80])=0;&quot;&quot;;&quot;_&quot;) &amp;[.E80]" table:style-name="ce1">
            <text:p>cellenbeton</text:p>
          </table:table-cell>
          <table:table-cell office:value-type="string" office:string-value="NEN47_2_speciale_steenachtige_materialen" table:formula="of:=[cut_patterns.E3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G80]&amp;[.H80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cellenbeton" table:formula="of:=[.F80]" table:style-name="ce1">
            <text:p>cellenbeton</text:p>
          </table:table-cell>
          <table:table-cell office:value-type="string" table:style-name="ce1">
            <text:p>255, 255, 255, 255</text:p>
          </table:table-cell>
          <table:table-cell office:value-type="string" table:style-name="ce1">
            <text:p>#FFFFF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number-columns-repeated="2" table:style-name="ce1"/>
          <table:table-cell office:value-type="string" office:string-value="isolatie" table:formula="of:=[.C81] &amp; IF(LEN([.D81])=0;&quot;&quot;;&quot;_&quot;) &amp;[.D81] &amp; IF(LEN([.E81])=0;&quot;&quot;;&quot;_&quot;) &amp;[.E81]" table:style-name="ce1">
            <text:p>isolatie</text:p>
          </table:table-cell>
          <table:table-cell office:value-type="string" office:string-value="NEN47_17_isolatie" table:formula="of:=[cut_patterns.E17]" table:style-name="ce1">
            <text:p>NEN47_17_isolati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7_isolatie" table:formula="of:=[.G81]&amp;[.H81]" table:style-name="ce1">
            <text:p>NEN47_17_isolat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" table:formula="of:=[.F81]" table:style-name="ce1">
            <text:p>isolatie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glaswol</text:p>
          </table:table-cell>
          <table:table-cell table:style-name="ce1"/>
          <table:table-cell office:value-type="string" office:string-value="isolatie_glaswol" table:formula="of:=[.C82] &amp; IF(LEN([.D82])=0;&quot;&quot;;&quot;_&quot;) &amp;[.D82] &amp; IF(LEN([.E82])=0;&quot;&quot;;&quot;_&quot;) &amp;[.E82]" table:style-name="ce1">
            <text:p>isolatie_glaswol</text:p>
          </table:table-cell>
          <table:table-cell office:value-type="string" office:string-value="NEN47_17_isolatie" table:formula="of:=[cut_patterns.E17]" table:style-name="ce1">
            <text:p>NEN47_17_isolatie</text:p>
          </table:table-cell>
          <table:table-cell office:value-type="string" office:string-value="_glaswol" table:formula="of:=&quot;_&quot; &amp;[.D82]" table:style-name="ce1">
            <text:p>_glas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glaswol" table:formula="of:=[.G82]&amp;[.H82]" table:style-name="ce1">
            <text:p>NEN47_17_isolatie_glas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glaswol" table:formula="of:=[.F82]" table:style-name="ce1">
            <text:p>isolatie_glaswol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steenwol</text:p>
          </table:table-cell>
          <table:table-cell table:style-name="ce1"/>
          <table:table-cell office:value-type="string" office:string-value="isolatie_steenwol" table:formula="of:=[.C83] &amp; IF(LEN([.D83])=0;&quot;&quot;;&quot;_&quot;) &amp;[.D83] &amp; IF(LEN([.E83])=0;&quot;&quot;;&quot;_&quot;) &amp;[.E83]" table:style-name="ce1">
            <text:p>isolatie_steenwol</text:p>
          </table:table-cell>
          <table:table-cell office:value-type="string" office:string-value="NEN47_17_isolatie" table:formula="of:=[cut_patterns.E17]" table:style-name="ce1">
            <text:p>NEN47_17_isolatie</text:p>
          </table:table-cell>
          <table:table-cell office:value-type="string" office:string-value="_steenwol" table:formula="of:=&quot;_&quot; &amp;[.D83]" table:style-name="ce1">
            <text:p>_steen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steenwol" table:formula="of:=[.G83]&amp;[.H83]" table:style-name="ce1">
            <text:p>NEN47_17_isolatie_steen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steenwol" table:formula="of:=[.F83]" table:style-name="ce1">
            <text:p>isolatie_steenwol</text:p>
          </table:table-cell>
          <table:table-cell office:value-type="string" table:style-name="ce1">
            <text:p>190, 107, 105, 255</text:p>
          </table:table-cell>
          <table:table-cell office:value-type="string" table:style-name="ce1">
            <text:p>#BE6B6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IR</text:p>
          </table:table-cell>
          <table:table-cell table:style-name="ce1"/>
          <table:table-cell office:value-type="string" office:string-value="isolatie_PIR" table:formula="of:=[.C84] &amp; IF(LEN([.D84])=0;&quot;&quot;;&quot;_&quot;) &amp;[.D84] &amp; IF(LEN([.E84])=0;&quot;&quot;;&quot;_&quot;) &amp;[.E84]" table:style-name="ce1">
            <text:p>isolatie_PIR</text:p>
          </table:table-cell>
          <table:table-cell office:value-type="string" office:string-value="NEN47_17_isolatie" table:formula="of:=[cut_patterns.E17]" table:style-name="ce1">
            <text:p>NEN47_17_isolatie</text:p>
          </table:table-cell>
          <table:table-cell office:value-type="string" office:string-value="_PIR" table:formula="of:=&quot;_&quot; &amp;[.D84]" table:style-name="ce1">
            <text:p>_PI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IR" table:formula="of:=[.G84]&amp;[.H84]" table:style-name="ce1">
            <text:p>NEN47_17_isolatie_PI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IR" table:formula="of:=[.F84]" table:style-name="ce1">
            <text:p>isolatie_PIR</text:p>
          </table:table-cell>
          <table:table-cell office:value-type="string" table:style-name="ce1">
            <text:p>245, 235, 195, 255</text:p>
          </table:table-cell>
          <table:table-cell office:value-type="string" table:style-name="ce1">
            <text:p>#F5EBC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ooltherm</text:p>
          </table:table-cell>
          <table:table-cell table:style-name="ce1"/>
          <table:table-cell office:value-type="string" office:string-value="isolatie_kooltherm" table:formula="of:=[.C85] &amp; IF(LEN([.D85])=0;&quot;&quot;;&quot;_&quot;) &amp;[.D85] &amp; IF(LEN([.E85])=0;&quot;&quot;;&quot;_&quot;) &amp;[.E85]" table:style-name="ce1">
            <text:p>isolatie_kooltherm</text:p>
          </table:table-cell>
          <table:table-cell office:value-type="string" office:string-value="NEN47_17_isolatie" table:formula="of:=[cut_patterns.E17]" table:style-name="ce1">
            <text:p>NEN47_17_isolatie</text:p>
          </table:table-cell>
          <table:table-cell office:value-type="string" office:string-value="_kooltherm" table:formula="of:=&quot;_&quot; &amp;[.D85]" table:style-name="ce1">
            <text:p>_kooltherm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kooltherm" table:formula="of:=[.G85]&amp;[.H85]" table:style-name="ce1">
            <text:p>NEN47_17_isolatie_kooltherm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kooltherm" table:formula="of:=[.F85]" table:style-name="ce1">
            <text:p>isolatie_kooltherm</text:p>
          </table:table-cell>
          <table:table-cell office:value-type="string" table:style-name="ce1">
            <text:p>220, 155, 140, 255</text:p>
          </table:table-cell>
          <table:table-cell office:value-type="string" table:style-name="ce1">
            <text:p>#DC9B8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UR</text:p>
          </table:table-cell>
          <table:table-cell table:style-name="ce1"/>
          <table:table-cell office:value-type="string" office:string-value="isolatie_PUR" table:formula="of:=[.C86] &amp; IF(LEN([.D86])=0;&quot;&quot;;&quot;_&quot;) &amp;[.D86] &amp; IF(LEN([.E86])=0;&quot;&quot;;&quot;_&quot;) &amp;[.E86]" table:style-name="ce1">
            <text:p>isolatie_PUR</text:p>
          </table:table-cell>
          <table:table-cell office:value-type="string" office:string-value="NEN47_17_isolatie" table:formula="of:=[cut_patterns.E17]" table:style-name="ce1">
            <text:p>NEN47_17_isolatie</text:p>
          </table:table-cell>
          <table:table-cell office:value-type="string" office:string-value="_PUR" table:formula="of:=&quot;_&quot; &amp;[.D86]" table:style-name="ce1">
            <text:p>_PU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UR" table:formula="of:=[.G86]&amp;[.H86]" table:style-name="ce1">
            <text:p>NEN47_17_isolatie_PU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UR" table:formula="of:=[.F86]" table:style-name="ce1">
            <text:p>isolatie_PUR</text:p>
          </table:table-cell>
          <table:table-cell office:value-type="string" table:style-name="ce1">
            <text:p>217, 211, 180, 255</text:p>
          </table:table-cell>
          <table:table-cell office:value-type="string" table:style-name="ce1">
            <text:p>#D9D3B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EPS</text:p>
          </table:table-cell>
          <table:table-cell table:style-name="ce1"/>
          <table:table-cell office:value-type="string" office:string-value="isolatie_EPS" table:formula="of:=[.C87] &amp; IF(LEN([.D87])=0;&quot;&quot;;&quot;_&quot;) &amp;[.D87] &amp; IF(LEN([.E87])=0;&quot;&quot;;&quot;_&quot;) &amp;[.E87]" table:style-name="ce1">
            <text:p>isolatie_EPS</text:p>
          </table:table-cell>
          <table:table-cell office:value-type="string" office:string-value="NEN47_17_isolatie" table:formula="of:=[cut_patterns.E17]" table:style-name="ce1">
            <text:p>NEN47_17_isolatie</text:p>
          </table:table-cell>
          <table:table-cell office:value-type="string" office:string-value="_EPS" table:formula="of:=&quot;_&quot; &amp;[.D87]" table:style-name="ce1">
            <text:p>_EP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" table:formula="of:=[.G87]&amp;[.H87]" table:style-name="ce1">
            <text:p>NEN47_17_isolatie_E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" table:formula="of:=[.F87]" table:style-name="ce1">
            <text:p>isolatie_EPS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style-name="ce1"/>
          <table:table-cell office:value-type="string" table:style-name="ce1">
            <text:p>EPS100</text:p>
          </table:table-cell>
          <table:table-cell office:value-type="string" office:string-value="isolatie_EPS100" table:formula="of:=[.C88] &amp; IF(LEN([.D88])=0;&quot;&quot;;&quot;_&quot;) &amp;[.D88] &amp; IF(LEN([.E88])=0;&quot;&quot;;&quot;_&quot;) &amp;[.E88]" table:style-name="ce1">
            <text:p>isolatie_EPS100</text:p>
          </table:table-cell>
          <table:table-cell office:value-type="string" office:string-value="NEN47_17_isolatie" table:formula="of:=[cut_patterns.E17]" table:style-name="ce1">
            <text:p>NEN47_17_isolatie</text:p>
          </table:table-cell>
          <table:table-cell office:value-type="string" office:string-value="_EPS100" table:formula="of:=&quot;_&quot; &amp;[.E88]" table:style-name="ce1">
            <text:p>_EPS100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100" table:formula="of:=[.G88]&amp;[.H88]" table:style-name="ce1">
            <text:p>NEN47_17_isolatie_EPS100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100" table:formula="of:=[.F88]" table:style-name="ce1">
            <text:p>isolatie_EPS100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table:number-columns-repeated="2" table:style-name="ce1"/>
          <table:table-cell office:value-type="string" office:string-value="natuursteen" table:formula="of:=[.C89] &amp; IF(LEN([.D89])=0;&quot;&quot;;&quot;_&quot;) &amp;[.D89] &amp; IF(LEN([.E89])=0;&quot;&quot;;&quot;_&quot;) &amp;[.E89]" table:style-name="ce1">
            <text:p>natuursteen</text:p>
          </table:table-cell>
          <table:table-cell office:value-type="string" office:string-value="NEN47_9_natuursteen" table:formula="of:=[cut_patterns.E10]" table:style-name="ce1">
            <text:p>NEN47_9_natuurste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9_natuursteen" table:formula="of:=[.G89]&amp;[.H89]" table:style-name="ce1">
            <text:p>NEN47_9_natuur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" table:formula="of:=[.F89]" table:style-name="ce1">
            <text:p>natuur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hardsteen</text:p>
          </table:table-cell>
          <table:table-cell table:style-name="ce1"/>
          <table:table-cell office:value-type="string" office:string-value="natuursteen_hardsteen" table:formula="of:=[.C90] &amp; IF(LEN([.D90])=0;&quot;&quot;;&quot;_&quot;) &amp;[.D90] &amp; IF(LEN([.E90])=0;&quot;&quot;;&quot;_&quot;) &amp;[.E90]" table:style-name="ce1">
            <text:p>natuursteen_hardsteen</text:p>
          </table:table-cell>
          <table:table-cell office:value-type="string" office:string-value="NEN47_9_natuursteen" table:formula="of:=[cut_patterns.E10]" table:style-name="ce1">
            <text:p>NEN47_9_natuursteen</text:p>
          </table:table-cell>
          <table:table-cell office:value-type="string" office:string-value="_hardsteen" table:formula="of:=&quot;_&quot; &amp;[.D90]" table:style-name="ce1">
            <text:p>_har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hardsteen" table:formula="of:=[.G90]&amp;[.H90]" table:style-name="ce1">
            <text:p>NEN47_9_natuursteen_har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hardsteen" table:formula="of:=[.F90]" table:style-name="ce1">
            <text:p>natuursteen_hardsteen</text:p>
          </table:table-cell>
          <table:table-cell office:value-type="string" table:style-name="ce1">
            <text:p>64, 62, 72, 255</text:p>
          </table:table-cell>
          <table:table-cell office:value-type="string" table:style-name="ce5">
            <text:p>#403E4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zandsteen</text:p>
          </table:table-cell>
          <table:table-cell table:style-name="ce1"/>
          <table:table-cell office:value-type="string" office:string-value="natuursteen_zandsteen" table:formula="of:=[.C91] &amp; IF(LEN([.D91])=0;&quot;&quot;;&quot;_&quot;) &amp;[.D91] &amp; IF(LEN([.E91])=0;&quot;&quot;;&quot;_&quot;) &amp;[.E91]" table:style-name="ce1">
            <text:p>natuursteen_zandsteen</text:p>
          </table:table-cell>
          <table:table-cell office:value-type="string" office:string-value="NEN47_9_natuursteen" table:formula="of:=[cut_patterns.E10]" table:style-name="ce1">
            <text:p>NEN47_9_natuursteen</text:p>
          </table:table-cell>
          <table:table-cell office:value-type="string" office:string-value="_zandsteen" table:formula="of:=&quot;_&quot; &amp;[.D91]" table:style-name="ce1">
            <text:p>_zan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zandsteen" table:formula="of:=[.G91]&amp;[.H91]" table:style-name="ce1">
            <text:p>NEN47_9_natuursteen_zan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zandsteen" table:formula="of:=[.F91]" table:style-name="ce1">
            <text:p>natuursteen_zand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kalksteen</text:p>
          </table:table-cell>
          <table:table-cell table:style-name="ce1"/>
          <table:table-cell office:value-type="string" office:string-value="natuursteen_kalksteen" table:formula="of:=[.C92] &amp; IF(LEN([.D92])=0;&quot;&quot;;&quot;_&quot;) &amp;[.D92] &amp; IF(LEN([.E92])=0;&quot;&quot;;&quot;_&quot;) &amp;[.E92]" table:style-name="ce1">
            <text:p>natuursteen_kalksteen</text:p>
          </table:table-cell>
          <table:table-cell office:value-type="string" office:string-value="NEN47_9_natuursteen" table:formula="of:=[cut_patterns.E10]" table:style-name="ce1">
            <text:p>NEN47_9_natuursteen</text:p>
          </table:table-cell>
          <table:table-cell office:value-type="string" office:string-value="_kalksteen" table:formula="of:=&quot;_&quot; &amp;[.D92]" table:style-name="ce1">
            <text:p>_kalk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kalksteen" table:formula="of:=[.G92]&amp;[.H92]" table:style-name="ce1">
            <text:p>NEN47_9_natuursteen_kal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kalksteen" table:formula="of:=[.F92]" table:style-name="ce1">
            <text:p>natuursteen_kalksteen</text:p>
          </table:table-cell>
          <table:table-cell office:value-type="string" table:style-name="ce1">
            <text:p>236, 237, 230, 255</text:p>
          </table:table-cell>
          <table:table-cell office:value-type="string" table:style-name="ce1">
            <text:p>#ECED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tuf</text:p>
          </table:table-cell>
          <table:table-cell table:style-name="ce1"/>
          <table:table-cell office:value-type="string" office:string-value="natuursteen_tuf" table:formula="of:=[.C93] &amp; IF(LEN([.D93])=0;&quot;&quot;;&quot;_&quot;) &amp;[.D93] &amp; IF(LEN([.E93])=0;&quot;&quot;;&quot;_&quot;) &amp;[.E93]" table:style-name="ce1">
            <text:p>natuursteen_tuf</text:p>
          </table:table-cell>
          <table:table-cell office:value-type="string" office:string-value="NEN47_9_natuursteen" table:formula="of:=[cut_patterns.E10]" table:style-name="ce1">
            <text:p>NEN47_9_natuursteen</text:p>
          </table:table-cell>
          <table:table-cell office:value-type="string" office:string-value="_tuf" table:formula="of:=&quot;_&quot; &amp;[.D93]" table:style-name="ce1">
            <text:p>_tu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tuf" table:formula="of:=[.G93]&amp;[.H93]" table:style-name="ce1">
            <text:p>NEN47_9_natuursteen_tu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tuf" table:formula="of:=[.F93]" table:style-name="ce1">
            <text:p>natuursteen_tuf</text:p>
          </table:table-cell>
          <table:table-cell office:value-type="string" table:style-name="ce1">
            <text:p>147, 155, 148, 255</text:p>
          </table:table-cell>
          <table:table-cell office:value-type="string" table:style-name="ce1">
            <text:p>#939B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mergel</text:p>
          </table:table-cell>
          <table:table-cell table:style-name="ce1"/>
          <table:table-cell office:value-type="string" office:string-value="natuursteen_mergel" table:formula="of:=[.C94] &amp; IF(LEN([.D94])=0;&quot;&quot;;&quot;_&quot;) &amp;[.D94] &amp; IF(LEN([.E94])=0;&quot;&quot;;&quot;_&quot;) &amp;[.E94]" table:style-name="ce1">
            <text:p>natuursteen_mergel</text:p>
          </table:table-cell>
          <table:table-cell office:value-type="string" office:string-value="NEN47_9_natuursteen" table:formula="of:=[cut_patterns.E10]" table:style-name="ce1">
            <text:p>NEN47_9_natuursteen</text:p>
          </table:table-cell>
          <table:table-cell office:value-type="string" office:string-value="_mergel" table:formula="of:=&quot;_&quot; &amp;[.D94]" table:style-name="ce1">
            <text:p>_merge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mergel" table:formula="of:=[.G94]&amp;[.H94]" table:style-name="ce1">
            <text:p>NEN47_9_natuursteen_merg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mergel" table:formula="of:=[.F94]" table:style-name="ce1">
            <text:p>natuursteen_mergel</text:p>
          </table:table-cell>
          <table:table-cell office:value-type="string" table:style-name="ce1">
            <text:p>226, 194, 164, 255</text:p>
          </table:table-cell>
          <table:table-cell office:value-type="string" table:style-name="ce1">
            <text:p>#E2C2A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EPDM</text:p>
          </table:table-cell>
          <table:table-cell table:number-columns-repeated="2" table:style-name="ce1"/>
          <table:table-cell office:value-type="string" office:string-value="EPDM" table:formula="of:=[.C95] &amp; IF(LEN([.D95])=0;&quot;&quot;;&quot;_&quot;) &amp;[.D95] &amp; IF(LEN([.E95])=0;&quot;&quot;;&quot;_&quot;) &amp;[.E95]" table:style-name="ce1">
            <text:p>EPDM</text:p>
          </table:table-cell>
          <table:table-cell office:value-type="string" office:string-value="NEN47_24_bitumen" table:formula="of:=[cut_patterns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G95]&amp;[.H95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EPDM" table:formula="of:=[.F95]" table:style-name="ce1">
            <text:p>EPDM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itumen</text:p>
          </table:table-cell>
          <table:table-cell table:number-columns-repeated="2" table:style-name="ce1"/>
          <table:table-cell office:value-type="string" office:string-value="bitumen" table:formula="of:=[.C96] &amp; IF(LEN([.D96])=0;&quot;&quot;;&quot;_&quot;) &amp;[.D96] &amp; IF(LEN([.E96])=0;&quot;&quot;;&quot;_&quot;) &amp;[.E96]" table:style-name="ce1">
            <text:p>bitumen</text:p>
          </table:table-cell>
          <table:table-cell office:value-type="string" office:string-value="NEN47_24_bitumen" table:formula="of:=[cut_patterns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G96]&amp;[.H96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bitumen" table:formula="of:=[.F96]" table:style-name="ce1">
            <text:p>bitumen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grond</text:p>
          </table:table-cell>
          <table:table-cell table:style-name="ce1"/>
          <table:table-cell office:value-type="string" office:string-value="grondstof_grond" table:formula="of:=[.C97] &amp; IF(LEN([.D97])=0;&quot;&quot;;&quot;_&quot;) &amp;[.D97] &amp; IF(LEN([.E97])=0;&quot;&quot;;&quot;_&quot;) &amp;[.E97]" table:style-name="ce1">
            <text:p>grondstof_grond</text:p>
          </table:table-cell>
          <table:table-cell office:value-type="string" office:string-value="CUSTOM_0_grond" table:formula="of:=[cut_patterns.E37]" table:style-name="ce1">
            <text:p>CUSTOM_0_grond</text:p>
          </table:table-cell>
          <table:table-cell office:value-type="string" office:string-value="_grond" table:formula="of:=&quot;_&quot; &amp;[.D97]" table:style-name="ce1">
            <text:p>_gro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grond_grond" table:formula="of:=[.G97]&amp;[.H97]" table:style-name="ce1">
            <text:p>CUSTOM_0_grond_gro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grond" table:formula="of:=[.F97]" table:style-name="ce1">
            <text:p>grondstof_grond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asfalt</text:p>
          </table:table-cell>
          <table:table-cell table:style-name="ce1"/>
          <table:table-cell office:value-type="string" office:string-value="grondstof_asfalt" table:formula="of:=[.C98] &amp; IF(LEN([.D98])=0;&quot;&quot;;&quot;_&quot;) &amp;[.D98] &amp; IF(LEN([.E98])=0;&quot;&quot;;&quot;_&quot;) &amp;[.E98]" table:style-name="ce1">
            <text:p>grondstof_asfalt</text:p>
          </table:table-cell>
          <table:table-cell office:value-type="string" office:string-value="CUSTOM_0_asfalt" table:formula="of:=[cut_patterns.E38]" table:style-name="ce1">
            <text:p>CUSTOM_0_asfalt</text:p>
          </table:table-cell>
          <table:table-cell office:value-type="string" office:string-value="_asfalt" table:formula="of:=&quot;_&quot; &amp;[.D98]" table:style-name="ce1">
            <text:p>_asfa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asfalt_asfalt" table:formula="of:=[.G98]&amp;[.H98]" table:style-name="ce1">
            <text:p>CUSTOM_0_asfalt_asfa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asfalt" table:formula="of:=[.F98]" table:style-name="ce1">
            <text:p>grondstof_asfalt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klei</text:p>
          </table:table-cell>
          <table:table-cell table:style-name="ce1"/>
          <table:table-cell office:value-type="string" office:string-value="grondstof_klei" table:formula="of:=[.C99] &amp; IF(LEN([.D99])=0;&quot;&quot;;&quot;_&quot;) &amp;[.D99] &amp; IF(LEN([.E99])=0;&quot;&quot;;&quot;_&quot;) &amp;[.E99]" table:style-name="ce1">
            <text:p>grondstof_klei</text:p>
          </table:table-cell>
          <table:table-cell office:value-type="string" office:string-value="CUSTOM_0_klei" table:formula="of:=[cut_patterns.E39]" table:style-name="ce1">
            <text:p>CUSTOM_0_klei</text:p>
          </table:table-cell>
          <table:table-cell office:value-type="string" office:string-value="_klei" table:formula="of:=&quot;_&quot; &amp;[.D99]" table:style-name="ce1">
            <text:p>_kle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klei_klei" table:formula="of:=[.G99]&amp;[.H99]" table:style-name="ce1">
            <text:p>CUSTOM_0_klei_kle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klei" table:formula="of:=[.F99]" table:style-name="ce1">
            <text:p>grondstof_klei</text:p>
          </table:table-cell>
          <table:table-cell office:value-type="string" table:style-name="ce1">
            <text:p>90, 81, 80, 255</text:p>
          </table:table-cell>
          <table:table-cell office:value-type="string" table:style-name="ce1">
            <text:p>#5A515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veen</text:p>
          </table:table-cell>
          <table:table-cell table:style-name="ce1"/>
          <table:table-cell office:value-type="string" office:string-value="grondstof_veen" table:formula="of:=[.C100] &amp; IF(LEN([.D100])=0;&quot;&quot;;&quot;_&quot;) &amp;[.D100] &amp; IF(LEN([.E100])=0;&quot;&quot;;&quot;_&quot;) &amp;[.E100]" table:style-name="ce1">
            <text:p>grondstof_veen</text:p>
          </table:table-cell>
          <table:table-cell office:value-type="string" office:string-value="CUSTOM_0_veen" table:formula="of:=[cut_patterns.E40]" table:style-name="ce1">
            <text:p>CUSTOM_0_veen</text:p>
          </table:table-cell>
          <table:table-cell office:value-type="string" office:string-value="_veen" table:formula="of:=&quot;_&quot; &amp;[.D100]" table:style-name="ce1">
            <text:p>_v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veen_veen" table:formula="of:=[.G100]&amp;[.H100]" table:style-name="ce1">
            <text:p>CUSTOM_0_veen_veen</text:p>
          </table:table-cell>
          <table:table-cell table:style-name="ce1"/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veen" table:formula="of:=[.F100]" table:style-name="ce1">
            <text:p>grondstof_veen</text:p>
          </table:table-cell>
          <table:table-cell office:value-type="string" table:style-name="ce1">
            <text:p>134, 105, 067, 255</text:p>
          </table:table-cell>
          <table:table-cell office:value-type="string" table:style-name="ce1">
            <text:p>#86694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zand</text:p>
          </table:table-cell>
          <table:table-cell table:style-name="ce1"/>
          <table:table-cell office:value-type="string" office:string-value="grondstof_zand" table:formula="of:=[.C101] &amp; IF(LEN([.D101])=0;&quot;&quot;;&quot;_&quot;) &amp;[.D101] &amp; IF(LEN([.E101])=0;&quot;&quot;;&quot;_&quot;) &amp;[.E101]" table:style-name="ce1">
            <text:p>grondstof_zand</text:p>
          </table:table-cell>
          <table:table-cell office:value-type="string" office:string-value="NEN47_26_zand" table:formula="of:=[cut_patterns.E26]" table:style-name="ce1">
            <text:p>NEN47_26_zand</text:p>
          </table:table-cell>
          <table:table-cell office:value-type="string" office:string-value="_zand" table:formula="of:=&quot;_&quot; &amp;[.D101]" table:style-name="ce1">
            <text:p>_za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6_zand_zand" table:formula="of:=[.G101]&amp;[.H101]" table:style-name="ce1">
            <text:p>NEN47_26_zand_za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zand" table:formula="of:=[.F101]" table:style-name="ce1">
            <text:p>grondstof_zand</text:p>
          </table:table-cell>
          <table:table-cell office:value-type="string" table:style-name="ce1">
            <text:p>201, 184, 156, 255</text:p>
          </table:table-cell>
          <table:table-cell office:value-type="string" table:style-name="ce1">
            <text:p>#C9B89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office:string-value="grondstof_water" table:formula="of:=[.C102] &amp; IF(LEN([.D102])=0;&quot;&quot;;&quot;_&quot;) &amp;[.D102] &amp; IF(LEN([.E102])=0;&quot;&quot;;&quot;_&quot;) &amp;[.E102]" table:style-name="ce1">
            <text:p>grondstof_water</text:p>
          </table:table-cell>
          <table:table-cell office:value-type="string" office:string-value="NEN47_28_water" table:formula="of:=[cut_patterns.E28]" table:style-name="ce1">
            <text:p>NEN47_28_water</text:p>
          </table:table-cell>
          <table:table-cell office:value-type="string" office:string-value="_water" table:formula="of:=&quot;_&quot; &amp;[.D102]" table:style-name="ce1">
            <text:p>_wat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8_water_water" table:formula="of:=[.G102]&amp;[.H102]" table:style-name="ce1">
            <text:p>NEN47_28_water_water</text:p>
          </table:table-cell>
          <table:table-cell table:style-name="ce1"/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rondstof_water" table:formula="of:=[.F102]" table:style-name="ce1">
            <text:p>grondstof_water</text:p>
          </table:table-cell>
          <table:table-cell office:value-type="string" table:style-name="ce1">
            <text:p>205, 230, 237, 255</text:p>
          </table:table-cell>
          <table:table-cell office:value-type="string" table:style-name="ce1">
            <text:p>#CDE6E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as</text:p>
          </table:table-cell>
          <table:table-cell table:number-columns-repeated="2" table:style-name="ce1"/>
          <table:table-cell office:value-type="string" office:string-value="gras" table:formula="of:=[.C103] &amp; IF(LEN([.D103])=0;&quot;&quot;;&quot;_&quot;) &amp;[.D103] &amp; IF(LEN([.E103])=0;&quot;&quot;;&quot;_&quot;) &amp;[.E103]" table:style-name="ce1">
            <text:p>gras</text:p>
          </table:table-cell>
          <table:table-cell office:value-type="string" office:string-value="NEN47_25_maaiveld" table:formula="of:=[cut_patterns.E25]" table:style-name="ce1">
            <text:p>NEN47_25_maaiveld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5_maaiveld" table:formula="of:=[.G103]&amp;[.H103]" table:style-name="ce1">
            <text:p>NEN47_25_maaivel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as" table:formula="of:=[.F103]" table:style-name="ce1">
            <text:p>gras</text:p>
          </table:table-cell>
          <table:table-cell office:value-type="string" table:style-name="ce1">
            <text:p>223, 230, 208, 255</text:p>
          </table:table-cell>
          <table:table-cell office:value-type="string" table:style-name="ce1">
            <text:p>#DFE6D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table:number-columns-repeated="2" table:style-name="ce1"/>
          <table:table-cell office:value-type="string" office:string-value="glas" table:formula="of:=[.C104] &amp; IF(LEN([.D104])=0;&quot;&quot;;&quot;_&quot;) &amp;[.D104] &amp; IF(LEN([.E104])=0;&quot;&quot;;&quot;_&quot;) &amp;[.E104]" table:style-name="ce1">
            <text:p>glas</text:p>
          </table:table-cell>
          <table:table-cell office:value-type="string" office:string-value="NEN47_29_glas" table:formula="of:=[cut_patterns.E29]" table:style-name="ce1">
            <text:p>NEN47_29_gla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9_glas" table:formula="of:=[.G104]&amp;[.H104]" table:style-name="ce1">
            <text:p>NEN47_29_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" table:formula="of:=[.F104]" table:style-name="ce1">
            <text:p>glas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C105] &amp; IF(LEN([.D105])=0;&quot;&quot;;&quot;_&quot;) &amp;[.D105] &amp; IF(LEN([.E105])=0;&quot;&quot;;&quot;_&quot;) &amp;[.E105]" table:style-name="ce1">
            <text:p>glas_helder</text:p>
          </table:table-cell>
          <table:table-cell office:value-type="string" office:string-value="NEN47_29_glas" table:formula="of:=[cut_patterns.E29]" table:style-name="ce1">
            <text:p>NEN47_29_glas</text:p>
          </table:table-cell>
          <table:table-cell office:value-type="string" office:string-value="_helder" table:formula="of:=&quot;_&quot; &amp;[.D105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G105]&amp;[.H105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F105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mat</text:p>
          </table:table-cell>
          <table:table-cell table:style-name="ce1"/>
          <table:table-cell office:value-type="string" office:string-value="glas_mat" table:formula="of:=[.C106] &amp; IF(LEN([.D106])=0;&quot;&quot;;&quot;_&quot;) &amp;[.D106] &amp; IF(LEN([.E106])=0;&quot;&quot;;&quot;_&quot;) &amp;[.E106]" table:style-name="ce1">
            <text:p>glas_mat</text:p>
          </table:table-cell>
          <table:table-cell office:value-type="string" office:string-value="NEN47_29_glas" table:formula="of:=[cut_patterns.E29]" table:style-name="ce1">
            <text:p>NEN47_29_glas</text:p>
          </table:table-cell>
          <table:table-cell office:value-type="string" office:string-value="_mat" table:formula="of:=&quot;_&quot; &amp;[.D106]" table:style-name="ce1">
            <text:p>_ma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mat" table:formula="of:=[.G106]&amp;[.H106]" table:style-name="ce1">
            <text:p>NEN47_29_glas_m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mat" table:formula="of:=[.F106]" table:style-name="ce1">
            <text:p>glas_mat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C107] &amp; IF(LEN([.D107])=0;&quot;&quot;;&quot;_&quot;) &amp;[.D107] &amp; IF(LEN([.E107])=0;&quot;&quot;;&quot;_&quot;) &amp;[.E107]" table:style-name="ce1">
            <text:p>glas_helder</text:p>
          </table:table-cell>
          <table:table-cell office:value-type="string" office:string-value="NEN47_29_glas" table:formula="of:=[cut_patterns.E29]" table:style-name="ce1">
            <text:p>NEN47_29_glas</text:p>
          </table:table-cell>
          <table:table-cell office:value-type="string" office:string-value="_helder" table:formula="of:=&quot;_&quot; &amp;[.D107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G107]&amp;[.H107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F107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lichte scheidingswand</text:p>
          </table:table-cell>
          <table:table-cell table:style-name="ce1"/>
          <table:table-cell office:value-type="string" office:string-value="generiek_lichte scheidingswand" table:formula="of:=[.C108] &amp; IF(LEN([.D108])=0;&quot;&quot;;&quot;_&quot;) &amp;[.D108] &amp; IF(LEN([.E108])=0;&quot;&quot;;&quot;_&quot;) &amp;[.E108]" table:style-name="ce1">
            <text:p>generiek_lichte scheidingswand</text:p>
          </table:table-cell>
          <table:table-cell office:value-type="string" office:string-value="NEN47_4_niet_dragende_lichte_scheidingswanden" table:formula="of:=[cut_patterns.E5]" table:style-name="ce1">
            <text:p>NEN47_4_niet_dragende_lichte_scheidingswand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4_niet_dragende_lichte_scheidingswanden" table:formula="of:=[.G108]&amp;[.H108]" table:style-name="ce1">
            <text:p>NEN47_4_niet_dragende_lichte_scheidingswand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_lichte scheidingswand" table:formula="of:=[.F108]" table:style-name="ce1">
            <text:p>generiek_lichte scheidingswand</text:p>
          </table:table-cell>
          <table:table-cell office:value-type="string" table:style-name="ce1">
            <text:p>128,128,128,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number-rows-repeated="1048468" table:style-name="ro2">
          <table:table-cell table:number-columns-repeated="16384"/>
        </table:table-row>
      </table:table>
      <table:table table:name="cut_patterns" table:style-name="ta2">
        <table:table-column table:style-name="co16" table:default-cell-style-name="ce1"/>
        <table:table-column table:style-name="co1" table:default-cell-style-name="ce4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3">
            <text:p>Standard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PatternName(to use in BlenderBIM)</text:p>
          </table:table-cell>
          <table:table-cell office:value-type="string" table:style-name="ce3">
            <text:p>PatterNameNoUnder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CSSString 1</text:p>
          </table:table-cell>
          <table:table-cell office:value-type="string" table:style-name="ce3">
            <text:p>CSSString 2</text:p>
          </table:table-cell>
          <table:table-cell office:value-type="string" table:style-name="ce3">
            <text:p>BackgroundRGB</text:p>
          </table:table-cell>
          <table:table-cell office:value-type="string" table:style-name="ce3">
            <text:p>BackgroundHEX</text:p>
          </table:table-cell>
          <table:table-cell office:value-type="string" table:style-name="ce3">
            <text:p>BackgroundPatternSVGStringPrefix</text:p>
          </table:table-cell>
          <table:table-cell office:value-type="string" table:style-name="ce3">
            <text:p>BackgroundPatternSVGString</text:p>
          </table:table-cell>
          <table:table-cell office:value-type="string" table:style-name="ce3">
            <text:p>Opmerking</text:p>
          </table:table-cell>
          <table:table-cell office:value-type="string" table:style-name="ce3">
            <text:p>1_200</text:p>
          </table:table-cell>
          <table:table-cell office:value-type="string" table:style-name="ce3">
            <text:p>1_100</text:p>
          </table:table-cell>
          <table:table-cell office:value-type="string" table:style-name="ce7">
            <text:p>1_50</text:p>
          </table:table-cell>
          <table:table-cell office:value-type="string" table:style-name="ce3">
            <text:p>1_20</text:p>
          </table:table-cell>
          <table:table-cell office:value-type="string" table:style-name="ce3">
            <text:p>1_10</text:p>
          </table:table-cell>
          <table:table-cell office:value-type="string" table:style-name="ce3">
            <text:p>1_5</text:p>
          </table:table-cell>
          <table:table-cell office:value-type="string" table:style-name="ce3">
            <text:p>1_2</text:p>
          </table:table-cell>
          <table:table-cell office:value-type="string" table:style-name="ce3">
            <text:p>1_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metselwerk_baksteen</text:p>
          </table:table-cell>
          <table:table-cell office:value-type="string" office:string-value="metselwerkbaksteen" table:formula="of:=SUBSTITUTE([.C2];&quot;_&quot;;&quot;&quot;)" table:style-name="ce1">
            <text:p>metselwerkbaksteen</text:p>
          </table:table-cell>
          <table:table-cell office:value-type="string" office:string-value="NEN47_1_metselwerk_baksteen" table:formula="of:=[.A2] &amp; &quot;_&quot; &amp; [.B2] &amp; &quot;_&quot; &amp; [.C2]" table:style-name="ce1">
            <text:p>NEN47_1_metselwerk_baksteen</text:p>
          </table:table-cell>
          <table:table-cell office:value-type="string" office:string-value=".PredefinedType-metselwerkbaksteen { fill: url(#NEN47_1_metselwerk_baksteen); }" table:formula="of:=&quot;.PredefinedType-&quot; &amp; [.D2] &amp;&quot; { fill: url(#&quot; &amp;[.E2] &amp; &quot;); }&quot;" table:style-name="ce1">
            <text:p>.PredefinedType-metselwerkbaksteen { fill: url(#NEN47_1_metselwerk_baksteen); }</text:p>
          </table:table-cell>
          <table:table-cell office:value-type="string" office:string-value=".material-metselwerkbaksteen { fill: url(#NEN47_1_metselwerk_baksteen); }" table:formula="of:=&quot;.material-&quot; &amp; [.D2] &amp;&quot; { fill: url(#&quot; &amp;[.E2] &amp; &quot;); }&quot;" table:style-name="ce1">
            <text:p>.material-metselwerkbaksteen { fill: url(#NEN47_1_metselwerk_baksteen); }</text:p>
          </table:table-cell>
          <table:table-cell table:number-columns-repeated="2" table:style-name="ce1"/>
          <table:table-cell office:value-type="string" office:string-value="NEN47_1_metselwerk_baksteen_background" table:formula="of:=[.E2]&amp;&quot;_background&quot;" table:style-name="ce1">
            <text:p>NEN47_1_metselwerk_baksteen_background</text:p>
          </table:table-cell>
          <table:table-cell office:value-type="string" table:style-name="ce8">
            <text:p>&lt;path style=<text:span text:style-name="T2">"fill: #cd7c61;"<text:s/></text:span>d=<text:span text:style-name="T2">"M 0 0 3 0 3 3 0 3"<text:s/></text:span>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speciale_steenachtige_materialen</text:p>
          </table:table-cell>
          <table:table-cell office:value-type="string" office:string-value="specialesteenachtigematerialen" table:formula="of:=SUBSTITUTE([.C3];&quot;_&quot;;&quot;&quot;)" table:style-name="ce1">
            <text:p>specialesteenachtigematerialen</text:p>
          </table:table-cell>
          <table:table-cell office:value-type="string" office:string-value="NEN47_2_speciale_steenachtige_materialen" table:formula="of:=[.A3] &amp; &quot;_&quot; &amp; [.B3] &amp; &quot;_&quot; &amp; [.C3]" table:style-name="ce1">
            <text:p>NEN47_2_speciale_steenachtige_materialen</text:p>
          </table:table-cell>
          <table:table-cell office:value-type="string" office:string-value=".PredefinedType-specialesteenachtigematerialen { fill: url(#NEN47_2_speciale_steenachtige_materialen); }" table:formula="of:=&quot;.PredefinedType-&quot; &amp; [.D3] &amp;&quot; { fill: url(#&quot; &amp;[.E3] &amp; &quot;); }&quot;" table:style-name="ce1">
            <text:p>.PredefinedType-specialesteenachtigematerialen { fill: url(#NEN47_2_speciale_steenachtige_materialen); }</text:p>
          </table:table-cell>
          <table:table-cell office:value-type="string" office:string-value=".material-specialesteenachtigematerialen { fill: url(#NEN47_2_speciale_steenachtige_materialen); }" table:formula="of:=&quot;.material-&quot; &amp; [.D3] &amp;&quot; { fill: url(#&quot; &amp;[.E3] &amp; &quot;); }&quot;" table:style-name="ce1">
            <text:p>.material-specialesteenachtigematerialen { fill: url(#NEN47_2_speciale_steenachtige_materialen); }</text:p>
          </table:table-cell>
          <table:table-cell table:number-columns-repeated="2" table:style-name="ce1"/>
          <table:table-cell office:value-type="string" office:string-value="NEN47_2_speciale_steenachtige_materialen_background" table:formula="of:=[.E3]&amp;&quot;_background&quot;" table:style-name="ce1">
            <text:p>NEN47_2_speciale_steenachtige_materiale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metselwerk_niet_gebakken_kunststeen</text:p>
          </table:table-cell>
          <table:table-cell office:value-type="string" office:string-value="metselwerknietgebakkenkunststeen" table:formula="of:=SUBSTITUTE([.C4];&quot;_&quot;;&quot;&quot;)" table:style-name="ce1">
            <text:p>metselwerknietgebakkenkunststeen</text:p>
          </table:table-cell>
          <table:table-cell office:value-type="string" office:string-value="NEN47_3_metselwerk_niet_gebakken_kunststeen" table:formula="of:=[.A4] &amp; &quot;_&quot; &amp; [.B4] &amp; &quot;_&quot; &amp; [.C4]" table:style-name="ce1">
            <text:p>NEN47_3_metselwerk_niet_gebakken_kunststeen</text:p>
          </table:table-cell>
          <table:table-cell office:value-type="string" office:string-value=".PredefinedType-metselwerknietgebakkenkunststeen { fill: url(#NEN47_3_metselwerk_niet_gebakken_kunststeen); }" table:formula="of:=&quot;.PredefinedType-&quot; &amp; [.D4] &amp;&quot; { fill: url(#&quot; &amp;[.E4] &amp; &quot;); }&quot;" table:style-name="ce1">
            <text:p>.PredefinedType-metselwerknietgebakkenkunststeen { fill: url(#NEN47_3_metselwerk_niet_gebakken_kunststeen); }</text:p>
          </table:table-cell>
          <table:table-cell office:value-type="string" office:string-value=".material-metselwerknietgebakkenkunststeen { fill: url(#NEN47_3_metselwerk_niet_gebakken_kunststeen); }" table:formula="of:=&quot;.material-&quot; &amp; [.D4] &amp;&quot; { fill: url(#&quot; &amp;[.E4] &amp; &quot;); }&quot;" table:style-name="ce1">
            <text:p>.material-metselwerknietgebakkenkunststeen { fill: url(#NEN47_3_metselwerk_niet_gebakken_kunststeen); }</text:p>
          </table:table-cell>
          <table:table-cell table:number-columns-repeated="2" table:style-name="ce1"/>
          <table:table-cell office:value-type="string" office:string-value="NEN47_3_metselwerk_niet_gebakken_kunststeen_background" table:formula="of:=[.E4]&amp;&quot;_background&quot;" table:style-name="ce1">
            <text:p>NEN47_3_metselwerk_niet_gebakken_kunststeen_background</text:p>
          </table:table-cell>
          <table:table-cell office:value-type="string" table:style-name="ce1">
            <text:p>&lt;path style="fill: #EAEAEA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niet_dragende_lichte_scheidingswanden</text:p>
          </table:table-cell>
          <table:table-cell office:value-type="string" office:string-value="nietdragendelichtescheidingswanden" table:formula="of:=SUBSTITUTE([.C5];&quot;_&quot;;&quot;&quot;)" table:style-name="ce1">
            <text:p>nietdragendelichtescheidingswanden</text:p>
          </table:table-cell>
          <table:table-cell office:value-type="string" office:string-value="NEN47_4_niet_dragende_lichte_scheidingswanden" table:formula="of:=[.A5] &amp; &quot;_&quot; &amp; [.B5] &amp; &quot;_&quot; &amp; [.C5]" table:style-name="ce1">
            <text:p>NEN47_4_niet_dragende_lichte_scheidingswanden</text:p>
          </table:table-cell>
          <table:table-cell office:value-type="string" office:string-value=".PredefinedType-nietdragendelichtescheidingswanden { fill: url(#NEN47_4_niet_dragende_lichte_scheidingswanden); }" table:formula="of:=&quot;.PredefinedType-&quot; &amp; [.D5] &amp;&quot; { fill: url(#&quot; &amp;[.E5] &amp; &quot;); }&quot;" table:style-name="ce1">
            <text:p>.PredefinedType-nietdragendelichtescheidingswanden { fill: url(#NEN47_4_niet_dragende_lichte_scheidingswanden); }</text:p>
          </table:table-cell>
          <table:table-cell office:value-type="string" office:string-value=".material-nietdragendelichtescheidingswanden { fill: url(#NEN47_4_niet_dragende_lichte_scheidingswanden); }" table:formula="of:=&quot;.material-&quot; &amp; [.D5] &amp;&quot; { fill: url(#&quot; &amp;[.E5] &amp; &quot;); }&quot;" table:style-name="ce1">
            <text:p>.material-nietdragendelichtescheidingswanden { fill: url(#NEN47_4_niet_dragende_lichte_scheidingswanden); }</text:p>
          </table:table-cell>
          <table:table-cell table:number-columns-repeated="2" table:style-name="ce1"/>
          <table:table-cell office:value-type="string" office:string-value="NEN47_4_niet_dragende_lichte_scheidingswanden_background" table:formula="of:=[.E5]&amp;&quot;_background&quot;" table:style-name="ce1">
            <text:p>NEN47_4_niet_dragende_lichte_scheidingswande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gewapend_beton_tpg</text:p>
          </table:table-cell>
          <table:table-cell office:value-type="string" office:string-value="gewapendbetontpg" table:formula="of:=SUBSTITUTE([.C6];&quot;_&quot;;&quot;&quot;)" table:style-name="ce1">
            <text:p>gewapendbetontpg</text:p>
          </table:table-cell>
          <table:table-cell office:value-type="string" office:string-value="NEN47_5_gewapend_beton_tpg" table:formula="of:=[.A6] &amp; &quot;_&quot; &amp; [.B6] &amp; &quot;_&quot; &amp; [.C6]" table:style-name="ce1">
            <text:p>NEN47_5_gewapend_beton_tpg</text:p>
          </table:table-cell>
          <table:table-cell office:value-type="string" office:string-value=".PredefinedType-gewapendbetontpg { fill: url(#NEN47_5_gewapend_beton_tpg); }" table:formula="of:=&quot;.PredefinedType-&quot; &amp; [.D6] &amp;&quot; { fill: url(#&quot; &amp;[.E6] &amp; &quot;); }&quot;" table:style-name="ce1">
            <text:p>.PredefinedType-gewapendbetontpg { fill: url(#NEN47_5_gewapend_beton_tpg); }</text:p>
          </table:table-cell>
          <table:table-cell office:value-type="string" office:string-value=".material-gewapendbetontpg { fill: url(#NEN47_5_gewapend_beton_tpg); }" table:formula="of:=&quot;.material-&quot; &amp; [.D6] &amp;&quot; { fill: url(#&quot; &amp;[.E6] &amp; &quot;); }&quot;" table:style-name="ce1">
            <text:p>.material-gewapendbetontpg { fill: url(#NEN47_5_gewapend_beton_tpg); }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gewapend_beton_prefab</text:p>
          </table:table-cell>
          <table:table-cell office:value-type="string" office:string-value="gewapendbetonprefab" table:formula="of:=SUBSTITUTE([.C7];&quot;_&quot;;&quot;&quot;)" table:style-name="ce1">
            <text:p>gewapendbetonprefab</text:p>
          </table:table-cell>
          <table:table-cell office:value-type="string" office:string-value="NEN47_6_gewapend_beton_prefab" table:formula="of:=[.A7] &amp; &quot;_&quot; &amp; [.B7] &amp; &quot;_&quot; &amp; [.C7]" table:style-name="ce1">
            <text:p>NEN47_6_gewapend_beton_prefab</text:p>
          </table:table-cell>
          <table:table-cell office:value-type="string" office:string-value=".PredefinedType-gewapendbetonprefab { fill: url(#NEN47_6_gewapend_beton_prefab); }" table:formula="of:=&quot;.PredefinedType-&quot; &amp; [.D7] &amp;&quot; { fill: url(#&quot; &amp;[.E7] &amp; &quot;); }&quot;" table:style-name="ce1">
            <text:p>.PredefinedType-gewapendbetonprefab { fill: url(#NEN47_6_gewapend_beton_prefab); }</text:p>
          </table:table-cell>
          <table:table-cell office:value-type="string" office:string-value=".material-gewapendbetonprefab { fill: url(#NEN47_6_gewapend_beton_prefab); }" table:formula="of:=&quot;.material-&quot; &amp; [.D7] &amp;&quot; { fill: url(#&quot; &amp;[.E7] &amp; &quot;); }&quot;" table:style-name="ce1">
            <text:p>.material-gewapendbetonprefab { fill: url(#NEN47_6_gewapend_beton_prefab); }</text:p>
          </table:table-cell>
          <table:table-cell table:number-columns-repeated="2" table:style-name="ce1"/>
          <table:table-cell office:value-type="string" office:string-value="NEN47_6_gewapend_beton_prefab_background" table:formula="of:=[.E7]&amp;&quot;_background&quot;" table:style-name="ce1">
            <text:p>NEN47_6_gewapend_beton_prefab_background</text:p>
          </table:table-cell>
          <table:table-cell office:value-type="string" table:style-name="ce1">
            <text:p>&lt;path style="fill: #808080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ongewapend_beton</text:p>
          </table:table-cell>
          <table:table-cell office:value-type="string" office:string-value="ongewapendbeton" table:formula="of:=SUBSTITUTE([.C8];&quot;_&quot;;&quot;&quot;)" table:style-name="ce1">
            <text:p>ongewapendbeton</text:p>
          </table:table-cell>
          <table:table-cell office:value-type="string" office:string-value="NEN47_7_ongewapend_beton" table:formula="of:=[.A8] &amp; &quot;_&quot; &amp; [.B8] &amp; &quot;_&quot; &amp; [.C8]" table:style-name="ce1">
            <text:p>NEN47_7_ongewapend_beton</text:p>
          </table:table-cell>
          <table:table-cell office:value-type="string" office:string-value=".PredefinedType-ongewapendbeton { fill: url(#NEN47_7_ongewapend_beton); }" table:formula="of:=&quot;.PredefinedType-&quot; &amp; [.D8] &amp;&quot; { fill: url(#&quot; &amp;[.E8] &amp; &quot;); }&quot;" table:style-name="ce1">
            <text:p>.PredefinedType-ongewapendbeton { fill: url(#NEN47_7_ongewapend_beton); }</text:p>
          </table:table-cell>
          <table:table-cell office:value-type="string" office:string-value=".material-ongewapendbeton { fill: url(#NEN47_7_ongewapend_beton); }" table:formula="of:=&quot;.material-&quot; &amp; [.D8] &amp;&quot; { fill: url(#&quot; &amp;[.E8] &amp; &quot;); }&quot;" table:style-name="ce1">
            <text:p>.material-ongewapendbeton { fill: url(#NEN47_7_ongewapend_beton); }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office:string-value="NEN47_7_ongewapend_beton_background" table:formula="of:=[.E8]&amp;&quot;_background&quot;" table:style-name="ce1">
            <text:p>NEN47_7_ongewapend_beton_background</text:p>
          </table:table-cell>
          <table:table-cell office:value-type="string" table:style-name="ce1">
            <text:p>&lt;path style="fill: #C0C0C0;" d="M 0 0 4.5 0 4.5 4.5 0 4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sierbeton</text:p>
          </table:table-cell>
          <table:table-cell office:value-type="string" office:string-value="sierbeton" table:formula="of:=SUBSTITUTE([.C9];&quot;_&quot;;&quot;&quot;)" table:style-name="ce1">
            <text:p>sierbeton</text:p>
          </table:table-cell>
          <table:table-cell office:value-type="string" office:string-value="NEN47_8_sierbeton" table:formula="of:=[.A9] &amp; &quot;_&quot; &amp; [.B9] &amp; &quot;_&quot; &amp; [.C9]" table:style-name="ce1">
            <text:p>NEN47_8_sierbeton</text:p>
          </table:table-cell>
          <table:table-cell office:value-type="string" office:string-value=".PredefinedType-sierbeton { fill: url(#NEN47_8_sierbeton); }" table:formula="of:=&quot;.PredefinedType-&quot; &amp; [.D9] &amp;&quot; { fill: url(#&quot; &amp;[.E9] &amp; &quot;); }&quot;" table:style-name="ce1">
            <text:p>.PredefinedType-sierbeton { fill: url(#NEN47_8_sierbeton); }</text:p>
          </table:table-cell>
          <table:table-cell office:value-type="string" office:string-value=".material-sierbeton { fill: url(#NEN47_8_sierbeton); }" table:formula="of:=&quot;.material-&quot; &amp; [.D9] &amp;&quot; { fill: url(#&quot; &amp;[.E9] &amp; &quot;); }&quot;" table:style-name="ce1">
            <text:p>.material-sierbeton { fill: url(#NEN47_8_sierbeton); }</text:p>
          </table:table-cell>
          <table:table-cell table:number-columns-repeated="2" table:style-name="ce1"/>
          <table:table-cell office:value-type="string" office:string-value="NEN47_8_sierbeton_background" table:formula="of:=[.E9]&amp;&quot;_background&quot;" table:style-name="ce1">
            <text:p>NEN47_8_sierbeto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natuursteen</text:p>
          </table:table-cell>
          <table:table-cell office:value-type="string" office:string-value="natuursteen" table:formula="of:=SUBSTITUTE([.C10];&quot;_&quot;;&quot;&quot;)" table:style-name="ce1">
            <text:p>natuursteen</text:p>
          </table:table-cell>
          <table:table-cell office:value-type="string" office:string-value="NEN47_9_natuursteen" table:formula="of:=[.A10] &amp; &quot;_&quot; &amp; [.B10] &amp; &quot;_&quot; &amp; [.C10]" table:style-name="ce1">
            <text:p>NEN47_9_natuursteen</text:p>
          </table:table-cell>
          <table:table-cell office:value-type="string" office:string-value=".PredefinedType-natuursteen { fill: url(#NEN47_9_natuursteen); }" table:formula="of:=&quot;.PredefinedType-&quot; &amp; [.D10] &amp;&quot; { fill: url(#&quot; &amp;[.E10] &amp; &quot;); }&quot;" table:style-name="ce1">
            <text:p>.PredefinedType-natuursteen { fill: url(#NEN47_9_natuursteen); }</text:p>
          </table:table-cell>
          <table:table-cell office:value-type="string" office:string-value=".material-natuursteen { fill: url(#NEN47_9_natuursteen); }" table:formula="of:=&quot;.material-&quot; &amp; [.D10] &amp;&quot; { fill: url(#&quot; &amp;[.E10] &amp; &quot;); }&quot;" table:style-name="ce1">
            <text:p>.material-natuursteen { fill: url(#NEN47_9_natuursteen); }</text:p>
          </table:table-cell>
          <table:table-cell table:number-columns-repeated="2" table:style-name="ce1"/>
          <table:table-cell office:value-type="string" office:string-value="NEN47_9_natuursteen_background" table:formula="of:=[.E10]&amp;&quot;_background&quot;" table:style-name="ce1">
            <text:p>NEN47_9_natuurstee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enkele_wand_vloer_afwerking</text:p>
          </table:table-cell>
          <table:table-cell office:value-type="string" office:string-value="enkelewandvloerafwerking" table:formula="of:=SUBSTITUTE([.C11];&quot;_&quot;;&quot;&quot;)" table:style-name="ce1">
            <text:p>enkelewandvloerafwerking</text:p>
          </table:table-cell>
          <table:table-cell office:value-type="string" office:string-value="NEN47_10_enkele_wand_vloer_afwerking" table:formula="of:=[.A11] &amp; &quot;_&quot; &amp; [.B11] &amp; &quot;_&quot; &amp; [.C11]" table:style-name="ce1">
            <text:p>NEN47_10_enkele_wand_vloer_afwerking</text:p>
          </table:table-cell>
          <table:table-cell office:value-type="string" office:string-value=".PredefinedType-enkelewandvloerafwerking { fill: url(#NEN47_10_enkele_wand_vloer_afwerking); }" table:formula="of:=&quot;.PredefinedType-&quot; &amp; [.D11] &amp;&quot; { fill: url(#&quot; &amp;[.E11] &amp; &quot;); }&quot;" table:style-name="ce1">
            <text:p>.PredefinedType-enkelewandvloerafwerking { fill: url(#NEN47_10_enkele_wand_vloer_afwerking); }</text:p>
          </table:table-cell>
          <table:table-cell office:value-type="string" office:string-value=".material-enkelewandvloerafwerking { fill: url(#NEN47_10_enkele_wand_vloer_afwerking); }" table:formula="of:=&quot;.material-&quot; &amp; [.D11] &amp;&quot; { fill: url(#&quot; &amp;[.E11] &amp; &quot;); }&quot;" table:style-name="ce1">
            <text:p>.material-enkelewandvloerafwerking { fill: url(#NEN47_10_enkele_wand_vloer_afwerking); }</text:p>
          </table:table-cell>
          <table:table-cell table:number-columns-repeated="2" table:style-name="ce1"/>
          <table:table-cell office:value-type="string" office:string-value="NEN47_10_enkele_wand_vloer_afwerking_background" table:formula="of:=[.E11]&amp;&quot;_background&quot;" table:style-name="ce1">
            <text:p>NEN47_10_enkele_wand_vloer_afwerking_background</text:p>
          </table:table-cell>
          <table:table-cell table:style-name="ce1"/>
          <table:table-cell office:value-type="string" table:style-name="ce1">
            <text:p>dikte afhankelijke arcering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amengestelde_wand_vloer_afwerking</text:p>
          </table:table-cell>
          <table:table-cell office:value-type="string" office:string-value="samengesteldewandvloerafwerking" table:formula="of:=SUBSTITUTE([.C12];&quot;_&quot;;&quot;&quot;)" table:style-name="ce1">
            <text:p>samengesteldewandvloerafwerking</text:p>
          </table:table-cell>
          <table:table-cell office:value-type="string" office:string-value="NEN47_11_samengestelde_wand_vloer_afwerking" table:formula="of:=[.A12] &amp; &quot;_&quot; &amp; [.B12] &amp; &quot;_&quot; &amp; [.C12]" table:style-name="ce1">
            <text:p>NEN47_11_samengestelde_wand_vloer_afwerking</text:p>
          </table:table-cell>
          <table:table-cell office:value-type="string" office:string-value=".PredefinedType-samengesteldewandvloerafwerking { fill: url(#NEN47_11_samengestelde_wand_vloer_afwerking); }" table:formula="of:=&quot;.PredefinedType-&quot; &amp; [.D12] &amp;&quot; { fill: url(#&quot; &amp;[.E12] &amp; &quot;); }&quot;" table:style-name="ce1">
            <text:p>.PredefinedType-samengesteldewandvloerafwerking { fill: url(#NEN47_11_samengestelde_wand_vloer_afwerking); }</text:p>
          </table:table-cell>
          <table:table-cell office:value-type="string" office:string-value=".material-samengesteldewandvloerafwerking { fill: url(#NEN47_11_samengestelde_wand_vloer_afwerking); }" table:formula="of:=&quot;.material-&quot; &amp; [.D12] &amp;&quot; { fill: url(#&quot; &amp;[.E12] &amp; &quot;); }&quot;" table:style-name="ce1">
            <text:p>.material-samengesteldewandvloerafwerking { fill: url(#NEN47_11_samengestelde_wand_vloer_afwerking); }</text:p>
          </table:table-cell>
          <table:table-cell table:number-columns-repeated="2" table:style-name="ce1"/>
          <table:table-cell office:value-type="string" office:string-value="NEN47_11_samengestelde_wand_vloer_afwerking_background" table:formula="of:=[.E12]&amp;&quot;_background&quot;" table:style-name="ce1">
            <text:p>NEN47_11_samengestelde_wand_vloer_afwerking_background</text:p>
          </table:table-cell>
          <table:table-cell table:style-name="ce1"/>
          <table:table-cell office:value-type="string" table:style-name="ce1">
            <text:p>dikte afhankelijke arcering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naaldhout</text:p>
          </table:table-cell>
          <table:table-cell office:value-type="string" office:string-value="naaldhout" table:formula="of:=SUBSTITUTE([.C13];&quot;_&quot;;&quot;&quot;)" table:style-name="ce1">
            <text:p>naaldhout</text:p>
          </table:table-cell>
          <table:table-cell office:value-type="string" office:string-value="NEN47_12_naaldhout" table:formula="of:=[.A13] &amp; &quot;_&quot; &amp; [.B13] &amp; &quot;_&quot; &amp; [.C13]" table:style-name="ce1">
            <text:p>NEN47_12_naaldhout</text:p>
          </table:table-cell>
          <table:table-cell office:value-type="string" office:string-value=".PredefinedType-naaldhout { fill: url(#NEN47_12_naaldhout); }" table:formula="of:=&quot;.PredefinedType-&quot; &amp; [.D13] &amp;&quot; { fill: url(#&quot; &amp;[.E13] &amp; &quot;); }&quot;" table:style-name="ce1">
            <text:p>.PredefinedType-naaldhout { fill: url(#NEN47_12_naaldhout); }</text:p>
          </table:table-cell>
          <table:table-cell office:value-type="string" office:string-value=".material-naaldhout { fill: url(#NEN47_12_naaldhout); }" table:formula="of:=&quot;.material-&quot; &amp; [.D13] &amp;&quot; { fill: url(#&quot; &amp;[.E13] &amp; &quot;); }&quot;" table:style-name="ce1">
            <text:p>.material-naaldhout { fill: url(#NEN47_12_naaldhout); }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string" office:string-value="NEN47_12_naaldhout_background" table:formula="of:=[.E13]&amp;&quot;_background&quot;" table:style-name="ce1">
            <text:p>NEN47_12_naaldhout_background</text:p>
          </table:table-cell>
          <table:table-cell office:value-type="string" table:style-name="ce1">
            <text:p>&lt;path style="fill: #E6BE9B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loofhout</text:p>
          </table:table-cell>
          <table:table-cell office:value-type="string" office:string-value="loofhout" table:formula="of:=SUBSTITUTE([.C14];&quot;_&quot;;&quot;&quot;)" table:style-name="ce1">
            <text:p>loofhout</text:p>
          </table:table-cell>
          <table:table-cell office:value-type="string" office:string-value="NEN47_13_loofhout" table:formula="of:=[.A14] &amp; &quot;_&quot; &amp; [.B14] &amp; &quot;_&quot; &amp; [.C14]" table:style-name="ce1">
            <text:p>NEN47_13_loofhout</text:p>
          </table:table-cell>
          <table:table-cell office:value-type="string" office:string-value=".PredefinedType-loofhout { fill: url(#NEN47_13_loofhout); }" table:formula="of:=&quot;.PredefinedType-&quot; &amp; [.D14] &amp;&quot; { fill: url(#&quot; &amp;[.E14] &amp; &quot;); }&quot;" table:style-name="ce1">
            <text:p>.PredefinedType-loofhout { fill: url(#NEN47_13_loofhout); }</text:p>
          </table:table-cell>
          <table:table-cell office:value-type="string" office:string-value=".material-loofhout { fill: url(#NEN47_13_loofhout); }" table:formula="of:=&quot;.material-&quot; &amp; [.D14] &amp;&quot; { fill: url(#&quot; &amp;[.E14] &amp; &quot;); }&quot;" table:style-name="ce1">
            <text:p>.material-loofhout { fill: url(#NEN47_13_loofhout); }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string" office:string-value="NEN47_13_loofhout_background" table:formula="of:=[.E14]&amp;&quot;_background&quot;" table:style-name="ce1">
            <text:p>NEN47_13_loofhout_background</text:p>
          </table:table-cell>
          <table:table-cell office:value-type="string" table:style-name="ce1">
            <text:p>&lt;path style="fill: #E6BE9B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naald_loofhout_langsarcering</text:p>
          </table:table-cell>
          <table:table-cell office:value-type="string" office:string-value="naaldloofhoutlangsarcering" table:formula="of:=SUBSTITUTE([.C15];&quot;_&quot;;&quot;&quot;)" table:style-name="ce1">
            <text:p>naaldloofhoutlangsarcering</text:p>
          </table:table-cell>
          <table:table-cell office:value-type="string" office:string-value="NEN47_14_naald_loofhout_langsarcering" table:formula="of:=[.A15] &amp; &quot;_&quot; &amp; [.B15] &amp; &quot;_&quot; &amp; [.C15]" table:style-name="ce1">
            <text:p>NEN47_14_naald_loofhout_langsarcering</text:p>
          </table:table-cell>
          <table:table-cell office:value-type="string" office:string-value=".PredefinedType-naaldloofhoutlangsarcering { fill: url(#NEN47_14_naald_loofhout_langsarcering); }" table:formula="of:=&quot;.PredefinedType-&quot; &amp; [.D15] &amp;&quot; { fill: url(#&quot; &amp;[.E15] &amp; &quot;); }&quot;" table:style-name="ce1">
            <text:p>.PredefinedType-naaldloofhoutlangsarcering { fill: url(#NEN47_14_naald_loofhout_langsarcering); }</text:p>
          </table:table-cell>
          <table:table-cell office:value-type="string" office:string-value=".material-naaldloofhoutlangsarcering { fill: url(#NEN47_14_naald_loofhout_langsarcering); }" table:formula="of:=&quot;.material-&quot; &amp; [.D15] &amp;&quot; { fill: url(#&quot; &amp;[.E15] &amp; &quot;); }&quot;" table:style-name="ce1">
            <text:p>.material-naaldloofhoutlangsarcering { fill: url(#NEN47_14_naald_loofhout_langsarcering); }</text:p>
          </table:table-cell>
          <table:table-cell table:number-columns-repeated="2" table:style-name="ce1"/>
          <table:table-cell office:value-type="string" office:string-value="NEN47_14_naald_loofhout_langsarcering_background" table:formula="of:=[.E15]&amp;&quot;_background&quot;" table:style-name="ce1">
            <text:p>NEN47_14_naald_loofhout_langsarcering_background</text:p>
          </table:table-cell>
          <table:table-cell office:value-type="string" table:style-name="ce1">
            <text:p>&lt;path style="fill: #E6BE9B;" d="M 0 0 1.5 0 1.5 1.5 0 1.5" /&gt;</text:p>
          </table:table-cell>
          <table:table-cell office:value-type="string" table:style-name="ce1">
            <text:p>arcering afhankelijk van richting van doorsnijde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bekledingsplaat</text:p>
          </table:table-cell>
          <table:table-cell office:value-type="string" office:string-value="bekledingsplaat" table:formula="of:=SUBSTITUTE([.C16];&quot;_&quot;;&quot;&quot;)" table:style-name="ce1">
            <text:p>bekledingsplaat</text:p>
          </table:table-cell>
          <table:table-cell office:value-type="string" office:string-value="NEN47_16_bekledingsplaat" table:formula="of:=[.A16] &amp; &quot;_&quot; &amp; [.B16] &amp; &quot;_&quot; &amp; [.C16]" table:style-name="ce1">
            <text:p>NEN47_16_bekledingsplaat</text:p>
          </table:table-cell>
          <table:table-cell office:value-type="string" office:string-value=".PredefinedType-bekledingsplaat { fill: url(#NEN47_16_bekledingsplaat); }" table:formula="of:=&quot;.PredefinedType-&quot; &amp; [.D16] &amp;&quot; { fill: url(#&quot; &amp;[.E16] &amp; &quot;); }&quot;" table:style-name="ce1">
            <text:p>.PredefinedType-bekledingsplaat { fill: url(#NEN47_16_bekledingsplaat); }</text:p>
          </table:table-cell>
          <table:table-cell office:value-type="string" office:string-value=".material-bekledingsplaat { fill: url(#NEN47_16_bekledingsplaat); }" table:formula="of:=&quot;.material-&quot; &amp; [.D16] &amp;&quot; { fill: url(#&quot; &amp;[.E16] &amp; &quot;); }&quot;" table:style-name="ce1">
            <text:p>.material-bekledingsplaat { fill: url(#NEN47_16_bekledingsplaat); }</text:p>
          </table:table-cell>
          <table:table-cell table:number-columns-repeated="2" table:style-name="ce1"/>
          <table:table-cell office:value-type="string" office:string-value="NEN47_16_bekledingsplaat_background" table:formula="of:=[.E16]&amp;&quot;_background&quot;" table:style-name="ce1">
            <text:p>NEN47_16_bekledingsplaat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7" table:style-name="ce4">
            <text:p>17</text:p>
          </table:table-cell>
          <table:table-cell office:value-type="string" table:style-name="ce1">
            <text:p>isolatie</text:p>
          </table:table-cell>
          <table:table-cell office:value-type="string" office:string-value="isolatie" table:formula="of:=SUBSTITUTE([.C17];&quot;_&quot;;&quot;&quot;)" table:style-name="ce1">
            <text:p>isolatie</text:p>
          </table:table-cell>
          <table:table-cell office:value-type="string" office:string-value="NEN47_17_isolatie" table:formula="of:=[.A17] &amp; &quot;_&quot; &amp; [.B17] &amp; &quot;_&quot; &amp; [.C17]" table:style-name="ce1">
            <text:p>NEN47_17_isolatie</text:p>
          </table:table-cell>
          <table:table-cell office:value-type="string" office:string-value=".PredefinedType-isolatie { fill: url(#NEN47_17_isolatie); }" table:formula="of:=&quot;.PredefinedType-&quot; &amp; [.D17] &amp;&quot; { fill: url(#&quot; &amp;[.E17] &amp; &quot;); }&quot;" table:style-name="ce1">
            <text:p>.PredefinedType-isolatie { fill: url(#NEN47_17_isolatie); }</text:p>
          </table:table-cell>
          <table:table-cell office:value-type="string" office:string-value=".material-isolatie { fill: url(#NEN47_17_isolatie); }" table:formula="of:=&quot;.material-&quot; &amp; [.D17] &amp;&quot; { fill: url(#&quot; &amp;[.E17] &amp; &quot;); }&quot;" table:style-name="ce1">
            <text:p>.material-isolatie { fill: url(#NEN47_17_isolatie); }</text:p>
          </table:table-cell>
          <table:table-cell table:number-columns-repeated="2" table:style-name="ce1"/>
          <table:table-cell office:value-type="string" office:string-value="NEN47_17_isolatie_background" table:formula="of:=[.E17]&amp;&quot;_background&quot;" table:style-name="ce1">
            <text:p>NEN47_17_isolatie_background</text:p>
          </table:table-cell>
          <table:table-cell table:style-name="ce1"/>
          <table:table-cell office:value-type="string" table:style-name="ce1">
            <text:p>dikte afhankelijke arcering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staal</text:p>
          </table:table-cell>
          <table:table-cell office:value-type="string" office:string-value="staal" table:formula="of:=SUBSTITUTE([.C18];&quot;_&quot;;&quot;&quot;)" table:style-name="ce1">
            <text:p>staal</text:p>
          </table:table-cell>
          <table:table-cell office:value-type="string" office:string-value="NEN47_18_staal" table:formula="of:=[.A18] &amp; &quot;_&quot; &amp; [.B18] &amp; &quot;_&quot; &amp; [.C18]" table:style-name="ce1">
            <text:p>NEN47_18_staal</text:p>
          </table:table-cell>
          <table:table-cell office:value-type="string" office:string-value=".PredefinedType-staal { fill: url(#NEN47_18_staal); }" table:formula="of:=&quot;.PredefinedType-&quot; &amp; [.D18] &amp;&quot; { fill: url(#&quot; &amp;[.E18] &amp; &quot;); }&quot;" table:style-name="ce1">
            <text:p>.PredefinedType-staal { fill: url(#NEN47_18_staal); }</text:p>
          </table:table-cell>
          <table:table-cell office:value-type="string" office:string-value=".material-staal { fill: url(#NEN47_18_staal); }" table:formula="of:=&quot;.material-&quot; &amp; [.D18] &amp;&quot; { fill: url(#&quot; &amp;[.E18] &amp; &quot;); }&quot;" table:style-name="ce1">
            <text:p>.material-staal { fill: url(#NEN47_18_staal); }</text:p>
          </table:table-cell>
          <table:table-cell office:value-type="string" table:style-name="ce1">
            <text:p>0,0,0,255</text:p>
          </table:table-cell>
          <table:table-cell office:value-type="string" table:style-name="ce1">
            <text:p>#000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9" table:style-name="ce4">
            <text:p>19</text:p>
          </table:table-cell>
          <table:table-cell office:value-type="string" table:style-name="ce1">
            <text:p>aluminium_brons_koper</text:p>
          </table:table-cell>
          <table:table-cell office:value-type="string" office:string-value="aluminiumbronskoper" table:formula="of:=SUBSTITUTE([.C19];&quot;_&quot;;&quot;&quot;)" table:style-name="ce1">
            <text:p>aluminiumbronskoper</text:p>
          </table:table-cell>
          <table:table-cell office:value-type="string" office:string-value="NEN47_19_aluminium_brons_koper" table:formula="of:=[.A19] &amp; &quot;_&quot; &amp; [.B19] &amp; &quot;_&quot; &amp; [.C19]" table:style-name="ce1">
            <text:p>NEN47_19_aluminium_brons_koper</text:p>
          </table:table-cell>
          <table:table-cell office:value-type="string" office:string-value=".PredefinedType-aluminiumbronskoper { fill: url(#NEN47_19_aluminium_brons_koper); }" table:formula="of:=&quot;.PredefinedType-&quot; &amp; [.D19] &amp;&quot; { fill: url(#&quot; &amp;[.E19] &amp; &quot;); }&quot;" table:style-name="ce1">
            <text:p>.PredefinedType-aluminiumbronskoper { fill: url(#NEN47_19_aluminium_brons_koper); }</text:p>
          </table:table-cell>
          <table:table-cell office:value-type="string" office:string-value=".material-aluminiumbronskoper { fill: url(#NEN47_19_aluminium_brons_koper); }" table:formula="of:=&quot;.material-&quot; &amp; [.D19] &amp;&quot; { fill: url(#&quot; &amp;[.E19] &amp; &quot;); }&quot;" table:style-name="ce1">
            <text:p>.material-aluminiumbronskoper { fill: url(#NEN47_19_aluminium_brons_koper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lood</text:p>
          </table:table-cell>
          <table:table-cell office:value-type="string" office:string-value="lood" table:formula="of:=SUBSTITUTE([.C20];&quot;_&quot;;&quot;&quot;)" table:style-name="ce1">
            <text:p>lood</text:p>
          </table:table-cell>
          <table:table-cell office:value-type="string" office:string-value="NEN47_20_lood" table:formula="of:=[.A20] &amp; &quot;_&quot; &amp; [.B20] &amp; &quot;_&quot; &amp; [.C20]" table:style-name="ce1">
            <text:p>NEN47_20_lood</text:p>
          </table:table-cell>
          <table:table-cell office:value-type="string" office:string-value=".PredefinedType-lood { fill: url(#NEN47_20_lood); }" table:formula="of:=&quot;.PredefinedType-&quot; &amp; [.D20] &amp;&quot; { fill: url(#&quot; &amp;[.E20] &amp; &quot;); }&quot;" table:style-name="ce1">
            <text:p>.PredefinedType-lood { fill: url(#NEN47_20_lood); }</text:p>
          </table:table-cell>
          <table:table-cell office:value-type="string" office:string-value=".material-lood { fill: url(#NEN47_20_lood); }" table:formula="of:=&quot;.material-&quot; &amp; [.D20] &amp;&quot; { fill: url(#&quot; &amp;[.E20] &amp; &quot;); }&quot;" table:style-name="ce1">
            <text:p>.material-lood { fill: url(#NEN47_20_lood); }</text:p>
          </table:table-cell>
          <table:table-cell table:number-columns-repeated="4" table:style-name="ce1"/>
          <table:table-cell office:value-type="string" table:style-name="ce1">
            <text:p>dikte afhankelijke arcering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1" table:style-name="ce4">
            <text:p>21</text:p>
          </table:table-cell>
          <table:table-cell office:value-type="string" table:style-name="ce1">
            <text:p>zink</text:p>
          </table:table-cell>
          <table:table-cell office:value-type="string" office:string-value="zink" table:formula="of:=SUBSTITUTE([.C21];&quot;_&quot;;&quot;&quot;)" table:style-name="ce1">
            <text:p>zink</text:p>
          </table:table-cell>
          <table:table-cell office:value-type="string" office:string-value="NEN47_21_zink" table:formula="of:=[.A21] &amp; &quot;_&quot; &amp; [.B21] &amp; &quot;_&quot; &amp; [.C21]" table:style-name="ce1">
            <text:p>NEN47_21_zink</text:p>
          </table:table-cell>
          <table:table-cell office:value-type="string" office:string-value=".PredefinedType-zink { fill: url(#NEN47_21_zink); }" table:formula="of:=&quot;.PredefinedType-&quot; &amp; [.D21] &amp;&quot; { fill: url(#&quot; &amp;[.E21] &amp; &quot;); }&quot;" table:style-name="ce1">
            <text:p>.PredefinedType-zink { fill: url(#NEN47_21_zink); }</text:p>
          </table:table-cell>
          <table:table-cell office:value-type="string" office:string-value=".material-zink { fill: url(#NEN47_21_zink); }" table:formula="of:=&quot;.material-&quot; &amp; [.D21] &amp;&quot; { fill: url(#&quot; &amp;[.E21] &amp; &quot;); }&quot;" table:style-name="ce1">
            <text:p>.material-zink { fill: url(#NEN47_21_zink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kunststof</text:p>
          </table:table-cell>
          <table:table-cell office:value-type="string" office:string-value="kunststof" table:formula="of:=SUBSTITUTE([.C22];&quot;_&quot;;&quot;&quot;)" table:style-name="ce1">
            <text:p>kunststof</text:p>
          </table:table-cell>
          <table:table-cell office:value-type="string" office:string-value="NEN47_22_kunststof" table:formula="of:=[.A22] &amp; &quot;_&quot; &amp; [.B22] &amp; &quot;_&quot; &amp; [.C22]" table:style-name="ce1">
            <text:p>NEN47_22_kunststof</text:p>
          </table:table-cell>
          <table:table-cell office:value-type="string" office:string-value=".PredefinedType-kunststof { fill: url(#NEN47_22_kunststof); }" table:formula="of:=&quot;.PredefinedType-&quot; &amp; [.D22] &amp;&quot; { fill: url(#&quot; &amp;[.E22] &amp; &quot;); }&quot;" table:style-name="ce1">
            <text:p>.PredefinedType-kunststof { fill: url(#NEN47_22_kunststof); }</text:p>
          </table:table-cell>
          <table:table-cell office:value-type="string" office:string-value=".material-kunststof { fill: url(#NEN47_22_kunststof); }" table:formula="of:=&quot;.material-&quot; &amp; [.D22] &amp;&quot; { fill: url(#&quot; &amp;[.E22] &amp; &quot;); }&quot;" table:style-name="ce1">
            <text:p>.material-kunststof { fill: url(#NEN47_22_kunststof); }</text:p>
          </table:table-cell>
          <table:table-cell table:number-columns-repeated="2" table:style-name="ce1"/>
          <table:table-cell office:value-type="string" office:string-value="NEN47_22_kunststof_background" table:formula="of:=[.E22]&amp;&quot;_background&quot;" table:style-name="ce1">
            <text:p>NEN47_22_kunststof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3" table:style-name="ce4">
            <text:p>23</text:p>
          </table:table-cell>
          <table:table-cell office:value-type="string" table:style-name="ce1">
            <text:p>afdichtingsmiddel</text:p>
          </table:table-cell>
          <table:table-cell office:value-type="string" office:string-value="afdichtingsmiddel" table:formula="of:=SUBSTITUTE([.C23];&quot;_&quot;;&quot;&quot;)" table:style-name="ce1">
            <text:p>afdichtingsmiddel</text:p>
          </table:table-cell>
          <table:table-cell office:value-type="string" office:string-value="NEN47_23_afdichtingsmiddel" table:formula="of:=[.A23] &amp; &quot;_&quot; &amp; [.B23] &amp; &quot;_&quot; &amp; [.C23]" table:style-name="ce1">
            <text:p>NEN47_23_afdichtingsmiddel</text:p>
          </table:table-cell>
          <table:table-cell office:value-type="string" office:string-value=".PredefinedType-afdichtingsmiddel { fill: url(#NEN47_23_afdichtingsmiddel); }" table:formula="of:=&quot;.PredefinedType-&quot; &amp; [.D23] &amp;&quot; { fill: url(#&quot; &amp;[.E23] &amp; &quot;); }&quot;" table:style-name="ce1">
            <text:p>.PredefinedType-afdichtingsmiddel { fill: url(#NEN47_23_afdichtingsmiddel); }</text:p>
          </table:table-cell>
          <table:table-cell office:value-type="string" office:string-value=".material-afdichtingsmiddel { fill: url(#NEN47_23_afdichtingsmiddel); }" table:formula="of:=&quot;.material-&quot; &amp; [.D23] &amp;&quot; { fill: url(#&quot; &amp;[.E23] &amp; &quot;); }&quot;" table:style-name="ce1">
            <text:p>.material-afdichtingsmiddel { fill: url(#NEN47_23_afdichtingsmiddel); }</text:p>
          </table:table-cell>
          <table:table-cell table:number-columns-repeated="2" table:style-name="ce1"/>
          <table:table-cell office:value-type="string" office:string-value="NEN47_23_afdichtingsmiddel_background" table:formula="of:=[.E23]&amp;&quot;_background&quot;" table:style-name="ce1">
            <text:p>NEN47_23_afdichtingsmiddel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4" table:style-name="ce4">
            <text:p>24</text:p>
          </table:table-cell>
          <table:table-cell office:value-type="string" table:style-name="ce1">
            <text:p>bitumen</text:p>
          </table:table-cell>
          <table:table-cell office:value-type="string" office:string-value="bitumen" table:formula="of:=SUBSTITUTE([.C24];&quot;_&quot;;&quot;&quot;)" table:style-name="ce1">
            <text:p>bitumen</text:p>
          </table:table-cell>
          <table:table-cell office:value-type="string" office:string-value="NEN47_24_bitumen" table:formula="of:=[.A24] &amp; &quot;_&quot; &amp; [.B24] &amp; &quot;_&quot; &amp; [.C24]" table:style-name="ce1">
            <text:p>NEN47_24_bitumen</text:p>
          </table:table-cell>
          <table:table-cell office:value-type="string" office:string-value=".PredefinedType-bitumen { fill: url(#NEN47_24_bitumen); }" table:formula="of:=&quot;.PredefinedType-&quot; &amp; [.D24] &amp;&quot; { fill: url(#&quot; &amp;[.E24] &amp; &quot;); }&quot;" table:style-name="ce1">
            <text:p>.PredefinedType-bitumen { fill: url(#NEN47_24_bitumen); }</text:p>
          </table:table-cell>
          <table:table-cell office:value-type="string" office:string-value=".material-bitumen { fill: url(#NEN47_24_bitumen); }" table:formula="of:=&quot;.material-&quot; &amp; [.D24] &amp;&quot; { fill: url(#&quot; &amp;[.E24] &amp; &quot;); }&quot;" table:style-name="ce1">
            <text:p>.material-bitumen { fill: url(#NEN47_24_bitum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5" table:style-name="ce4">
            <text:p>25</text:p>
          </table:table-cell>
          <table:table-cell office:value-type="string" table:style-name="ce1">
            <text:p>maaiveld</text:p>
          </table:table-cell>
          <table:table-cell office:value-type="string" office:string-value="maaiveld" table:formula="of:=SUBSTITUTE([.C25];&quot;_&quot;;&quot;&quot;)" table:style-name="ce1">
            <text:p>maaiveld</text:p>
          </table:table-cell>
          <table:table-cell office:value-type="string" office:string-value="NEN47_25_maaiveld" table:formula="of:=[.A25] &amp; &quot;_&quot; &amp; [.B25] &amp; &quot;_&quot; &amp; [.C25]" table:style-name="ce1">
            <text:p>NEN47_25_maaiveld</text:p>
          </table:table-cell>
          <table:table-cell office:value-type="string" office:string-value=".PredefinedType-maaiveld { fill: url(#NEN47_25_maaiveld); }" table:formula="of:=&quot;.PredefinedType-&quot; &amp; [.D25] &amp;&quot; { fill: url(#&quot; &amp;[.E25] &amp; &quot;); }&quot;" table:style-name="ce1">
            <text:p>.PredefinedType-maaiveld { fill: url(#NEN47_25_maaiveld); }</text:p>
          </table:table-cell>
          <table:table-cell office:value-type="string" office:string-value=".material-maaiveld { fill: url(#NEN47_25_maaiveld); }" table:formula="of:=&quot;.material-&quot; &amp; [.D25] &amp;&quot; { fill: url(#&quot; &amp;[.E25] &amp; &quot;); }&quot;" table:style-name="ce1">
            <text:p>.material-maaiveld { fill: url(#NEN47_25_maaiveld); }</text:p>
          </table:table-cell>
          <table:table-cell table:number-columns-repeated="2" table:style-name="ce1"/>
          <table:table-cell office:value-type="string" office:string-value="NEN47_25_maaiveld_background" table:formula="of:=[.E25]&amp;&quot;_background&quot;" table:style-name="ce1">
            <text:p>NEN47_25_maaiveld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6" table:style-name="ce4">
            <text:p>26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26];&quot;_&quot;;&quot;&quot;)" table:style-name="ce1">
            <text:p>zand</text:p>
          </table:table-cell>
          <table:table-cell office:value-type="string" office:string-value="NEN47_26_zand" table:formula="of:=[.A26] &amp; &quot;_&quot; &amp; [.B26] &amp; &quot;_&quot; &amp; [.C26]" table:style-name="ce1">
            <text:p>NEN47_26_zand</text:p>
          </table:table-cell>
          <table:table-cell office:value-type="string" office:string-value=".PredefinedType-zand { fill: url(#NEN47_26_zand); }" table:formula="of:=&quot;.PredefinedType-&quot; &amp; [.D26] &amp;&quot; { fill: url(#&quot; &amp;[.E26] &amp; &quot;); }&quot;" table:style-name="ce1">
            <text:p>.PredefinedType-zand { fill: url(#NEN47_26_zand); }</text:p>
          </table:table-cell>
          <table:table-cell office:value-type="string" office:string-value=".material-zand { fill: url(#NEN47_26_zand); }" table:formula="of:=&quot;.material-&quot; &amp; [.D26] &amp;&quot; { fill: url(#&quot; &amp;[.E26] &amp; &quot;); }&quot;" table:style-name="ce1">
            <text:p>.material-zand { fill: url(#NEN47_26_zand); }</text:p>
          </table:table-cell>
          <table:table-cell table:number-columns-repeated="2" table:style-name="ce1"/>
          <table:table-cell office:value-type="string" office:string-value="NEN47_26_zand_background" table:formula="of:=[.E26]&amp;&quot;_background&quot;" table:style-name="ce1">
            <text:p>NEN47_26_zand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7" table:style-name="ce4">
            <text:p>27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27];&quot;_&quot;;&quot;&quot;)" table:style-name="ce1">
            <text:p>grind</text:p>
          </table:table-cell>
          <table:table-cell office:value-type="string" office:string-value="NEN47_27_grind" table:formula="of:=[.A27] &amp; &quot;_&quot; &amp; [.B27] &amp; &quot;_&quot; &amp; [.C27]" table:style-name="ce1">
            <text:p>NEN47_27_grind</text:p>
          </table:table-cell>
          <table:table-cell office:value-type="string" office:string-value=".PredefinedType-grind { fill: url(#NEN47_27_grind); }" table:formula="of:=&quot;.PredefinedType-&quot; &amp; [.D27] &amp;&quot; { fill: url(#&quot; &amp;[.E27] &amp; &quot;); }&quot;" table:style-name="ce1">
            <text:p>.PredefinedType-grind { fill: url(#NEN47_27_grind); }</text:p>
          </table:table-cell>
          <table:table-cell office:value-type="string" office:string-value=".material-grind { fill: url(#NEN47_27_grind); }" table:formula="of:=&quot;.material-&quot; &amp; [.D27] &amp;&quot; { fill: url(#&quot; &amp;[.E27] &amp; &quot;); }&quot;" table:style-name="ce1">
            <text:p>.material-grind { fill: url(#NEN47_27_grind); }</text:p>
          </table:table-cell>
          <table:table-cell table:number-columns-repeated="2" table:style-name="ce1"/>
          <table:table-cell office:value-type="string" office:string-value="NEN47_27_grind_background" table:formula="of:=[.E27]&amp;&quot;_background&quot;" table:style-name="ce1">
            <text:p>NEN47_27_grind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8" table:style-name="ce4">
            <text:p>28</text:p>
          </table:table-cell>
          <table:table-cell office:value-type="string" table:style-name="ce1">
            <text:p>water</text:p>
          </table:table-cell>
          <table:table-cell office:value-type="string" office:string-value="water" table:formula="of:=SUBSTITUTE([.C28];&quot;_&quot;;&quot;&quot;)" table:style-name="ce1">
            <text:p>water</text:p>
          </table:table-cell>
          <table:table-cell office:value-type="string" office:string-value="NEN47_28_water" table:formula="of:=[.A28] &amp; &quot;_&quot; &amp; [.B28] &amp; &quot;_&quot; &amp; [.C28]" table:style-name="ce1">
            <text:p>NEN47_28_water</text:p>
          </table:table-cell>
          <table:table-cell office:value-type="string" office:string-value=".PredefinedType-water { fill: url(#NEN47_28_water); }" table:formula="of:=&quot;.PredefinedType-&quot; &amp; [.D28] &amp;&quot; { fill: url(#&quot; &amp;[.E28] &amp; &quot;); }&quot;" table:style-name="ce1">
            <text:p>.PredefinedType-water { fill: url(#NEN47_28_water); }</text:p>
          </table:table-cell>
          <table:table-cell office:value-type="string" office:string-value=".material-water { fill: url(#NEN47_28_water); }" table:formula="of:=&quot;.material-&quot; &amp; [.D28] &amp;&quot; { fill: url(#&quot; &amp;[.E28] &amp; &quot;); }&quot;" table:style-name="ce1">
            <text:p>.material-water { fill: url(#NEN47_28_water); }</text:p>
          </table:table-cell>
          <table:table-cell table:number-columns-repeated="2" table:style-name="ce1"/>
          <table:table-cell office:value-type="string" office:string-value="NEN47_28_water_background" table:formula="of:=[.E28]&amp;&quot;_background&quot;" table:style-name="ce1">
            <text:p>NEN47_28_water_background</text:p>
          </table:table-cell>
          <table:table-cell office:value-type="string" table:style-name="ce1">
            <text:p>&lt;path style="fill: #CDE6ED;" d="M 0 0 5 0 5 5 0 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9" table:style-name="ce4">
            <text:p>29</text:p>
          </table:table-cell>
          <table:table-cell office:value-type="string" table:style-name="ce1">
            <text:p>glas</text:p>
          </table:table-cell>
          <table:table-cell office:value-type="string" office:string-value="glas" table:formula="of:=SUBSTITUTE([.C29];&quot;_&quot;;&quot;&quot;)" table:style-name="ce1">
            <text:p>glas</text:p>
          </table:table-cell>
          <table:table-cell office:value-type="string" office:string-value="NEN47_29_glas" table:formula="of:=[.A29] &amp; &quot;_&quot; &amp; [.B29] &amp; &quot;_&quot; &amp; [.C29]" table:style-name="ce1">
            <text:p>NEN47_29_glas</text:p>
          </table:table-cell>
          <table:table-cell office:value-type="string" office:string-value=".PredefinedType-glas { fill: url(#NEN47_29_glas); }" table:formula="of:=&quot;.PredefinedType-&quot; &amp; [.D29] &amp;&quot; { fill: url(#&quot; &amp;[.E29] &amp; &quot;); }&quot;" table:style-name="ce1">
            <text:p>.PredefinedType-glas { fill: url(#NEN47_29_glas); }</text:p>
          </table:table-cell>
          <table:table-cell office:value-type="string" office:string-value=".material-glas { fill: url(#NEN47_29_glas); }" table:formula="of:=&quot;.material-&quot; &amp; [.D29] &amp;&quot; { fill: url(#&quot; &amp;[.E29] &amp; &quot;); }&quot;" table:style-name="ce1">
            <text:p>.material-glas { fill: url(#NEN47_29_glas); }</text:p>
          </table:table-cell>
          <table:table-cell table:number-columns-repeated="2" table:style-name="ce1"/>
          <table:table-cell office:value-type="string" office:string-value="NEN47_29_glas_background" table:formula="of:=[.E29]&amp;&quot;_background&quot;" table:style-name="ce1">
            <text:p>NEN47_29_glas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onbekend</text:p>
          </table:table-cell>
          <table:table-cell office:value-type="string" office:string-value="onbekend" table:formula="of:=SUBSTITUTE([.C30];&quot;_&quot;;&quot;&quot;)" table:style-name="ce1">
            <text:p>onbekend</text:p>
          </table:table-cell>
          <table:table-cell office:value-type="string" office:string-value="CUSTOM_0_onbekend" table:formula="of:=[.A30] &amp; &quot;_&quot; &amp; [.B30] &amp; &quot;_&quot; &amp; [.C30]" table:style-name="ce1">
            <text:p>CUSTOM_0_onbekend</text:p>
          </table:table-cell>
          <table:table-cell office:value-type="string" office:string-value=".PredefinedType-onbekend { fill: url(#CUSTOM_0_onbekend); }" table:formula="of:=&quot;.PredefinedType-&quot; &amp; [.D30] &amp;&quot; { fill: url(#&quot; &amp;[.E30] &amp; &quot;); }&quot;" table:style-name="ce1">
            <text:p>.PredefinedType-onbekend { fill: url(#CUSTOM_0_onbekend); }</text:p>
          </table:table-cell>
          <table:table-cell office:value-type="string" office:string-value=".material-onbekend { fill: url(#CUSTOM_0_onbekend); }" table:formula="of:=&quot;.material-&quot; &amp; [.D30] &amp;&quot; { fill: url(#&quot; &amp;[.E30] &amp; &quot;); }&quot;" table:style-name="ce1">
            <text:p>.material-onbekend { fill: url(#CUSTOM_0_onbeke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eneriek</text:p>
          </table:table-cell>
          <table:table-cell office:value-type="string" office:string-value="generiek" table:formula="of:=SUBSTITUTE([.C31];&quot;_&quot;;&quot;&quot;)" table:style-name="ce1">
            <text:p>generiek</text:p>
          </table:table-cell>
          <table:table-cell office:value-type="string" office:string-value="CUSTOM_0_generiek" table:formula="of:=[.A31] &amp; &quot;_&quot; &amp; [.B31] &amp; &quot;_&quot; &amp; [.C31]" table:style-name="ce1">
            <text:p>CUSTOM_0_generiek</text:p>
          </table:table-cell>
          <table:table-cell office:value-type="string" office:string-value=".PredefinedType-generiek { fill: url(#CUSTOM_0_generiek); }" table:formula="of:=&quot;.PredefinedType-&quot; &amp; [.D31] &amp;&quot; { fill: url(#&quot; &amp;[.E31] &amp; &quot;); }&quot;" table:style-name="ce1">
            <text:p>.PredefinedType-generiek { fill: url(#CUSTOM_0_generiek); }</text:p>
          </table:table-cell>
          <table:table-cell office:value-type="string" office:string-value=".material-generiek { fill: url(#CUSTOM_0_generiek); }" table:formula="of:=&quot;.material-&quot; &amp; [.D31] &amp;&quot; { fill: url(#&quot; &amp;[.E31] &amp; &quot;); }&quot;" table:style-name="ce1">
            <text:p>.material-generiek { fill: url(#CUSTOM_0_generiek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eramiek</text:p>
          </table:table-cell>
          <table:table-cell office:value-type="string" office:string-value="keramiek" table:formula="of:=SUBSTITUTE([.C32];&quot;_&quot;;&quot;&quot;)" table:style-name="ce1">
            <text:p>keramiek</text:p>
          </table:table-cell>
          <table:table-cell office:value-type="string" office:string-value="CUSTOM_0_keramiek" table:formula="of:=[.A32] &amp; &quot;_&quot; &amp; [.B32] &amp; &quot;_&quot; &amp; [.C32]" table:style-name="ce1">
            <text:p>CUSTOM_0_keramiek</text:p>
          </table:table-cell>
          <table:table-cell office:value-type="string" office:string-value=".PredefinedType-keramiek { fill: url(#CUSTOM_0_keramiek); }" table:formula="of:=&quot;.PredefinedType-&quot; &amp; [.D32] &amp;&quot; { fill: url(#&quot; &amp;[.E32] &amp; &quot;); }&quot;" table:style-name="ce1">
            <text:p>.PredefinedType-keramiek { fill: url(#CUSTOM_0_keramiek); }</text:p>
          </table:table-cell>
          <table:table-cell office:value-type="string" office:string-value=".material-keramiek { fill: url(#CUSTOM_0_keramiek); }" table:formula="of:=&quot;.material-&quot; &amp; [.D32] &amp;&quot; { fill: url(#&quot; &amp;[.E32] &amp; &quot;); }&quot;" table:style-name="ce1">
            <text:p>.material-keramiek { fill: url(#CUSTOM_0_keramiek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riet</text:p>
          </table:table-cell>
          <table:table-cell office:value-type="string" office:string-value="riet" table:formula="of:=SUBSTITUTE([.C33];&quot;_&quot;;&quot;&quot;)" table:style-name="ce1">
            <text:p>riet</text:p>
          </table:table-cell>
          <table:table-cell office:value-type="string" office:string-value="CUSTOM_0_riet" table:formula="of:=[.A33] &amp; &quot;_&quot; &amp; [.B33] &amp; &quot;_&quot; &amp; [.C33]" table:style-name="ce1">
            <text:p>CUSTOM_0_riet</text:p>
          </table:table-cell>
          <table:table-cell office:value-type="string" office:string-value=".PredefinedType-riet { fill: url(#CUSTOM_0_riet); }" table:formula="of:=&quot;.PredefinedType-&quot; &amp; [.D33] &amp;&quot; { fill: url(#&quot; &amp;[.E33] &amp; &quot;); }&quot;" table:style-name="ce1">
            <text:p>.PredefinedType-riet { fill: url(#CUSTOM_0_riet); }</text:p>
          </table:table-cell>
          <table:table-cell office:value-type="string" office:string-value=".material-riet { fill: url(#CUSTOM_0_riet); }" table:formula="of:=&quot;.material-&quot; &amp; [.D33] &amp;&quot; { fill: url(#&quot; &amp;[.E33] &amp; &quot;); }&quot;" table:style-name="ce1">
            <text:p>.material-riet { fill: url(#CUSTOM_0_riet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ps</text:p>
          </table:table-cell>
          <table:table-cell office:value-type="string" office:string-value="gips" table:formula="of:=SUBSTITUTE([.C34];&quot;_&quot;;&quot;&quot;)" table:style-name="ce1">
            <text:p>gips</text:p>
          </table:table-cell>
          <table:table-cell office:value-type="string" office:string-value="CUSTOM_0_gips" table:formula="of:=[.A34] &amp; &quot;_&quot; &amp; [.B34] &amp; &quot;_&quot; &amp; [.C34]" table:style-name="ce1">
            <text:p>CUSTOM_0_gips</text:p>
          </table:table-cell>
          <table:table-cell office:value-type="string" office:string-value=".PredefinedType-gips { fill: url(#CUSTOM_0_gips); }" table:formula="of:=&quot;.PredefinedType-&quot; &amp; [.D34] &amp;&quot; { fill: url(#&quot; &amp;[.E34] &amp; &quot;); }&quot;" table:style-name="ce1">
            <text:p>.PredefinedType-gips { fill: url(#CUSTOM_0_gips); }</text:p>
          </table:table-cell>
          <table:table-cell office:value-type="string" office:string-value=".material-gips { fill: url(#CUSTOM_0_gips); }" table:formula="of:=&quot;.material-&quot; &amp; [.D34] &amp;&quot; { fill: url(#&quot; &amp;[.E34] &amp; &quot;); }&quot;" table:style-name="ce1">
            <text:p>.material-gips { fill: url(#CUSTOM_0_gips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ermacell</text:p>
          </table:table-cell>
          <table:table-cell office:value-type="string" office:string-value="fermacell" table:formula="of:=SUBSTITUTE([.C35];&quot;_&quot;;&quot;&quot;)" table:style-name="ce1">
            <text:p>fermacell</text:p>
          </table:table-cell>
          <table:table-cell office:value-type="string" office:string-value="CUSTOM_0_fermacell" table:formula="of:=[.A35] &amp; &quot;_&quot; &amp; [.B35] &amp; &quot;_&quot; &amp; [.C35]" table:style-name="ce1">
            <text:p>CUSTOM_0_fermacell</text:p>
          </table:table-cell>
          <table:table-cell office:value-type="string" office:string-value=".PredefinedType-fermacell { fill: url(#CUSTOM_0_fermacell); }" table:formula="of:=&quot;.PredefinedType-&quot; &amp; [.D35] &amp;&quot; { fill: url(#&quot; &amp;[.E35] &amp; &quot;); }&quot;" table:style-name="ce1">
            <text:p>.PredefinedType-fermacell { fill: url(#CUSTOM_0_fermacell); }</text:p>
          </table:table-cell>
          <table:table-cell office:value-type="string" office:string-value=".material-fermacell { fill: url(#CUSTOM_0_fermacell); }" table:formula="of:=&quot;.material-&quot; &amp; [.D35] &amp;&quot; { fill: url(#&quot; &amp;[.E35] &amp; &quot;); }&quot;" table:style-name="ce1">
            <text:p>.material-fermacell { fill: url(#CUSTOM_0_fermacel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mortel</text:p>
          </table:table-cell>
          <table:table-cell office:value-type="string" office:string-value="mortel" table:formula="of:=SUBSTITUTE([.C36];&quot;_&quot;;&quot;&quot;)" table:style-name="ce1">
            <text:p>mortel</text:p>
          </table:table-cell>
          <table:table-cell office:value-type="string" office:string-value="CUSTOM_0_mortel" table:formula="of:=[.A36] &amp; &quot;_&quot; &amp; [.B36] &amp; &quot;_&quot; &amp; [.C36]" table:style-name="ce1">
            <text:p>CUSTOM_0_mortel</text:p>
          </table:table-cell>
          <table:table-cell office:value-type="string" office:string-value=".PredefinedType-mortel { fill: url(#CUSTOM_0_mortel); }" table:formula="of:=&quot;.PredefinedType-&quot; &amp; [.D36] &amp;&quot; { fill: url(#&quot; &amp;[.E36] &amp; &quot;); }&quot;" table:style-name="ce1">
            <text:p>.PredefinedType-mortel { fill: url(#CUSTOM_0_mortel); }</text:p>
          </table:table-cell>
          <table:table-cell office:value-type="string" office:string-value=".material-mortel { fill: url(#CUSTOM_0_mortel); }" table:formula="of:=&quot;.material-&quot; &amp; [.D36] &amp;&quot; { fill: url(#&quot; &amp;[.E36] &amp; &quot;); }&quot;" table:style-name="ce1">
            <text:p>.material-mortel { fill: url(#CUSTOM_0_morte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ond</text:p>
          </table:table-cell>
          <table:table-cell office:value-type="string" office:string-value="grond" table:formula="of:=SUBSTITUTE([.C37];&quot;_&quot;;&quot;&quot;)" table:style-name="ce1">
            <text:p>grond</text:p>
          </table:table-cell>
          <table:table-cell office:value-type="string" office:string-value="CUSTOM_0_grond" table:formula="of:=[.A37] &amp; &quot;_&quot; &amp; [.B37] &amp; &quot;_&quot; &amp; [.C37]" table:style-name="ce1">
            <text:p>CUSTOM_0_grond</text:p>
          </table:table-cell>
          <table:table-cell office:value-type="string" office:string-value=".PredefinedType-grond { fill: url(#CUSTOM_0_grond); }" table:formula="of:=&quot;.PredefinedType-&quot; &amp; [.D37] &amp;&quot; { fill: url(#&quot; &amp;[.E37] &amp; &quot;); }&quot;" table:style-name="ce1">
            <text:p>.PredefinedType-grond { fill: url(#CUSTOM_0_grond); }</text:p>
          </table:table-cell>
          <table:table-cell office:value-type="string" office:string-value=".material-grond { fill: url(#CUSTOM_0_grond); }" table:formula="of:=&quot;.material-&quot; &amp; [.D37] &amp;&quot; { fill: url(#&quot; &amp;[.E37] &amp; &quot;); }&quot;" table:style-name="ce1">
            <text:p>.material-grond { fill: url(#CUSTOM_0_gro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asfalt</text:p>
          </table:table-cell>
          <table:table-cell office:value-type="string" office:string-value="asfalt" table:formula="of:=SUBSTITUTE([.C38];&quot;_&quot;;&quot;&quot;)" table:style-name="ce1">
            <text:p>asfalt</text:p>
          </table:table-cell>
          <table:table-cell office:value-type="string" office:string-value="CUSTOM_0_asfalt" table:formula="of:=[.A38] &amp; &quot;_&quot; &amp; [.B38] &amp; &quot;_&quot; &amp; [.C38]" table:style-name="ce1">
            <text:p>CUSTOM_0_asfalt</text:p>
          </table:table-cell>
          <table:table-cell office:value-type="string" office:string-value=".PredefinedType-asfalt { fill: url(#CUSTOM_0_asfalt); }" table:formula="of:=&quot;.PredefinedType-&quot; &amp; [.D38] &amp;&quot; { fill: url(#&quot; &amp;[.E38] &amp; &quot;); }&quot;" table:style-name="ce1">
            <text:p>.PredefinedType-asfalt { fill: url(#CUSTOM_0_asfalt); }</text:p>
          </table:table-cell>
          <table:table-cell office:value-type="string" office:string-value=".material-asfalt { fill: url(#CUSTOM_0_asfalt); }" table:formula="of:=&quot;.material-&quot; &amp; [.D38] &amp;&quot; { fill: url(#&quot; &amp;[.E38] &amp; &quot;); }&quot;" table:style-name="ce1">
            <text:p>.material-asfalt { fill: url(#CUSTOM_0_asfalt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39];&quot;_&quot;;&quot;&quot;)" table:style-name="ce1">
            <text:p>klei</text:p>
          </table:table-cell>
          <table:table-cell office:value-type="string" office:string-value="CUSTOM_0_klei" table:formula="of:=[.A39] &amp; &quot;_&quot; &amp; [.B39] &amp; &quot;_&quot; &amp; [.C39]" table:style-name="ce1">
            <text:p>CUSTOM_0_klei</text:p>
          </table:table-cell>
          <table:table-cell office:value-type="string" office:string-value=".PredefinedType-klei { fill: url(#CUSTOM_0_klei); }" table:formula="of:=&quot;.PredefinedType-&quot; &amp; [.D39] &amp;&quot; { fill: url(#&quot; &amp;[.E39] &amp; &quot;); }&quot;" table:style-name="ce1">
            <text:p>.PredefinedType-klei { fill: url(#CUSTOM_0_klei); }</text:p>
          </table:table-cell>
          <table:table-cell office:value-type="string" office:string-value=".material-klei { fill: url(#CUSTOM_0_klei); }" table:formula="of:=&quot;.material-&quot; &amp; [.D39] &amp;&quot; { fill: url(#&quot; &amp;[.E39] &amp; &quot;); }&quot;" table:style-name="ce1">
            <text:p>.material-klei { fill: url(#CUSTOM_0_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40];&quot;_&quot;;&quot;&quot;)" table:style-name="ce1">
            <text:p>veen</text:p>
          </table:table-cell>
          <table:table-cell office:value-type="string" office:string-value="CUSTOM_0_veen" table:formula="of:=[.A40] &amp; &quot;_&quot; &amp; [.B40] &amp; &quot;_&quot; &amp; [.C40]" table:style-name="ce1">
            <text:p>CUSTOM_0_veen</text:p>
          </table:table-cell>
          <table:table-cell office:value-type="string" office:string-value=".PredefinedType-veen { fill: url(#CUSTOM_0_veen); }" table:formula="of:=&quot;.PredefinedType-&quot; &amp; [.D40] &amp;&quot; { fill: url(#&quot; &amp;[.E40] &amp; &quot;); }&quot;" table:style-name="ce1">
            <text:p>.PredefinedType-veen { fill: url(#CUSTOM_0_veen); }</text:p>
          </table:table-cell>
          <table:table-cell office:value-type="string" office:string-value=".material-veen { fill: url(#CUSTOM_0_veen); }" table:formula="of:=&quot;.material-&quot; &amp; [.D40] &amp;&quot; { fill: url(#&quot; &amp;[.E40] &amp; &quot;); }&quot;" table:style-name="ce1">
            <text:p>.material-veen { fill: url(#CUSTOM_0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estaand</text:p>
          </table:table-cell>
          <table:table-cell office:value-type="string" office:string-value="bestaand" table:formula="of:=SUBSTITUTE([.C41];&quot;_&quot;;&quot;&quot;)" table:style-name="ce1">
            <text:p>bestaand</text:p>
          </table:table-cell>
          <table:table-cell office:value-type="string" office:string-value="CUSTOM_0_bestaand" table:formula="of:=[.A41] &amp; &quot;_&quot; &amp; [.B41] &amp; &quot;_&quot; &amp; [.C41]" table:style-name="ce1">
            <text:p>CUSTOM_0_bestaand</text:p>
          </table:table-cell>
          <table:table-cell office:value-type="string" office:string-value=".PredefinedType-bestaand { fill: url(#CUSTOM_0_bestaand); }" table:formula="of:=&quot;.PredefinedType-&quot; &amp; [.D41] &amp;&quot; { fill: url(#&quot; &amp;[.E41] &amp; &quot;); }&quot;" table:style-name="ce1">
            <text:p>.PredefinedType-bestaand { fill: url(#CUSTOM_0_bestaand); }</text:p>
          </table:table-cell>
          <table:table-cell office:value-type="string" office:string-value=".material-bestaand { fill: url(#CUSTOM_0_bestaand); }" table:formula="of:=&quot;.material-&quot; &amp; [.D41] &amp;&quot; { fill: url(#&quot; &amp;[.E41] &amp; &quot;); }&quot;" table:style-name="ce1">
            <text:p>.material-bestaand { fill: url(#CUSTOM_0_bestaa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060</text:p>
          </table:table-cell>
          <table:table-cell office:value-type="string" office:string-value="grijs060" table:formula="of:=SUBSTITUTE([.C42];&quot;_&quot;;&quot;&quot;)" table:style-name="ce1">
            <text:p>grijs060</text:p>
          </table:table-cell>
          <table:table-cell office:value-type="string" office:string-value="GIS_0_grijs_060" table:formula="of:=[.A42] &amp; &quot;_&quot; &amp; [.B42] &amp; &quot;_&quot; &amp; [.C42]" table:style-name="ce1">
            <text:p>GIS_0_grijs_060</text:p>
          </table:table-cell>
          <table:table-cell office:value-type="string" office:string-value=".PredefinedType-grijs060 { fill: url(#GIS_0_grijs_060); }" table:formula="of:=&quot;.PredefinedType-&quot; &amp; [.D42] &amp;&quot; { fill: url(#&quot; &amp;[.E42] &amp; &quot;); }&quot;" table:style-name="ce1">
            <text:p>.PredefinedType-grijs060 { fill: url(#GIS_0_grijs_060); }</text:p>
          </table:table-cell>
          <table:table-cell office:value-type="string" office:string-value=".material-grijs060 { fill: url(#GIS_0_grijs_060); }" table:formula="of:=&quot;.material-&quot; &amp; [.D42] &amp;&quot; { fill: url(#&quot; &amp;[.E42] &amp; &quot;); }&quot;" table:style-name="ce1">
            <text:p>.material-grijs060 { fill: url(#GIS_0_grijs_060); }</text:p>
          </table:table-cell>
          <table:table-cell office:value-type="string" table:style-name="ce1">
            <text:p>060,060,060,255</text:p>
          </table:table-cell>
          <table:table-cell office:value-type="string" table:style-name="ce1">
            <text:p>#3C3C3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28</text:p>
          </table:table-cell>
          <table:table-cell office:value-type="string" office:string-value="grijs128" table:formula="of:=SUBSTITUTE([.C43];&quot;_&quot;;&quot;&quot;)" table:style-name="ce1">
            <text:p>grijs128</text:p>
          </table:table-cell>
          <table:table-cell office:value-type="string" office:string-value="GIS_0_grijs_128" table:formula="of:=[.A43] &amp; &quot;_&quot; &amp; [.B43] &amp; &quot;_&quot; &amp; [.C43]" table:style-name="ce1">
            <text:p>GIS_0_grijs_128</text:p>
          </table:table-cell>
          <table:table-cell office:value-type="string" office:string-value=".PredefinedType-grijs128 { fill: url(#GIS_0_grijs_128); }" table:formula="of:=&quot;.PredefinedType-&quot; &amp; [.D43] &amp;&quot; { fill: url(#&quot; &amp;[.E43] &amp; &quot;); }&quot;" table:style-name="ce1">
            <text:p>.PredefinedType-grijs128 { fill: url(#GIS_0_grijs_128); }</text:p>
          </table:table-cell>
          <table:table-cell office:value-type="string" office:string-value=".material-grijs128 { fill: url(#GIS_0_grijs_128); }" table:formula="of:=&quot;.material-&quot; &amp; [.D43] &amp;&quot; { fill: url(#&quot; &amp;[.E43] &amp; &quot;); }&quot;" table:style-name="ce1">
            <text:p>.material-grijs128 { fill: url(#GIS_0_grijs_128); }</text:p>
          </table:table-cell>
          <table:table-cell office:value-type="string" table:style-name="ce1">
            <text:p>128,128,128,255</text:p>
          </table:table-cell>
          <table:table-cell office:value-type="string" table:style-name="ce1">
            <text:p>#8080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53</text:p>
          </table:table-cell>
          <table:table-cell office:value-type="string" office:string-value="grijs153" table:formula="of:=SUBSTITUTE([.C44];&quot;_&quot;;&quot;&quot;)" table:style-name="ce1">
            <text:p>grijs153</text:p>
          </table:table-cell>
          <table:table-cell office:value-type="string" office:string-value="GIS_0_grijs_153" table:formula="of:=[.A44] &amp; &quot;_&quot; &amp; [.B44] &amp; &quot;_&quot; &amp; [.C44]" table:style-name="ce1">
            <text:p>GIS_0_grijs_153</text:p>
          </table:table-cell>
          <table:table-cell office:value-type="string" office:string-value=".PredefinedType-grijs153 { fill: url(#GIS_0_grijs_153); }" table:formula="of:=&quot;.PredefinedType-&quot; &amp; [.D44] &amp;&quot; { fill: url(#&quot; &amp;[.E44] &amp; &quot;); }&quot;" table:style-name="ce1">
            <text:p>.PredefinedType-grijs153 { fill: url(#GIS_0_grijs_153); }</text:p>
          </table:table-cell>
          <table:table-cell office:value-type="string" office:string-value=".material-grijs153 { fill: url(#GIS_0_grijs_153); }" table:formula="of:=&quot;.material-&quot; &amp; [.D44] &amp;&quot; { fill: url(#&quot; &amp;[.E44] &amp; &quot;); }&quot;" table:style-name="ce1">
            <text:p>.material-grijs153 { fill: url(#GIS_0_grijs_153); }</text:p>
          </table:table-cell>
          <table:table-cell office:value-type="string" table:style-name="ce1">
            <text:p>153,153,153,255</text:p>
          </table:table-cell>
          <table:table-cell office:value-type="string" table:style-name="ce1">
            <text:p>#999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magenta</text:p>
          </table:table-cell>
          <table:table-cell office:value-type="string" office:string-value="GISmagenta" table:formula="of:=SUBSTITUTE([.C45];&quot;_&quot;;&quot;&quot;)" table:style-name="ce1">
            <text:p>GISmagenta</text:p>
          </table:table-cell>
          <table:table-cell office:value-type="string" office:string-value="GIS_0_GIS_magenta" table:formula="of:=[.A45] &amp; &quot;_&quot; &amp; [.B45] &amp; &quot;_&quot; &amp; [.C45]" table:style-name="ce1">
            <text:p>GIS_0_GIS_magenta</text:p>
          </table:table-cell>
          <table:table-cell office:value-type="string" office:string-value=".PredefinedType-GISmagenta { fill: url(#GIS_0_GIS_magenta); }" table:formula="of:=&quot;.PredefinedType-&quot; &amp; [.D45] &amp;&quot; { fill: url(#&quot; &amp;[.E45] &amp; &quot;); }&quot;" table:style-name="ce1">
            <text:p>.PredefinedType-GISmagenta { fill: url(#GIS_0_GIS_magenta); }</text:p>
          </table:table-cell>
          <table:table-cell office:value-type="string" office:string-value=".material-GISmagenta { fill: url(#GIS_0_GIS_magenta); }" table:formula="of:=&quot;.material-&quot; &amp; [.D45] &amp;&quot; { fill: url(#&quot; &amp;[.E45] &amp; &quot;); }&quot;" table:style-name="ce1">
            <text:p>.material-GISmagenta { fill: url(#GIS_0_GIS_magenta); }</text:p>
          </table:table-cell>
          <table:table-cell office:value-type="string" table:style-name="ce1">
            <text:p>255,0,255,255</text:p>
          </table:table-cell>
          <table:table-cell office:value-type="string" table:style-name="ce1">
            <text:p>#FF00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1</text:p>
          </table:table-cell>
          <table:table-cell office:value-type="string" office:string-value="GISgroen1" table:formula="of:=SUBSTITUTE([.C46];&quot;_&quot;;&quot;&quot;)" table:style-name="ce1">
            <text:p>GISgroen1</text:p>
          </table:table-cell>
          <table:table-cell office:value-type="string" office:string-value="GIS_0_GIS_groen_1" table:formula="of:=[.A46] &amp; &quot;_&quot; &amp; [.B46] &amp; &quot;_&quot; &amp; [.C46]" table:style-name="ce1">
            <text:p>GIS_0_GIS_groen_1</text:p>
          </table:table-cell>
          <table:table-cell office:value-type="string" office:string-value=".PredefinedType-GISgroen1 { fill: url(#GIS_0_GIS_groen_1); }" table:formula="of:=&quot;.PredefinedType-&quot; &amp; [.D46] &amp;&quot; { fill: url(#&quot; &amp;[.E46] &amp; &quot;); }&quot;" table:style-name="ce1">
            <text:p>.PredefinedType-GISgroen1 { fill: url(#GIS_0_GIS_groen_1); }</text:p>
          </table:table-cell>
          <table:table-cell office:value-type="string" office:string-value=".material-GISgroen1 { fill: url(#GIS_0_GIS_groen_1); }" table:formula="of:=&quot;.material-&quot; &amp; [.D46] &amp;&quot; { fill: url(#&quot; &amp;[.E46] &amp; &quot;); }&quot;" table:style-name="ce1">
            <text:p>.material-GISgroen1 { fill: url(#GIS_0_GIS_groen_1); }</text:p>
          </table:table-cell>
          <table:table-cell office:value-type="string" table:style-name="ce1">
            <text:p>223,230,208,255</text:p>
          </table:table-cell>
          <table:table-cell office:value-type="string" table:style-name="ce1">
            <text:p>#DFE6D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2</text:p>
          </table:table-cell>
          <table:table-cell office:value-type="string" office:string-value="GISgroen2" table:formula="of:=SUBSTITUTE([.C47];&quot;_&quot;;&quot;&quot;)" table:style-name="ce1">
            <text:p>GISgroen2</text:p>
          </table:table-cell>
          <table:table-cell office:value-type="string" office:string-value="GIS_0_GIS_groen_2" table:formula="of:=[.A47] &amp; &quot;_&quot; &amp; [.B47] &amp; &quot;_&quot; &amp; [.C47]" table:style-name="ce1">
            <text:p>GIS_0_GIS_groen_2</text:p>
          </table:table-cell>
          <table:table-cell office:value-type="string" office:string-value=".PredefinedType-GISgroen2 { fill: url(#GIS_0_GIS_groen_2); }" table:formula="of:=&quot;.PredefinedType-&quot; &amp; [.D47] &amp;&quot; { fill: url(#&quot; &amp;[.E47] &amp; &quot;); }&quot;" table:style-name="ce1">
            <text:p>.PredefinedType-GISgroen2 { fill: url(#GIS_0_GIS_groen_2); }</text:p>
          </table:table-cell>
          <table:table-cell office:value-type="string" office:string-value=".material-GISgroen2 { fill: url(#GIS_0_GIS_groen_2); }" table:formula="of:=&quot;.material-&quot; &amp; [.D47] &amp;&quot; { fill: url(#&quot; &amp;[.E47] &amp; &quot;); }&quot;" table:style-name="ce1">
            <text:p>.material-GISgroen2 { fill: url(#GIS_0_GIS_groen_2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pand</text:p>
          </table:table-cell>
          <table:table-cell office:value-type="string" office:string-value="GISpand" table:formula="of:=SUBSTITUTE([.C48];&quot;_&quot;;&quot;&quot;)" table:style-name="ce1">
            <text:p>GISpand</text:p>
          </table:table-cell>
          <table:table-cell office:value-type="string" office:string-value="GIS_0_GIS_pand" table:formula="of:=[.A48] &amp; &quot;_&quot; &amp; [.B48] &amp; &quot;_&quot; &amp; [.C48]" table:style-name="ce1">
            <text:p>GIS_0_GIS_pand</text:p>
          </table:table-cell>
          <table:table-cell office:value-type="string" office:string-value=".PredefinedType-GISpand { fill: url(#GIS_0_GIS_pand); }" table:formula="of:=&quot;.PredefinedType-&quot; &amp; [.D48] &amp;&quot; { fill: url(#&quot; &amp;[.E48] &amp; &quot;); }&quot;" table:style-name="ce1">
            <text:p>.PredefinedType-GISpand { fill: url(#GIS_0_GIS_pand); }</text:p>
          </table:table-cell>
          <table:table-cell office:value-type="string" office:string-value=".material-GISpand { fill: url(#GIS_0_GIS_pand); }" table:formula="of:=&quot;.material-&quot; &amp; [.D48] &amp;&quot; { fill: url(#&quot; &amp;[.E48] &amp; &quot;); }&quot;" table:style-name="ce1">
            <text:p>.material-GISpand { fill: url(#GIS_0_GIS_pand); }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ater</text:p>
          </table:table-cell>
          <table:table-cell office:value-type="string" office:string-value="GISwater" table:formula="of:=SUBSTITUTE([.C49];&quot;_&quot;;&quot;&quot;)" table:style-name="ce1">
            <text:p>GISwater</text:p>
          </table:table-cell>
          <table:table-cell office:value-type="string" office:string-value="GIS_0_GIS_water" table:formula="of:=[.A49] &amp; &quot;_&quot; &amp; [.B49] &amp; &quot;_&quot; &amp; [.C49]" table:style-name="ce1">
            <text:p>GIS_0_GIS_water</text:p>
          </table:table-cell>
          <table:table-cell office:value-type="string" office:string-value=".PredefinedType-GISwater { fill: url(#GIS_0_GIS_water); }" table:formula="of:=&quot;.PredefinedType-&quot; &amp; [.D49] &amp;&quot; { fill: url(#&quot; &amp;[.E49] &amp; &quot;); }&quot;" table:style-name="ce1">
            <text:p>.PredefinedType-GISwater { fill: url(#GIS_0_GIS_water); }</text:p>
          </table:table-cell>
          <table:table-cell office:value-type="string" office:string-value=".material-GISwater { fill: url(#GIS_0_GIS_water); }" table:formula="of:=&quot;.material-&quot; &amp; [.D49] &amp;&quot; { fill: url(#&quot; &amp;[.E49] &amp; &quot;); }&quot;" table:style-name="ce1">
            <text:p>.material-GISwater { fill: url(#GIS_0_GIS_water); }</text:p>
          </table:table-cell>
          <table:table-cell office:value-type="string" table:style-name="ce1">
            <text:p>205,230,237,255</text:p>
          </table:table-cell>
          <table:table-cell office:value-type="string" table:style-name="ce1">
            <text:p>#CDE6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1</text:p>
          </table:table-cell>
          <table:table-cell office:value-type="string" office:string-value="GISweg1" table:formula="of:=SUBSTITUTE([.C50];&quot;_&quot;;&quot;&quot;)" table:style-name="ce1">
            <text:p>GISweg1</text:p>
          </table:table-cell>
          <table:table-cell office:value-type="string" office:string-value="GIS_0_GIS_weg_1" table:formula="of:=[.A50] &amp; &quot;_&quot; &amp; [.B50] &amp; &quot;_&quot; &amp; [.C50]" table:style-name="ce1">
            <text:p>GIS_0_GIS_weg_1</text:p>
          </table:table-cell>
          <table:table-cell office:value-type="string" office:string-value=".PredefinedType-GISweg1 { fill: url(#GIS_0_GIS_weg_1); }" table:formula="of:=&quot;.PredefinedType-&quot; &amp; [.D50] &amp;&quot; { fill: url(#&quot; &amp;[.E50] &amp; &quot;); }&quot;" table:style-name="ce1">
            <text:p>.PredefinedType-GISweg1 { fill: url(#GIS_0_GIS_weg_1); }</text:p>
          </table:table-cell>
          <table:table-cell office:value-type="string" office:string-value=".material-GISweg1 { fill: url(#GIS_0_GIS_weg_1); }" table:formula="of:=&quot;.material-&quot; &amp; [.D50] &amp;&quot; { fill: url(#&quot; &amp;[.E50] &amp; &quot;); }&quot;" table:style-name="ce1">
            <text:p>.material-GISweg1 { fill: url(#GIS_0_GIS_weg_1); }</text:p>
          </table:table-cell>
          <table:table-cell office:value-type="string" table:style-name="ce1">
            <text:p>234,234,234,255</text:p>
          </table:table-cell>
          <table:table-cell office:value-type="string" table:style-name="ce1">
            <text:p>#EAEAE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2</text:p>
          </table:table-cell>
          <table:table-cell office:value-type="string" office:string-value="GISweg2" table:formula="of:=SUBSTITUTE([.C51];&quot;_&quot;;&quot;&quot;)" table:style-name="ce1">
            <text:p>GISweg2</text:p>
          </table:table-cell>
          <table:table-cell office:value-type="string" office:string-value="GIS_0_GIS_weg_2" table:formula="of:=[.A51] &amp; &quot;_&quot; &amp; [.B51] &amp; &quot;_&quot; &amp; [.C51]" table:style-name="ce1">
            <text:p>GIS_0_GIS_weg_2</text:p>
          </table:table-cell>
          <table:table-cell office:value-type="string" office:string-value=".PredefinedType-GISweg2 { fill: url(#GIS_0_GIS_weg_2); }" table:formula="of:=&quot;.PredefinedType-&quot; &amp; [.D51] &amp;&quot; { fill: url(#&quot; &amp;[.E51] &amp; &quot;); }&quot;" table:style-name="ce1">
            <text:p>.PredefinedType-GISweg2 { fill: url(#GIS_0_GIS_weg_2); }</text:p>
          </table:table-cell>
          <table:table-cell office:value-type="string" office:string-value=".material-GISweg2 { fill: url(#GIS_0_GIS_weg_2); }" table:formula="of:=&quot;.material-&quot; &amp; [.D51] &amp;&quot; { fill: url(#&quot; &amp;[.E51] &amp; &quot;); }&quot;" table:style-name="ce1">
            <text:p>.material-GISweg2 { fill: url(#GIS_0_GIS_weg_2); }</text:p>
          </table:table-cell>
          <table:table-cell office:value-type="string" table:style-name="ce1">
            <text:p>251,251,251,255</text:p>
          </table:table-cell>
          <table:table-cell office:value-type="string" table:style-name="ce1">
            <text:p>#FBFBF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ruinkool</text:p>
          </table:table-cell>
          <table:table-cell office:value-type="string" office:string-value="bruinkool" table:formula="of:=SUBSTITUTE([.C52];&quot;_&quot;;&quot;&quot;)" table:style-name="ce1">
            <text:p>bruinkool</text:p>
          </table:table-cell>
          <table:table-cell office:value-type="string" office:string-value="NEN5104_0_bruinkool" table:formula="of:=[.A52] &amp; &quot;_&quot; &amp; [.B52] &amp; &quot;_&quot; &amp; [.C52]" table:style-name="ce1">
            <text:p>NEN5104_0_bruinkool</text:p>
          </table:table-cell>
          <table:table-cell office:value-type="string" office:string-value=".PredefinedType-bruinkool { fill: url(#NEN5104_0_bruinkool); }" table:formula="of:=&quot;.PredefinedType-&quot; &amp; [.D52] &amp;&quot; { fill: url(#&quot; &amp;[.E52] &amp; &quot;); }&quot;" table:style-name="ce1">
            <text:p>.PredefinedType-bruinkool { fill: url(#NEN5104_0_bruinkool); }</text:p>
          </table:table-cell>
          <table:table-cell office:value-type="string" office:string-value=".material-bruinkool { fill: url(#NEN5104_0_bruinkool); }" table:formula="of:=&quot;.material-&quot; &amp; [.D52] &amp;&quot; { fill: url(#&quot; &amp;[.E52] &amp; &quot;); }&quot;" table:style-name="ce1">
            <text:p>.material-bruinkool { fill: url(#NEN5104_0_bruinkoo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53];&quot;_&quot;;&quot;&quot;)" table:style-name="ce1">
            <text:p>grind</text:p>
          </table:table-cell>
          <table:table-cell office:value-type="string" office:string-value="NEN5104_1_grind" table:formula="of:=[.A53] &amp; &quot;_&quot; &amp; [.B53] &amp; &quot;_&quot; &amp; [.C53]" table:style-name="ce1">
            <text:p>NEN5104_1_grind</text:p>
          </table:table-cell>
          <table:table-cell office:value-type="string" office:string-value=".PredefinedType-grind { fill: url(#NEN5104_1_grind); }" table:formula="of:=&quot;.PredefinedType-&quot; &amp; [.D53] &amp;&quot; { fill: url(#&quot; &amp;[.E53] &amp; &quot;); }&quot;" table:style-name="ce1">
            <text:p>.PredefinedType-grind { fill: url(#NEN5104_1_grind); }</text:p>
          </table:table-cell>
          <table:table-cell office:value-type="string" office:string-value=".material-grind { fill: url(#NEN5104_1_grind); }" table:formula="of:=&quot;.material-&quot; &amp; [.D53] &amp;&quot; { fill: url(#&quot; &amp;[.E53] &amp; &quot;); }&quot;" table:style-name="ce1">
            <text:p>.material-grind { fill: url(#NEN5104_1_gri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houtresten</text:p>
          </table:table-cell>
          <table:table-cell office:value-type="string" office:string-value="houtresten" table:formula="of:=SUBSTITUTE([.C54];&quot;_&quot;;&quot;&quot;)" table:style-name="ce1">
            <text:p>houtresten</text:p>
          </table:table-cell>
          <table:table-cell office:value-type="string" office:string-value="NEN5104_2_houtresten" table:formula="of:=[.A54] &amp; &quot;_&quot; &amp; [.B54] &amp; &quot;_&quot; &amp; [.C54]" table:style-name="ce1">
            <text:p>NEN5104_2_houtresten</text:p>
          </table:table-cell>
          <table:table-cell office:value-type="string" office:string-value=".PredefinedType-houtresten { fill: url(#NEN5104_2_houtresten); }" table:formula="of:=&quot;.PredefinedType-&quot; &amp; [.D54] &amp;&quot; { fill: url(#&quot; &amp;[.E54] &amp; &quot;); }&quot;" table:style-name="ce1">
            <text:p>.PredefinedType-houtresten { fill: url(#NEN5104_2_houtresten); }</text:p>
          </table:table-cell>
          <table:table-cell office:value-type="string" office:string-value=".material-houtresten { fill: url(#NEN5104_2_houtresten); }" table:formula="of:=&quot;.material-&quot; &amp; [.D54] &amp;&quot; { fill: url(#&quot; &amp;[.E54] &amp; &quot;); }&quot;" table:style-name="ce1">
            <text:p>.material-houtresten { fill: url(#NEN5104_2_houtrest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huisvuil</text:p>
          </table:table-cell>
          <table:table-cell office:value-type="string" office:string-value="huisvuil" table:formula="of:=SUBSTITUTE([.C55];&quot;_&quot;;&quot;&quot;)" table:style-name="ce1">
            <text:p>huisvuil</text:p>
          </table:table-cell>
          <table:table-cell office:value-type="string" office:string-value="NEN5104_3_huisvuil" table:formula="of:=[.A55] &amp; &quot;_&quot; &amp; [.B55] &amp; &quot;_&quot; &amp; [.C55]" table:style-name="ce1">
            <text:p>NEN5104_3_huisvuil</text:p>
          </table:table-cell>
          <table:table-cell office:value-type="string" office:string-value=".PredefinedType-huisvuil { fill: url(#NEN5104_3_huisvuil); }" table:formula="of:=&quot;.PredefinedType-&quot; &amp; [.D55] &amp;&quot; { fill: url(#&quot; &amp;[.E55] &amp; &quot;); }&quot;" table:style-name="ce1">
            <text:p>.PredefinedType-huisvuil { fill: url(#NEN5104_3_huisvuil); }</text:p>
          </table:table-cell>
          <table:table-cell office:value-type="string" office:string-value=".material-huisvuil { fill: url(#NEN5104_3_huisvuil); }" table:formula="of:=&quot;.material-&quot; &amp; [.D55] &amp;&quot; { fill: url(#&quot; &amp;[.E55] &amp; &quot;); }&quot;" table:style-name="ce1">
            <text:p>.material-huisvuil { fill: url(#NEN5104_3_huisvui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56];&quot;_&quot;;&quot;&quot;)" table:style-name="ce1">
            <text:p>klei</text:p>
          </table:table-cell>
          <table:table-cell office:value-type="string" office:string-value="NEN5104_4_klei" table:formula="of:=[.A56] &amp; &quot;_&quot; &amp; [.B56] &amp; &quot;_&quot; &amp; [.C56]" table:style-name="ce1">
            <text:p>NEN5104_4_klei</text:p>
          </table:table-cell>
          <table:table-cell office:value-type="string" office:string-value=".PredefinedType-klei { fill: url(#NEN5104_4_klei); }" table:formula="of:=&quot;.PredefinedType-&quot; &amp; [.D56] &amp;&quot; { fill: url(#&quot; &amp;[.E56] &amp; &quot;); }&quot;" table:style-name="ce1">
            <text:p>.PredefinedType-klei { fill: url(#NEN5104_4_klei); }</text:p>
          </table:table-cell>
          <table:table-cell office:value-type="string" office:string-value=".material-klei { fill: url(#NEN5104_4_klei); }" table:formula="of:=&quot;.material-&quot; &amp; [.D56] &amp;&quot; { fill: url(#&quot; &amp;[.E56] &amp; &quot;); }&quot;" table:style-name="ce1">
            <text:p>.material-klei { fill: url(#NEN5104_4_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leem</text:p>
          </table:table-cell>
          <table:table-cell office:value-type="string" office:string-value="leem" table:formula="of:=SUBSTITUTE([.C57];&quot;_&quot;;&quot;&quot;)" table:style-name="ce1">
            <text:p>leem</text:p>
          </table:table-cell>
          <table:table-cell office:value-type="string" office:string-value="NEN5104_5_leem" table:formula="of:=[.A57] &amp; &quot;_&quot; &amp; [.B57] &amp; &quot;_&quot; &amp; [.C57]" table:style-name="ce1">
            <text:p>NEN5104_5_leem</text:p>
          </table:table-cell>
          <table:table-cell office:value-type="string" office:string-value=".PredefinedType-leem { fill: url(#NEN5104_5_leem); }" table:formula="of:=&quot;.PredefinedType-&quot; &amp; [.D57] &amp;&quot; { fill: url(#&quot; &amp;[.E57] &amp; &quot;); }&quot;" table:style-name="ce1">
            <text:p>.PredefinedType-leem { fill: url(#NEN5104_5_leem); }</text:p>
          </table:table-cell>
          <table:table-cell office:value-type="string" office:string-value=".material-leem { fill: url(#NEN5104_5_leem); }" table:formula="of:=&quot;.material-&quot; &amp; [.D57] &amp;&quot; { fill: url(#&quot; &amp;[.E57] &amp; &quot;); }&quot;" table:style-name="ce1">
            <text:p>.material-leem { fill: url(#NEN5104_5_leem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mergel</text:p>
          </table:table-cell>
          <table:table-cell office:value-type="string" office:string-value="mergel" table:formula="of:=SUBSTITUTE([.C58];&quot;_&quot;;&quot;&quot;)" table:style-name="ce1">
            <text:p>mergel</text:p>
          </table:table-cell>
          <table:table-cell office:value-type="string" office:string-value="NEN5104_6_mergel" table:formula="of:=[.A58] &amp; &quot;_&quot; &amp; [.B58] &amp; &quot;_&quot; &amp; [.C58]" table:style-name="ce1">
            <text:p>NEN5104_6_mergel</text:p>
          </table:table-cell>
          <table:table-cell office:value-type="string" office:string-value=".PredefinedType-mergel { fill: url(#NEN5104_6_mergel); }" table:formula="of:=&quot;.PredefinedType-&quot; &amp; [.D58] &amp;&quot; { fill: url(#&quot; &amp;[.E58] &amp; &quot;); }&quot;" table:style-name="ce1">
            <text:p>.PredefinedType-mergel { fill: url(#NEN5104_6_mergel); }</text:p>
          </table:table-cell>
          <table:table-cell office:value-type="string" office:string-value=".material-mergel { fill: url(#NEN5104_6_mergel); }" table:formula="of:=&quot;.material-&quot; &amp; [.D58] &amp;&quot; { fill: url(#&quot; &amp;[.E58] &amp; &quot;); }&quot;" table:style-name="ce1">
            <text:p>.material-mergel { fill: url(#NEN5104_6_merge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mijnsteen</text:p>
          </table:table-cell>
          <table:table-cell office:value-type="string" office:string-value="mijnsteen" table:formula="of:=SUBSTITUTE([.C59];&quot;_&quot;;&quot;&quot;)" table:style-name="ce1">
            <text:p>mijnsteen</text:p>
          </table:table-cell>
          <table:table-cell office:value-type="string" office:string-value="NEN5104_7_mijnsteen" table:formula="of:=[.A59] &amp; &quot;_&quot; &amp; [.B59] &amp; &quot;_&quot; &amp; [.C59]" table:style-name="ce1">
            <text:p>NEN5104_7_mijnsteen</text:p>
          </table:table-cell>
          <table:table-cell office:value-type="string" office:string-value=".PredefinedType-mijnsteen { fill: url(#NEN5104_7_mijnsteen); }" table:formula="of:=&quot;.PredefinedType-&quot; &amp; [.D59] &amp;&quot; { fill: url(#&quot; &amp;[.E59] &amp; &quot;); }&quot;" table:style-name="ce1">
            <text:p>.PredefinedType-mijnsteen { fill: url(#NEN5104_7_mijnsteen); }</text:p>
          </table:table-cell>
          <table:table-cell office:value-type="string" office:string-value=".material-mijnsteen { fill: url(#NEN5104_7_mijnsteen); }" table:formula="of:=&quot;.material-&quot; &amp; [.D59] &amp;&quot; { fill: url(#&quot; &amp;[.E59] &amp; &quot;); }&quot;" table:style-name="ce1">
            <text:p>.material-mijnsteen { fill: url(#NEN5104_7_mijnst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oer</text:p>
          </table:table-cell>
          <table:table-cell office:value-type="string" office:string-value="oer" table:formula="of:=SUBSTITUTE([.C60];&quot;_&quot;;&quot;&quot;)" table:style-name="ce1">
            <text:p>oer</text:p>
          </table:table-cell>
          <table:table-cell office:value-type="string" office:string-value="NEN5104_8_oer" table:formula="of:=[.A60] &amp; &quot;_&quot; &amp; [.B60] &amp; &quot;_&quot; &amp; [.C60]" table:style-name="ce1">
            <text:p>NEN5104_8_oer</text:p>
          </table:table-cell>
          <table:table-cell office:value-type="string" office:string-value=".PredefinedType-oer { fill: url(#NEN5104_8_oer); }" table:formula="of:=&quot;.PredefinedType-&quot; &amp; [.D60] &amp;&quot; { fill: url(#&quot; &amp;[.E60] &amp; &quot;); }&quot;" table:style-name="ce1">
            <text:p>.PredefinedType-oer { fill: url(#NEN5104_8_oer); }</text:p>
          </table:table-cell>
          <table:table-cell office:value-type="string" office:string-value=".material-oer { fill: url(#NEN5104_8_oer); }" table:formula="of:=&quot;.material-&quot; &amp; [.D60] &amp;&quot; { fill: url(#&quot; &amp;[.E60] &amp; &quot;); }&quot;" table:style-name="ce1">
            <text:p>.material-oer { fill: url(#NEN5104_8_oer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puin_puinhout</text:p>
          </table:table-cell>
          <table:table-cell office:value-type="string" office:string-value="puinpuinhout" table:formula="of:=SUBSTITUTE([.C61];&quot;_&quot;;&quot;&quot;)" table:style-name="ce1">
            <text:p>puinpuinhout</text:p>
          </table:table-cell>
          <table:table-cell office:value-type="string" office:string-value="NEN5104_9_puin_puinhout" table:formula="of:=[.A61] &amp; &quot;_&quot; &amp; [.B61] &amp; &quot;_&quot; &amp; [.C61]" table:style-name="ce1">
            <text:p>NEN5104_9_puin_puinhout</text:p>
          </table:table-cell>
          <table:table-cell office:value-type="string" office:string-value=".PredefinedType-puinpuinhout { fill: url(#NEN5104_9_puin_puinhout); }" table:formula="of:=&quot;.PredefinedType-&quot; &amp; [.D61] &amp;&quot; { fill: url(#&quot; &amp;[.E61] &amp; &quot;); }&quot;" table:style-name="ce1">
            <text:p>.PredefinedType-puinpuinhout { fill: url(#NEN5104_9_puin_puinhout); }</text:p>
          </table:table-cell>
          <table:table-cell office:value-type="string" office:string-value=".material-puinpuinhout { fill: url(#NEN5104_9_puin_puinhout); }" table:formula="of:=&quot;.material-&quot; &amp; [.D61] &amp;&quot; { fill: url(#&quot; &amp;[.E61] &amp; &quot;); }&quot;" table:style-name="ce1">
            <text:p>.material-puinpuinhout { fill: url(#NEN5104_9_puin_puinhout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schelpen</text:p>
          </table:table-cell>
          <table:table-cell office:value-type="string" office:string-value="schelpen" table:formula="of:=SUBSTITUTE([.C62];&quot;_&quot;;&quot;&quot;)" table:style-name="ce1">
            <text:p>schelpen</text:p>
          </table:table-cell>
          <table:table-cell office:value-type="string" office:string-value="NEN5104_10_schelpen" table:formula="of:=[.A62] &amp; &quot;_&quot; &amp; [.B62] &amp; &quot;_&quot; &amp; [.C62]" table:style-name="ce1">
            <text:p>NEN5104_10_schelpen</text:p>
          </table:table-cell>
          <table:table-cell office:value-type="string" office:string-value=".PredefinedType-schelpen { fill: url(#NEN5104_10_schelpen); }" table:formula="of:=&quot;.PredefinedType-&quot; &amp; [.D62] &amp;&quot; { fill: url(#&quot; &amp;[.E62] &amp; &quot;); }&quot;" table:style-name="ce1">
            <text:p>.PredefinedType-schelpen { fill: url(#NEN5104_10_schelpen); }</text:p>
          </table:table-cell>
          <table:table-cell office:value-type="string" office:string-value=".material-schelpen { fill: url(#NEN5104_10_schelpen); }" table:formula="of:=&quot;.material-&quot; &amp; [.D62] &amp;&quot; { fill: url(#&quot; &amp;[.E62] &amp; &quot;); }&quot;" table:style-name="ce1">
            <text:p>.material-schelpen { fill: url(#NEN5104_10_schelp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lakken</text:p>
          </table:table-cell>
          <table:table-cell office:value-type="string" office:string-value="slakken" table:formula="of:=SUBSTITUTE([.C63];&quot;_&quot;;&quot;&quot;)" table:style-name="ce1">
            <text:p>slakken</text:p>
          </table:table-cell>
          <table:table-cell office:value-type="string" office:string-value="NEN5104_11_slakken" table:formula="of:=[.A63] &amp; &quot;_&quot; &amp; [.B63] &amp; &quot;_&quot; &amp; [.C63]" table:style-name="ce1">
            <text:p>NEN5104_11_slakken</text:p>
          </table:table-cell>
          <table:table-cell office:value-type="string" office:string-value=".PredefinedType-slakken { fill: url(#NEN5104_11_slakken); }" table:formula="of:=&quot;.PredefinedType-&quot; &amp; [.D63] &amp;&quot; { fill: url(#&quot; &amp;[.E63] &amp; &quot;); }&quot;" table:style-name="ce1">
            <text:p>.PredefinedType-slakken { fill: url(#NEN5104_11_slakken); }</text:p>
          </table:table-cell>
          <table:table-cell office:value-type="string" office:string-value=".material-slakken { fill: url(#NEN5104_11_slakken); }" table:formula="of:=&quot;.material-&quot; &amp; [.D63] &amp;&quot; { fill: url(#&quot; &amp;[.E63] &amp; &quot;); }&quot;" table:style-name="ce1">
            <text:p>.material-slakken { fill: url(#NEN5104_11_slakk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64];&quot;_&quot;;&quot;&quot;)" table:style-name="ce1">
            <text:p>veen</text:p>
          </table:table-cell>
          <table:table-cell office:value-type="string" office:string-value="NEN5104_12_veen" table:formula="of:=[.A64] &amp; &quot;_&quot; &amp; [.B64] &amp; &quot;_&quot; &amp; [.C64]" table:style-name="ce1">
            <text:p>NEN5104_12_veen</text:p>
          </table:table-cell>
          <table:table-cell office:value-type="string" office:string-value=".PredefinedType-veen { fill: url(#NEN5104_12_veen); }" table:formula="of:=&quot;.PredefinedType-&quot; &amp; [.D64] &amp;&quot; { fill: url(#&quot; &amp;[.E64] &amp; &quot;); }&quot;" table:style-name="ce1">
            <text:p>.PredefinedType-veen { fill: url(#NEN5104_12_veen); }</text:p>
          </table:table-cell>
          <table:table-cell office:value-type="string" office:string-value=".material-veen { fill: url(#NEN5104_12_veen); }" table:formula="of:=&quot;.material-&quot; &amp; [.D64] &amp;&quot; { fill: url(#&quot; &amp;[.E64] &amp; &quot;); }&quot;" table:style-name="ce1">
            <text:p>.material-veen { fill: url(#NEN5104_12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veenresten</text:p>
          </table:table-cell>
          <table:table-cell office:value-type="string" office:string-value="veenresten" table:formula="of:=SUBSTITUTE([.C65];&quot;_&quot;;&quot;&quot;)" table:style-name="ce1">
            <text:p>veenresten</text:p>
          </table:table-cell>
          <table:table-cell office:value-type="string" office:string-value="NEN5104_13_veenresten" table:formula="of:=[.A65] &amp; &quot;_&quot; &amp; [.B65] &amp; &quot;_&quot; &amp; [.C65]" table:style-name="ce1">
            <text:p>NEN5104_13_veenresten</text:p>
          </table:table-cell>
          <table:table-cell office:value-type="string" office:string-value=".PredefinedType-veenresten { fill: url(#NEN5104_13_veenresten); }" table:formula="of:=&quot;.PredefinedType-&quot; &amp; [.D65] &amp;&quot; { fill: url(#&quot; &amp;[.E65] &amp; &quot;); }&quot;" table:style-name="ce1">
            <text:p>.PredefinedType-veenresten { fill: url(#NEN5104_13_veenresten); }</text:p>
          </table:table-cell>
          <table:table-cell office:value-type="string" office:string-value=".material-veenresten { fill: url(#NEN5104_13_veenresten); }" table:formula="of:=&quot;.material-&quot; &amp; [.D65] &amp;&quot; { fill: url(#&quot; &amp;[.E65] &amp; &quot;); }&quot;" table:style-name="ce1">
            <text:p>.material-veenresten { fill: url(#NEN5104_13_veenrest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66];&quot;_&quot;;&quot;&quot;)" table:style-name="ce1">
            <text:p>zand</text:p>
          </table:table-cell>
          <table:table-cell office:value-type="string" office:string-value="NEN5104_14_zand" table:formula="of:=[.A66] &amp; &quot;_&quot; &amp; [.B66] &amp; &quot;_&quot; &amp; [.C66]" table:style-name="ce1">
            <text:p>NEN5104_14_zand</text:p>
          </table:table-cell>
          <table:table-cell office:value-type="string" office:string-value=".PredefinedType-zand { fill: url(#NEN5104_14_zand); }" table:formula="of:=&quot;.PredefinedType-&quot; &amp; [.D66] &amp;&quot; { fill: url(#&quot; &amp;[.E66] &amp; &quot;); }&quot;" table:style-name="ce1">
            <text:p>.PredefinedType-zand { fill: url(#NEN5104_14_zand); }</text:p>
          </table:table-cell>
          <table:table-cell office:value-type="string" office:string-value=".material-zand { fill: url(#NEN5104_14_zand); }" table:formula="of:=&quot;.material-&quot; &amp; [.D66] &amp;&quot; { fill: url(#&quot; &amp;[.E66] &amp; &quot;); }&quot;" table:style-name="ce1">
            <text:p>.material-zand { fill: url(#NEN5104_14_za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ond_fijn_korrelig</text:p>
          </table:table-cell>
          <table:table-cell office:value-type="string" office:string-value="grondfijnkorrelig" table:formula="of:=SUBSTITUTE([.C67];&quot;_&quot;;&quot;&quot;)" table:style-name="ce1">
            <text:p>grondfijnkorrelig</text:p>
          </table:table-cell>
          <table:table-cell office:value-type="string" office:string-value="Robertsen_1990_NL_1_grond_fijn_korrelig" table:formula="of:=[.A67] &amp; &quot;_&quot; &amp; [.B67] &amp; &quot;_&quot; &amp; [.C67]" table:style-name="ce1">
            <text:p>Robertsen_1990_NL_1_grond_fijn_korrelig</text:p>
          </table:table-cell>
          <table:table-cell office:value-type="string" office:string-value=".PredefinedType-grondfijnkorrelig { fill: url(#Robertsen_1990_NL_1_grond_fijn_korrelig); }" table:formula="of:=&quot;.PredefinedType-&quot; &amp; [.D67] &amp;&quot; { fill: url(#&quot; &amp;[.E67] &amp; &quot;); }&quot;" table:style-name="ce1">
            <text:p>.PredefinedType-grondfijnkorrelig { fill: url(#Robertsen_1990_NL_1_grond_fijn_korrelig); }</text:p>
          </table:table-cell>
          <table:table-cell office:value-type="string" office:string-value=".material-grondfijnkorrelig { fill: url(#Robertsen_1990_NL_1_grond_fijn_korrelig); }" table:formula="of:=&quot;.material-&quot; &amp; [.D67] &amp;&quot; { fill: url(#&quot; &amp;[.E67] &amp; &quot;); }&quot;" table:style-name="ce1">
            <text:p>.material-grondfijnkorrelig { fill: url(#Robertsen_1990_NL_1_grond_fijn_korrelig); }</text:p>
          </table:table-cell>
          <table:table-cell office:value-type="string" table:style-name="ce1">
            <text:p>210,048,050,255</text:p>
          </table:table-cell>
          <table:table-cell office:value-type="string" table:style-name="ce1">
            <text:p>#D230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veen_organisch_materiaal</text:p>
          </table:table-cell>
          <table:table-cell office:value-type="string" office:string-value="veenorganischmateriaal" table:formula="of:=SUBSTITUTE([.C68];&quot;_&quot;;&quot;&quot;)" table:style-name="ce1">
            <text:p>veenorganischmateriaal</text:p>
          </table:table-cell>
          <table:table-cell office:value-type="string" office:string-value="Robertsen_1990_NL_2_veen_organisch_materiaal" table:formula="of:=[.A68] &amp; &quot;_&quot; &amp; [.B68] &amp; &quot;_&quot; &amp; [.C68]" table:style-name="ce1">
            <text:p>Robertsen_1990_NL_2_veen_organisch_materiaal</text:p>
          </table:table-cell>
          <table:table-cell office:value-type="string" office:string-value=".PredefinedType-veenorganischmateriaal { fill: url(#Robertsen_1990_NL_2_veen_organisch_materiaal); }" table:formula="of:=&quot;.PredefinedType-&quot; &amp; [.D68] &amp;&quot; { fill: url(#&quot; &amp;[.E68] &amp; &quot;); }&quot;" table:style-name="ce1">
            <text:p>.PredefinedType-veenorganischmateriaal { fill: url(#Robertsen_1990_NL_2_veen_organisch_materiaal); }</text:p>
          </table:table-cell>
          <table:table-cell office:value-type="string" office:string-value=".material-veenorganischmateriaal { fill: url(#Robertsen_1990_NL_2_veen_organisch_materiaal); }" table:formula="of:=&quot;.material-&quot; &amp; [.D68] &amp;&quot; { fill: url(#&quot; &amp;[.E68] &amp; &quot;); }&quot;" table:style-name="ce1">
            <text:p>.material-veenorganischmateriaal { fill: url(#Robertsen_1990_NL_2_veen_organisch_materiaal); }</text:p>
          </table:table-cell>
          <table:table-cell office:value-type="string" table:style-name="ce1">
            <text:p>216,091,046,255</text:p>
          </table:table-cell>
          <table:table-cell office:value-type="string" table:style-name="ce1">
            <text:p>#D85B2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klei_weinig_tot_matig_silthoudend</text:p>
          </table:table-cell>
          <table:table-cell office:value-type="string" office:string-value="kleiweinigtotmatigsilthoudend" table:formula="of:=SUBSTITUTE([.C69];&quot;_&quot;;&quot;&quot;)" table:style-name="ce1">
            <text:p>kleiweinigtotmatigsilthoudend</text:p>
          </table:table-cell>
          <table:table-cell office:value-type="string" office:string-value="Robertsen_1990_NL_3_klei_weinig_tot_matig_silthoudend" table:formula="of:=[.A69] &amp; &quot;_&quot; &amp; [.B69] &amp; &quot;_&quot; &amp; [.C69]" table:style-name="ce1">
            <text:p>Robertsen_1990_NL_3_klei_weinig_tot_matig_silthoudend</text:p>
          </table:table-cell>
          <table:table-cell office:value-type="string" office:string-value=".PredefinedType-kleiweinigtotmatigsilthoudend { fill: url(#Robertsen_1990_NL_3_klei_weinig_tot_matig_silthoudend); }" table:formula="of:=&quot;.PredefinedType-&quot; &amp; [.D69] &amp;&quot; { fill: url(#&quot; &amp;[.E69] &amp; &quot;); }&quot;" table:style-name="ce1">
            <text:p>.PredefinedType-kleiweinigtotmatigsilthoudend { fill: url(#Robertsen_1990_NL_3_klei_weinig_tot_matig_silthoudend); }</text:p>
          </table:table-cell>
          <table:table-cell office:value-type="string" office:string-value=".material-kleiweinigtotmatigsilthoudend { fill: url(#Robertsen_1990_NL_3_klei_weinig_tot_matig_silthoudend); }" table:formula="of:=&quot;.material-&quot; &amp; [.D69] &amp;&quot; { fill: url(#&quot; &amp;[.E69] &amp; &quot;); }&quot;" table:style-name="ce1">
            <text:p>.material-kleiweinigtotmatigsilthoudend { fill: url(#Robertsen_1990_NL_3_klei_weinig_tot_matig_silthoudend); }</text:p>
          </table:table-cell>
          <table:table-cell office:value-type="string" table:style-name="ce1">
            <text:p>112,104,253,255</text:p>
          </table:table-cell>
          <table:table-cell office:value-type="string" table:style-name="ce1">
            <text:p>#7068F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_silthoudend_leem</text:p>
          </table:table-cell>
          <table:table-cell office:value-type="string" office:string-value="kleisilthoudendleem" table:formula="of:=SUBSTITUTE([.C70];&quot;_&quot;;&quot;&quot;)" table:style-name="ce1">
            <text:p>kleisilthoudendleem</text:p>
          </table:table-cell>
          <table:table-cell office:value-type="string" office:string-value="Robertsen_1990_NL_4_klei_silthoudend_leem" table:formula="of:=[.A70] &amp; &quot;_&quot; &amp; [.B70] &amp; &quot;_&quot; &amp; [.C70]" table:style-name="ce1">
            <text:p>Robertsen_1990_NL_4_klei_silthoudend_leem</text:p>
          </table:table-cell>
          <table:table-cell office:value-type="string" office:string-value=".PredefinedType-kleisilthoudendleem { fill: url(#Robertsen_1990_NL_4_klei_silthoudend_leem); }" table:formula="of:=&quot;.PredefinedType-&quot; &amp; [.D70] &amp;&quot; { fill: url(#&quot; &amp;[.E70] &amp; &quot;); }&quot;" table:style-name="ce1">
            <text:p>.PredefinedType-kleisilthoudendleem { fill: url(#Robertsen_1990_NL_4_klei_silthoudend_leem); }</text:p>
          </table:table-cell>
          <table:table-cell office:value-type="string" office:string-value=".material-kleisilthoudendleem { fill: url(#Robertsen_1990_NL_4_klei_silthoudend_leem); }" table:formula="of:=&quot;.material-&quot; &amp; [.D70] &amp;&quot; { fill: url(#&quot; &amp;[.E70] &amp; &quot;); }&quot;" table:style-name="ce1">
            <text:p>.material-kleisilthoudendleem { fill: url(#Robertsen_1990_NL_4_klei_silthoudend_leem); }</text:p>
          </table:table-cell>
          <table:table-cell office:value-type="string" table:style-name="ce1">
            <text:p>177,227,142,255</text:p>
          </table:table-cell>
          <table:table-cell office:value-type="string" table:style-name="ce1">
            <text:p>#B1E38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zand_silthoudend_of_losgepakt_tot_leem</text:p>
          </table:table-cell>
          <table:table-cell office:value-type="string" office:string-value="zandsilthoudendoflosgepakttotleem" table:formula="of:=SUBSTITUTE([.C71];&quot;_&quot;;&quot;&quot;)" table:style-name="ce1">
            <text:p>zandsilthoudendoflosgepakttotleem</text:p>
          </table:table-cell>
          <table:table-cell office:value-type="string" office:string-value="Robertsen_1990_NL_5_zand_silthoudend_of_losgepakt_tot_leem" table:formula="of:=[.A71] &amp; &quot;_&quot; &amp; [.B71] &amp; &quot;_&quot; &amp; [.C71]" table:style-name="ce1">
            <text:p>Robertsen_1990_NL_5_zand_silthoudend_of_losgepakt_tot_leem</text:p>
          </table:table-cell>
          <table:table-cell office:value-type="string" office:string-value=".PredefinedType-zandsilthoudendoflosgepakttotleem { fill: url(#Robertsen_1990_NL_5_zand_silthoudend_of_losgepakt_tot_leem); }" table:formula="of:=&quot;.PredefinedType-&quot; &amp; [.D71] &amp;&quot; { fill: url(#&quot; &amp;[.E71] &amp; &quot;); }&quot;" table:style-name="ce1">
            <text:p>.PredefinedType-zandsilthoudendoflosgepakttotleem { fill: url(#Robertsen_1990_NL_5_zand_silthoudend_of_losgepakt_tot_leem); }</text:p>
          </table:table-cell>
          <table:table-cell office:value-type="string" office:string-value=".material-zandsilthoudendoflosgepakttotleem { fill: url(#Robertsen_1990_NL_5_zand_silthoudend_of_losgepakt_tot_leem); }" table:formula="of:=&quot;.material-&quot; &amp; [.D71] &amp;&quot; { fill: url(#&quot; &amp;[.E71] &amp; &quot;); }&quot;" table:style-name="ce1">
            <text:p>.material-zandsilthoudendoflosgepakttotleem { fill: url(#Robertsen_1990_NL_5_zand_silthoudend_of_losgepakt_tot_leem); }</text:p>
          </table:table-cell>
          <table:table-cell office:value-type="string" table:style-name="ce1">
            <text:p>227,243,179,255</text:p>
          </table:table-cell>
          <table:table-cell office:value-type="string" table:style-name="ce1">
            <text:p>#E3F3B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zand_weinig_silthoudend_tot_silthoudend</text:p>
          </table:table-cell>
          <table:table-cell office:value-type="string" office:string-value="zandweinigsilthoudendtotsilthoudend" table:formula="of:=SUBSTITUTE([.C72];&quot;_&quot;;&quot;&quot;)" table:style-name="ce1">
            <text:p>zandweinigsilthoudendtotsilthoudend</text:p>
          </table:table-cell>
          <table:table-cell office:value-type="string" office:string-value="Robertsen_1990_NL_6_zand_weinig_silthoudend_tot_silthoudend" table:formula="of:=[.A72] &amp; &quot;_&quot; &amp; [.B72] &amp; &quot;_&quot; &amp; [.C72]" table:style-name="ce1">
            <text:p>Robertsen_1990_NL_6_zand_weinig_silthoudend_tot_silthoudend</text:p>
          </table:table-cell>
          <table:table-cell office:value-type="string" office:string-value=".PredefinedType-zandweinigsilthoudendtotsilthoudend { fill: url(#Robertsen_1990_NL_6_zand_weinig_silthoudend_tot_silthoudend); }" table:formula="of:=&quot;.PredefinedType-&quot; &amp; [.D72] &amp;&quot; { fill: url(#&quot; &amp;[.E72] &amp; &quot;); }&quot;" table:style-name="ce1">
            <text:p>.PredefinedType-zandweinigsilthoudendtotsilthoudend { fill: url(#Robertsen_1990_NL_6_zand_weinig_silthoudend_tot_silthoudend); }</text:p>
          </table:table-cell>
          <table:table-cell office:value-type="string" office:string-value=".material-zandweinigsilthoudendtotsilthoudend { fill: url(#Robertsen_1990_NL_6_zand_weinig_silthoudend_tot_silthoudend); }" table:formula="of:=&quot;.material-&quot; &amp; [.D72] &amp;&quot; { fill: url(#&quot; &amp;[.E72] &amp; &quot;); }&quot;" table:style-name="ce1">
            <text:p>.material-zandweinigsilthoudendtotsilthoudend { fill: url(#Robertsen_1990_NL_6_zand_weinig_silthoudend_tot_silthoudend); }</text:p>
          </table:table-cell>
          <table:table-cell office:value-type="string" table:style-name="ce1">
            <text:p>255,223,175,255</text:p>
          </table:table-cell>
          <table:table-cell office:value-type="string" table:style-name="ce1">
            <text:p>#FFDFA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zand_tot_zand_grindhoudend</text:p>
          </table:table-cell>
          <table:table-cell office:value-type="string" office:string-value="zandtotzandgrindhoudend" table:formula="of:=SUBSTITUTE([.C73];&quot;_&quot;;&quot;&quot;)" table:style-name="ce1">
            <text:p>zandtotzandgrindhoudend</text:p>
          </table:table-cell>
          <table:table-cell office:value-type="string" office:string-value="Robertsen_1990_NL_7_zand_tot_zand_grindhoudend" table:formula="of:=[.A73] &amp; &quot;_&quot; &amp; [.B73] &amp; &quot;_&quot; &amp; [.C73]" table:style-name="ce1">
            <text:p>Robertsen_1990_NL_7_zand_tot_zand_grindhoudend</text:p>
          </table:table-cell>
          <table:table-cell office:value-type="string" office:string-value=".PredefinedType-zandtotzandgrindhoudend { fill: url(#Robertsen_1990_NL_7_zand_tot_zand_grindhoudend); }" table:formula="of:=&quot;.PredefinedType-&quot; &amp; [.D73] &amp;&quot; { fill: url(#&quot; &amp;[.E73] &amp; &quot;); }&quot;" table:style-name="ce1">
            <text:p>.PredefinedType-zandtotzandgrindhoudend { fill: url(#Robertsen_1990_NL_7_zand_tot_zand_grindhoudend); }</text:p>
          </table:table-cell>
          <table:table-cell office:value-type="string" office:string-value=".material-zandtotzandgrindhoudend { fill: url(#Robertsen_1990_NL_7_zand_tot_zand_grindhoudend); }" table:formula="of:=&quot;.material-&quot; &amp; [.D73] &amp;&quot; { fill: url(#&quot; &amp;[.E73] &amp; &quot;); }&quot;" table:style-name="ce1">
            <text:p>.material-zandtotzandgrindhoudend { fill: url(#Robertsen_1990_NL_7_zand_tot_zand_grindhoudend); }</text:p>
          </table:table-cell>
          <table:table-cell office:value-type="string" table:style-name="ce1">
            <text:p>251,186,044,255</text:p>
          </table:table-cell>
          <table:table-cell office:value-type="string" table:style-name="ce1">
            <text:p>#FBBA2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zand_vast_zand_kleihoudend</text:p>
          </table:table-cell>
          <table:table-cell office:value-type="string" office:string-value="zandvastzandkleihoudend" table:formula="of:=SUBSTITUTE([.C74];&quot;_&quot;;&quot;&quot;)" table:style-name="ce1">
            <text:p>zandvastzandkleihoudend</text:p>
          </table:table-cell>
          <table:table-cell office:value-type="string" office:string-value="Robertsen_1990_NL_8_zand_vast_zand_kleihoudend" table:formula="of:=[.A74] &amp; &quot;_&quot; &amp; [.B74] &amp; &quot;_&quot; &amp; [.C74]" table:style-name="ce1">
            <text:p>Robertsen_1990_NL_8_zand_vast_zand_kleihoudend</text:p>
          </table:table-cell>
          <table:table-cell office:value-type="string" office:string-value=".PredefinedType-zandvastzandkleihoudend { fill: url(#Robertsen_1990_NL_8_zand_vast_zand_kleihoudend); }" table:formula="of:=&quot;.PredefinedType-&quot; &amp; [.D74] &amp;&quot; { fill: url(#&quot; &amp;[.E74] &amp; &quot;); }&quot;" table:style-name="ce1">
            <text:p>.PredefinedType-zandvastzandkleihoudend { fill: url(#Robertsen_1990_NL_8_zand_vast_zand_kleihoudend); }</text:p>
          </table:table-cell>
          <table:table-cell office:value-type="string" office:string-value=".material-zandvastzandkleihoudend { fill: url(#Robertsen_1990_NL_8_zand_vast_zand_kleihoudend); }" table:formula="of:=&quot;.material-&quot; &amp; [.D74] &amp;&quot; { fill: url(#&quot; &amp;[.E74] &amp; &quot;); }&quot;" table:style-name="ce1">
            <text:p>.material-zandvastzandkleihoudend { fill: url(#Robertsen_1990_NL_8_zand_vast_zand_kleihoudend); }</text:p>
          </table:table-cell>
          <table:table-cell office:value-type="string" table:style-name="ce1">
            <text:p>206,201,207,255</text:p>
          </table:table-cell>
          <table:table-cell office:value-type="string" table:style-name="ce1">
            <text:p>#CEC9C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rond_zeer_stijf_fijn_korrelig</text:p>
          </table:table-cell>
          <table:table-cell office:value-type="string" office:string-value="grondzeerstijffijnkorrelig" table:formula="of:=SUBSTITUTE([.C75];&quot;_&quot;;&quot;&quot;)" table:style-name="ce1">
            <text:p>grondzeerstijffijnkorrelig</text:p>
          </table:table-cell>
          <table:table-cell office:value-type="string" office:string-value="Robertsen_1990_NL_9_grond_zeer_stijf_fijn_korrelig" table:formula="of:=[.A75] &amp; &quot;_&quot; &amp; [.B75] &amp; &quot;_&quot; &amp; [.C75]" table:style-name="ce1">
            <text:p>Robertsen_1990_NL_9_grond_zeer_stijf_fijn_korrelig</text:p>
          </table:table-cell>
          <table:table-cell office:value-type="string" office:string-value=".PredefinedType-grondzeerstijffijnkorrelig { fill: url(#Robertsen_1990_NL_9_grond_zeer_stijf_fijn_korrelig); }" table:formula="of:=&quot;.PredefinedType-&quot; &amp; [.D75] &amp;&quot; { fill: url(#&quot; &amp;[.E75] &amp; &quot;); }&quot;" table:style-name="ce1">
            <text:p>.PredefinedType-grondzeerstijffijnkorrelig { fill: url(#Robertsen_1990_NL_9_grond_zeer_stijf_fijn_korrelig); }</text:p>
          </table:table-cell>
          <table:table-cell office:value-type="string" office:string-value=".material-grondzeerstijffijnkorrelig { fill: url(#Robertsen_1990_NL_9_grond_zeer_stijf_fijn_korrelig); }" table:formula="of:=&quot;.material-&quot; &amp; [.D75] &amp;&quot; { fill: url(#&quot; &amp;[.E75] &amp; &quot;); }&quot;" table:style-name="ce1">
            <text:p>.material-grondzeerstijffijnkorrelig { fill: url(#Robertsen_1990_NL_9_grond_zeer_stijf_fijn_korrelig); }</text:p>
          </table:table-cell>
          <table:table-cell office:value-type="string" table:style-name="ce1">
            <text:p>203,218,224,255</text:p>
          </table:table-cell>
          <table:table-cell office:value-type="string" table:style-name="ce1">
            <text:p>#CBDAE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A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76];&quot;_&quot;;&quot;&quot;)" table:style-name="ce1">
            <text:p>veen</text:p>
          </table:table-cell>
          <table:table-cell office:value-type="string" office:string-value="ONBEKEND_A_veen" table:formula="of:=[.A76] &amp; &quot;_&quot; &amp; [.B76] &amp; &quot;_&quot; &amp; [.C76]" table:style-name="ce1">
            <text:p>ONBEKEND_A_veen</text:p>
          </table:table-cell>
          <table:table-cell office:value-type="string" office:string-value=".PredefinedType-veen { fill: url(#ONBEKEND_A_veen); }" table:formula="of:=&quot;.PredefinedType-&quot; &amp; [.D76] &amp;&quot; { fill: url(#&quot; &amp;[.E76] &amp; &quot;); }&quot;" table:style-name="ce1">
            <text:p>.PredefinedType-veen { fill: url(#ONBEKEND_A_veen); }</text:p>
          </table:table-cell>
          <table:table-cell office:value-type="string" office:string-value=".material-veen { fill: url(#ONBEKEND_A_veen); }" table:formula="of:=&quot;.material-&quot; &amp; [.D76] &amp;&quot; { fill: url(#&quot; &amp;[.E76] &amp; &quot;); }&quot;" table:style-name="ce1">
            <text:p>.material-veen { fill: url(#ONBEKEND_A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B</text:p>
          </table:table-cell>
          <table:table-cell office:value-type="string" table:style-name="ce1">
            <text:p>potklei</text:p>
          </table:table-cell>
          <table:table-cell office:value-type="string" office:string-value="potklei" table:formula="of:=SUBSTITUTE([.C77];&quot;_&quot;;&quot;&quot;)" table:style-name="ce1">
            <text:p>potklei</text:p>
          </table:table-cell>
          <table:table-cell office:value-type="string" office:string-value="ONBEKEND_B_potklei" table:formula="of:=[.A77] &amp; &quot;_&quot; &amp; [.B77] &amp; &quot;_&quot; &amp; [.C77]" table:style-name="ce1">
            <text:p>ONBEKEND_B_potklei</text:p>
          </table:table-cell>
          <table:table-cell office:value-type="string" office:string-value=".PredefinedType-potklei { fill: url(#ONBEKEND_B_potklei); }" table:formula="of:=&quot;.PredefinedType-&quot; &amp; [.D77] &amp;&quot; { fill: url(#&quot; &amp;[.E77] &amp; &quot;); }&quot;" table:style-name="ce1">
            <text:p>.PredefinedType-potklei { fill: url(#ONBEKEND_B_potklei); }</text:p>
          </table:table-cell>
          <table:table-cell office:value-type="string" office:string-value=".material-potklei { fill: url(#ONBEKEND_B_potklei); }" table:formula="of:=&quot;.material-&quot; &amp; [.D77] &amp;&quot; { fill: url(#&quot; &amp;[.E77] &amp; &quot;); }&quot;" table:style-name="ce1">
            <text:p>.material-potklei { fill: url(#ONBEKEND_B_pot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C</text:p>
          </table:table-cell>
          <table:table-cell office:value-type="string" table:style-name="ce1">
            <text:p>boomse_klei</text:p>
          </table:table-cell>
          <table:table-cell office:value-type="string" office:string-value="boomseklei" table:formula="of:=SUBSTITUTE([.C78];&quot;_&quot;;&quot;&quot;)" table:style-name="ce1">
            <text:p>boomseklei</text:p>
          </table:table-cell>
          <table:table-cell office:value-type="string" office:string-value="ONBEKEND_C_boomse_klei" table:formula="of:=[.A78] &amp; &quot;_&quot; &amp; [.B78] &amp; &quot;_&quot; &amp; [.C78]" table:style-name="ce1">
            <text:p>ONBEKEND_C_boomse_klei</text:p>
          </table:table-cell>
          <table:table-cell office:value-type="string" office:string-value=".PredefinedType-boomseklei { fill: url(#ONBEKEND_C_boomse_klei); }" table:formula="of:=&quot;.PredefinedType-&quot; &amp; [.D78] &amp;&quot; { fill: url(#&quot; &amp;[.E78] &amp; &quot;); }&quot;" table:style-name="ce1">
            <text:p>.PredefinedType-boomseklei { fill: url(#ONBEKEND_C_boomse_klei); }</text:p>
          </table:table-cell>
          <table:table-cell office:value-type="string" office:string-value=".material-boomseklei { fill: url(#ONBEKEND_C_boomse_klei); }" table:formula="of:=&quot;.material-&quot; &amp; [.D78] &amp;&quot; { fill: url(#&quot; &amp;[.E78] &amp; &quot;); }&quot;" table:style-name="ce1">
            <text:p>.material-boomseklei { fill: url(#ONBEKEND_C_boomse_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D</text:p>
          </table:table-cell>
          <table:table-cell office:value-type="string" table:style-name="ce1">
            <text:p>overgeconsolideerd_veen</text:p>
          </table:table-cell>
          <table:table-cell office:value-type="string" office:string-value="overgeconsolideerdveen" table:formula="of:=SUBSTITUTE([.C79];&quot;_&quot;;&quot;&quot;)" table:style-name="ce1">
            <text:p>overgeconsolideerdveen</text:p>
          </table:table-cell>
          <table:table-cell office:value-type="string" office:string-value="ONBEKEND_D_overgeconsolideerd_veen" table:formula="of:=[.A79] &amp; &quot;_&quot; &amp; [.B79] &amp; &quot;_&quot; &amp; [.C79]" table:style-name="ce1">
            <text:p>ONBEKEND_D_overgeconsolideerd_veen</text:p>
          </table:table-cell>
          <table:table-cell office:value-type="string" office:string-value=".PredefinedType-overgeconsolideerdveen { fill: url(#ONBEKEND_D_overgeconsolideerd_veen); }" table:formula="of:=&quot;.PredefinedType-&quot; &amp; [.D79] &amp;&quot; { fill: url(#&quot; &amp;[.E79] &amp; &quot;); }&quot;" table:style-name="ce1">
            <text:p>.PredefinedType-overgeconsolideerdveen { fill: url(#ONBEKEND_D_overgeconsolideerd_veen); }</text:p>
          </table:table-cell>
          <table:table-cell office:value-type="string" office:string-value=".material-overgeconsolideerdveen { fill: url(#ONBEKEND_D_overgeconsolideerd_veen); }" table:formula="of:=&quot;.material-&quot; &amp; [.D79] &amp;&quot; { fill: url(#&quot; &amp;[.E79] &amp; &quot;); }&quot;" table:style-name="ce1">
            <text:p>.material-overgeconsolideerdveen { fill: url(#ONBEKEND_D_overgeconsolideerd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E</text:p>
          </table:table-cell>
          <table:table-cell office:value-type="string" table:style-name="ce1">
            <text:p>glauconiet_zand</text:p>
          </table:table-cell>
          <table:table-cell office:value-type="string" office:string-value="glauconietzand" table:formula="of:=SUBSTITUTE([.C80];&quot;_&quot;;&quot;&quot;)" table:style-name="ce1">
            <text:p>glauconietzand</text:p>
          </table:table-cell>
          <table:table-cell office:value-type="string" office:string-value="ONBEKEND_E_glauconiet_zand" table:formula="of:=[.A80] &amp; &quot;_&quot; &amp; [.B80] &amp; &quot;_&quot; &amp; [.C80]" table:style-name="ce1">
            <text:p>ONBEKEND_E_glauconiet_zand</text:p>
          </table:table-cell>
          <table:table-cell office:value-type="string" office:string-value=".PredefinedType-glauconietzand { fill: url(#ONBEKEND_E_glauconiet_zand); }" table:formula="of:=&quot;.PredefinedType-&quot; &amp; [.D80] &amp;&quot; { fill: url(#&quot; &amp;[.E80] &amp; &quot;); }&quot;" table:style-name="ce1">
            <text:p>.PredefinedType-glauconietzand { fill: url(#ONBEKEND_E_glauconiet_zand); }</text:p>
          </table:table-cell>
          <table:table-cell office:value-type="string" office:string-value=".material-glauconietzand { fill: url(#ONBEKEND_E_glauconiet_zand); }" table:formula="of:=&quot;.material-&quot; &amp; [.D80] &amp;&quot; { fill: url(#&quot; &amp;[.E80] &amp; &quot;); }&quot;" table:style-name="ce1">
            <text:p>.material-glauconietzand { fill: url(#ONBEKEND_E_glauconiet_zand); }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UST_NL_NEN47_</text:p>
          </table:table-cell>
          <table:table-cell table:number-columns-repeated="16383"/>
        </table:table-row>
        <table:table-row table:number-rows-repeated="1048495" table:style-name="ro2">
          <table:table-cell table:number-columns-repeated="16384"/>
        </table:table-row>
      </table:table>
      <table:table table:name="levels" table:style-name="ta1">
        <table:table-column table:style-name="co26" table:default-cell-style-name="ce1"/>
        <table:table-column table:style-name="co1" table:default-cell-style-name="ce4"/>
        <table:table-column table:style-name="co27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LevelName</text:p>
          </table:table-cell>
          <table:table-cell office:value-type="string" table:style-name="ce2">
            <text:p>Elevation</text:p>
          </table:table-cell>
          <table:table-cell office:value-type="string" table:style-name="ce3">
            <text:p>Incl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k. Fundering</text:p>
          </table:table-cell>
          <table:table-cell office:value-type="float" office:value="-400" table:style-name="ce4">
            <text:p>-4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 CON</text:p>
          </table:table-cell>
          <table:table-cell office:value-type="float" office:value="-70" table:style-name="ce4">
            <text:p>-7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il=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CON</text:p>
          </table:table-cell>
          <table:table-cell office:value-type="float" office:value="2930" table:style-name="ce4">
            <text:p>293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Verdieping</text:p>
          </table:table-cell>
          <table:table-cell office:value-type="float" office:value="3000" table:style-name="ce4">
            <text:p>30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  <table:table table:name="walls_single_layer" table:style-name="ta1">
        <table:table-column table:style-name="co28" table:default-cell-style-name="ce1"/>
        <table:table-column table:style-name="co9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default-cell-style-name="ce4"/>
        <table:table-column table:style-name="co21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wand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wand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wand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100</text:p>
          </table:table-cell>
          <table:table-cell office:value-type="string" table:style-name="ce1">
            <text:p>metselwerk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210</text:p>
          </table:table-cell>
          <table:table-cell office:value-type="string" table:style-name="ce1">
            <text:p>metselwerk D 2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0" table:style-name="ce4">
            <text:p>21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glaswol_184</text:p>
          </table:table-cell>
          <table:table-cell office:value-type="string" table:style-name="ce1">
            <text:p>isolatie glaswol D 18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4" table:style-name="ce4">
            <text:p>184</text:p>
          </table:table-cell>
          <table:table-cell office:value-type="string" table:style-name="ce1">
            <text:p>isolatie_glaswo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00</text:p>
          </table:table-cell>
          <table:table-cell office:value-type="string" table:style-name="ce1">
            <text:p>kalkzandstee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20</text:p>
          </table:table-cell>
          <table:table-cell office:value-type="string" table:style-name="ce1">
            <text:p>kalkzandsteen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50</text:p>
          </table:table-cell>
          <table:table-cell office:value-type="string" table:style-name="ce1">
            <text:p>kalkzandsteen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214</text:p>
          </table:table-cell>
          <table:table-cell office:value-type="string" table:style-name="ce1">
            <text:p>kalkzandsteen D 21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4" table:style-name="ce4">
            <text:p>214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0</text:p>
          </table:table-cell>
          <table:table-cell office:value-type="string" table:style-name="ce1">
            <text:p>multiplex D 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2</text:p>
          </table:table-cell>
          <table:table-cell office:value-type="string" table:style-name="ce1">
            <text:p>multiplex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5</text:p>
          </table:table-cell>
          <table:table-cell office:value-type="string" table:style-name="ce1">
            <text:p>multiplex D 15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" table:style-name="ce4">
            <text:p>15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00</text:p>
          </table:table-cell>
          <table:table-cell office:value-type="string" table:style-name="ce1">
            <text:p>prefab beto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80</text:p>
          </table:table-cell>
          <table:table-cell office:value-type="string" table:style-name="ce1">
            <text:p>prefab beton D 18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0" table:style-name="ce4">
            <text:p>18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tpg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9</text:p>
          </table:table-cell>
          <table:table-cell office:value-type="string" table:style-name="ce1">
            <text:p>gipsplaat D 9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12</text:p>
          </table:table-cell>
          <table:table-cell office:value-type="string" table:style-name="ce1">
            <text:p>gipsplaat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fermacell 12.5</text:p>
          </table:table-cell>
          <table:table-cell office:value-type="string" table:style-name="ce1">
            <text:p>fermacell D 12.5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fermacel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omatect_12</text:p>
          </table:table-cell>
          <table:table-cell office:value-type="string" table:style-name="ce1">
            <text:p>promatect D 12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number-rows-repeated="1048541" table:style-name="ro2">
          <table:table-cell table:number-columns-repeated="16384"/>
        </table:table-row>
      </table:table>
      <table:table table:name="floors_single_layer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vloer n.t.b.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vloer n.t.b.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vloer n.t.b.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eps_100</text:p>
          </table:table-cell>
          <table:table-cell office:value-type="string" table:style-name="ce1">
            <text:p>isolatie EPS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E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hout_plaatmateriaal_multiplex_CE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150</text:p>
          </table:table-cell>
          <table:table-cell office:value-type="string" table:style-name="ce1">
            <text:p>kanaalplaatvloer 15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00</text:p>
          </table:table-cell>
          <table:table-cell office:value-type="string" table:style-name="ce1">
            <text:p>kanaalplaatvloer 2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60</text:p>
          </table:table-cell>
          <table:table-cell office:value-type="string" table:style-name="ce1">
            <text:p>kanaalplaatvloer 26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60" table:style-name="ce4">
            <text:p>26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320</text:p>
          </table:table-cell>
          <table:table-cell office:value-type="string" table:style-name="ce1">
            <text:p>kanaalplaatvloer 32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20" table:style-name="ce4">
            <text:p>32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400</text:p>
          </table:table-cell>
          <table:table-cell office:value-type="string" table:style-name="ce1">
            <text:p>kanaalplaatvloer 4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400" table:style-name="ce4">
            <text:p>4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00</text:p>
          </table:table-cell>
          <table:table-cell office:value-type="string" table:style-name="ce1">
            <text:p>prefab beton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00</text:p>
          </table:table-cell>
          <table:table-cell office:value-type="string" table:style-name="ce1">
            <text:p>beton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50</text:p>
          </table:table-cell>
          <table:table-cell office:value-type="string" table:style-name="ce1">
            <text:p>betonvloer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00</text:p>
          </table:table-cell>
          <table:table-cell office:value-type="string" table:style-name="ce1">
            <text:p>beton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vloer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-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-vloer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-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-vloer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-vloer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-vloer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-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-vloer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50</text:p>
          </table:table-cell>
          <table:table-cell office:value-type="string" table:style-name="ce1">
            <text:p>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70</text:p>
          </table:table-cell>
          <table:table-cell office:value-type="string" table:style-name="ce1">
            <text:p>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50</text:p>
          </table:table-cell>
          <table:table-cell office:value-type="string" table:style-name="ce1">
            <text:p>zandcement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70</text:p>
          </table:table-cell>
          <table:table-cell office:value-type="string" table:style-name="ce1">
            <text:p>zandcement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anhydriet_50</text:p>
          </table:table-cell>
          <table:table-cell office:value-type="string" table:style-name="ce1">
            <text:p>anhydriet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anhydriet</text:p>
          </table:table-cell>
          <table:table-cell table:number-columns-repeated="16377"/>
        </table:table-row>
        <table:table-row table:number-rows-repeated="1048542" table:style-name="ro2">
          <table:table-cell table:number-columns-repeated="16384"/>
        </table:table-row>
      </table:table>
      <table:table table:name="profiles_rect" table:style-name="ta1"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2" table:default-cell-style-name="ce4"/>
        <table:table-column table:style-name="co9" table:default-cell-style-name="ce4"/>
        <table:table-column table:style-name="co3" table:default-cell-style-name="ce4"/>
        <table:table-column table:style-name="co1" table:default-cell-style-name="ce4"/>
        <table:table-column table:style-name="co1" table:number-columns-repeated="16376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2x100</text:p>
          </table:table-cell>
          <table:table-cell table:style-name="ce4"/>
          <table:table-cell office:value-type="float" office:value="22" table:style-name="ce4">
            <text:p>2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8x245</text:p>
          </table:table-cell>
          <table:table-cell table:style-name="ce4"/>
          <table:table-cell office:value-type="float" office:value="28" table:style-name="ce4">
            <text:p>28</text:p>
          </table:table-cell>
          <table:table-cell office:value-type="float" office:value="245" table:style-name="ce4">
            <text:p>24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44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70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96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121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46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71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4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7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9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22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7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22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38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89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21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40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5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56" table:style-name="ce4">
            <text:p>15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84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84" table:style-name="ce4">
            <text:p>18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35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35" table:style-name="ce4">
            <text:p>23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8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86" table:style-name="ce4">
            <text:p>28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4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5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5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6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50x450</text:p>
          </table:table-cell>
          <table:table-cell table:style-name="ce4"/>
          <table:table-cell office:value-type="float" office:value="450" table:style-name="ce4">
            <text:p>4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5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6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7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00x1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50x15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00x200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50x25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number-rows-repeated="1048531" table:style-name="ro2">
          <table:table-cell table:number-columns-repeated="16384"/>
        </table:table-row>
      </table:table>
      <table:table table:name="profiles_round" table:style-name="ta1">
        <table:table-column table:style-name="co42" table:default-cell-style-name="ce1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43" table:default-cell-style-name="ce4"/>
        <table:table-column table:style-name="co1" table:default-cell-style-name="ce4"/>
        <table:table-column table:style-name="co1" table:number-columns-repeated="16377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adius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150</text:p>
          </table:table-cell>
          <table:table-cell table:style-name="ce4"/>
          <table:table-cell office:value-type="float" office:value="75" table:style-name="ce4">
            <text:p>7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50</text:p>
          </table:table-cell>
          <table:table-cell table:style-name="ce4"/>
          <table:table-cell office:value-type="float" office:value="125" table:style-name="ce4">
            <text:p>12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30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50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number-rows-repeated="1048570" table:style-name="ro2">
          <table:table-cell table:number-columns-repeated="16384"/>
        </table:table-row>
      </table:table>
      <table:table table:name="Sheet17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ext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ag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a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schroeven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naakt_toepassingen" table:style-name="ta3">
        <table:table-column table:style-name="co44" table:number-columns-repeated="28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">
            <text:p>BETON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CEMENT</text:p>
          </table:table-cell>
          <table:table-cell office:value-type="string" table:style-name="ce1">
            <text:p>GIPS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UNSTSTOF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ORGANISCH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SAMENGESTELD</text:p>
          </table:table-cell>
          <table:table-cell office:value-type="string" table:style-name="ce1">
            <text:p>STEENACHTIG</text:p>
          </table:table-cell>
          <table:table-cell office:value-type="string" table:style-name="ce1">
            <text:p>Kolom16</text:p>
          </table:table-cell>
          <table:table-cell office:value-type="string" table:style-name="ce1">
            <text:p>Kolom17</text:p>
          </table:table-cell>
          <table:table-cell office:value-type="string" table:style-name="ce1">
            <text:p>Kolom18</text:p>
          </table:table-cell>
          <table:table-cell office:value-type="string" table:style-name="ce1">
            <text:p>Kolom19</text:p>
          </table:table-cell>
          <table:table-cell office:value-type="string" table:style-name="ce1">
            <text:p>Kolom20</text:p>
          </table:table-cell>
          <table:table-cell office:value-type="string" table:style-name="ce1">
            <text:p>Kolom21</text:p>
          </table:table-cell>
          <table:table-cell office:value-type="string" table:style-name="ce1">
            <text:p>Kolom22</text:p>
          </table:table-cell>
          <table:table-cell office:value-type="string" table:style-name="ce1">
            <text:p>Kolom23</text:p>
          </table:table-cell>
          <table:table-cell office:value-type="string" table:style-name="ce1">
            <text:p>Kolom24</text:p>
          </table:table-cell>
          <table:table-cell office:value-type="string" table:style-name="ce1">
            <text:p>Kolom25</text:p>
          </table:table-cell>
          <table:table-cell office:value-type="string" table:style-name="ce1">
            <text:p>Kolom26</text:p>
          </table:table-cell>
          <table:table-cell office:value-type="string" table:style-name="ce1">
            <text:p>Kolom2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llas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apparatuur</text:p>
          </table:table-cell>
          <table:table-cell office:value-type="string" table:style-name="ce1">
            <text:p>blo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salto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orrels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raad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akrand</text:p>
          </table:table-cell>
          <table:table-cell office:value-type="string" table:style-name="ce1">
            <text:p>elemen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lok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refab-elemen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doe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deur</text:p>
          </table:table-cell>
          <table:table-cell office:value-type="string" table:style-name="ce1">
            <text:p>granu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ranulaat</text:p>
          </table:table-cell>
          <table:table-cell office:value-type="string" table:style-name="ce1">
            <text:p>gietsel</text:p>
          </table:table-cell>
          <table:table-cell table:style-name="ce1"/>
          <table:table-cell office:value-type="string" table:style-name="ce1">
            <text:p>plaat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pleister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ind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hek</text:p>
          </table:table-cell>
          <table:table-cell office:value-type="string" table:style-name="ce1">
            <text:p>grind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table:style-name="ce1"/>
          <table:table-cell office:value-type="string" table:style-name="ce1">
            <text:p>pleister</text:p>
          </table:table-cell>
          <table:table-cell table:style-name="ce1"/>
          <table:table-cell office:value-type="string" table:style-name="ce1">
            <text:p>steen</text:p>
          </table:table-cell>
          <table:table-cell office:value-type="string" table:style-name="ce1">
            <text:p>schaaldeel</text:p>
          </table:table-cell>
          <table:table-cell office:value-type="string" table:style-name="ce1">
            <text:p>schuim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aas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hsb</text:p>
          </table:table-cell>
          <table:table-cell office:value-type="string" table:style-name="ce1">
            <text:p>klink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it</text:p>
          </table:table-cell>
          <table:table-cell table:number-columns-repeated="2" table:style-name="ce1"/>
          <table:table-cell office:value-type="string" table:style-name="ce1">
            <text:p>prefab-element</text:p>
          </table:table-cell>
          <table:table-cell table:style-name="ce1"/>
          <table:table-cell office:value-type="string" table:style-name="ce1">
            <text:p>substraat</text:p>
          </table:table-cell>
          <table:table-cell office:value-type="string" table:style-name="ce1">
            <text:p>stam</text:p>
          </table:table-cell>
          <table:table-cell office:value-type="string" table:style-name="ce1">
            <text:p>substr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kabel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gietsel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euken</text:p>
          </table:table-cell>
          <table:table-cell office:value-type="string" table:style-name="ce1">
            <text:p>pa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linker</text:p>
          </table:table-cell>
          <table:table-cell table:number-columns-repeated="2" table:style-name="ce1"/>
          <table:table-cell office:value-type="string" table:style-name="ce1">
            <text:p>profiel</text:p>
          </table:table-cell>
          <table:table-cell table:style-name="ce1"/>
          <table:table-cell office:value-type="string" table:style-name="ce1">
            <text:p>teg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vlokk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kozijn</text:p>
          </table:table-cell>
          <table:table-cell office:value-type="string" table:style-name="ce1">
            <text:p>p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onderwater</text:p>
          </table:table-cell>
          <table:table-cell table:number-columns-repeated="4" table:style-name="ce1"/>
          <table:table-cell office:value-type="string" table:style-name="ce1">
            <text:p>vulling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vulling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luifel</text:p>
          </table:table-cell>
          <table:table-cell office:value-type="string" table:style-name="ce1">
            <text:p>pleist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an</text:p>
          </table:table-cell>
          <table:table-cell table:number-columns-repeated="5" table:style-name="ce1"/>
          <table:table-cell office:value-type="string" table:style-name="ce1">
            <text:p>vlokken</text:p>
          </table:table-cell>
          <table:table-cell table:style-name="ce1"/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substraat</text:p>
          </table:table-cell>
          <table:table-cell table:style-name="ce1"/>
          <table:table-cell office:value-type="string" table:style-name="ce1">
            <text:p>metalstud</text:p>
          </table:table-cell>
          <table:table-cell office:value-type="string" table:style-name="ce1">
            <text:p>prefa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efab-element</text:p>
          </table:table-cell>
          <table:table-cell table:number-columns-repeated="5" table:style-name="ce1"/>
          <table:table-cell office:value-type="string" table:style-name="ce1">
            <text:p>vulling</text:p>
          </table:table-cell>
          <table:table-cell table:style-name="ce1"/>
          <table:table-cell office:value-type="string" table:style-name="ce1">
            <text:p>schuim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verf</text:p>
          </table:table-cell>
          <table:table-cell table:style-name="ce1"/>
          <table:table-cell office:value-type="string" table:style-name="ce1">
            <text:p>meubel</text:p>
          </table:table-cell>
          <table:table-cell office:value-type="string" table:style-name="ce1">
            <text:p>profi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teen</text:p>
          </table:table-cell>
          <table:table-cell table:number-columns-repeated="7" table:style-name="ce1"/>
          <table:table-cell office:value-type="string" table:style-name="ce1">
            <text:p>slabbe</text:p>
          </table:table-cell>
          <table:table-cell office:value-type="string" table:style-name="ce1">
            <text:p>vlechtwerk</text:p>
          </table:table-cell>
          <table:table-cell office:value-type="string" table:style-name="ce1">
            <text:p>strip</text:p>
          </table:table-cell>
          <table:table-cell office:value-type="string" table:style-name="ce1">
            <text:p>pan</text:p>
          </table:table-cell>
          <table:table-cell table:number-columns-repeated="2" table:style-name="ce1"/>
          <table:table-cell office:value-type="string" table:style-name="ce1">
            <text:p>plafond</text:p>
          </table:table-cell>
          <table:table-cell office:value-type="string" table:style-name="ce1">
            <text:p>stee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gel</text:p>
          </table:table-cell>
          <table:table-cell table:number-columns-repeated="7" table:style-name="ce1"/>
          <table:table-cell office:value-type="string" table:style-name="ce1">
            <text:p>verf</text:p>
          </table:table-cell>
          <table:table-cell table:number-columns-repeated="2" table:style-name="ce1"/>
          <table:table-cell office:value-type="string" table:style-name="ce1">
            <text:p>plaat</text:p>
          </table:table-cell>
          <table:table-cell table:number-columns-repeated="2" table:style-name="ce1"/>
          <table:table-cell office:value-type="string" table:style-name="ce1">
            <text:p>rekwerk</text:p>
          </table:table-cell>
          <table:table-cell office:value-type="string" table:style-name="ce1">
            <text:p>strip</text:p>
          </table:table-cell>
          <table:table-cell table:number-columns-repeated="16368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pleister</text:p>
          </table:table-cell>
          <table:table-cell table:number-columns-repeated="2" table:style-name="ce1"/>
          <table:table-cell office:value-type="string" table:style-name="ce1">
            <text:p>sanitair</text:p>
          </table:table-cell>
          <table:table-cell office:value-type="string" table:style-name="ce1">
            <text:p>substraat</text:p>
          </table:table-cell>
          <table:table-cell table:number-columns-repeated="16368" table:style-name="ce1"/>
        </table:table-row>
        <table:table-row table:style-name="ro1">
          <table:table-cell table:number-columns-repeated="11"/>
          <table:table-cell office:value-type="string" table:style-name="ce1">
            <text:p>prefab-element</text:p>
          </table:table-cell>
          <table:table-cell table:number-columns-repeated="2" table:style-name="ce1"/>
          <table:table-cell office:value-type="string" table:style-name="ce1">
            <text:p>terreininchting</text:p>
          </table:table-cell>
          <table:table-cell office:value-type="string" table:style-name="ce1">
            <text:p>tegel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profiel</text:p>
          </table:table-cell>
          <table:table-cell table:number-columns-repeated="2" table:style-name="ce1"/>
          <table:table-cell office:value-type="string" table:style-name="ce1">
            <text:p>vloer</text:p>
          </table:table-cell>
          <table:table-cell office:value-type="string" table:style-name="ce1">
            <text:p>trasraam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rol</text:p>
          </table:table-cell>
          <table:table-cell table:number-columns-repeated="2" table:style-name="ce1"/>
          <table:table-cell office:value-type="string" table:style-name="ce1">
            <text:p>wand</text:p>
          </table:table-cell>
          <table:table-cell table:number-columns-repeated="16369" table:style-name="ce1"/>
        </table:table-row>
        <table:table-row table:style-name="ro1">
          <table:table-cell table:number-columns-repeated="11"/>
          <table:table-cell office:value-type="string" table:style-name="ce1">
            <text:p>schuim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labbe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teen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tegel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vulling</text:p>
          </table:table-cell>
          <table:table-cell table:number-columns-repeated="16372" table:style-name="ce1"/>
        </table:table-row>
        <table:table-row table:number-rows-repeated="1048552" table:style-name="ro2">
          <table:table-cell table:number-columns-repeated="16384"/>
        </table:table-row>
      </table:table>
      <table:named-expressions>
        <table:named-expression table:name="GRONDSTOFFEN" table:expression="of:=&quot;['file:///I:/ERA/Interne%20Projecten/I-9075/07.%20Management/Materiaal%20benamingen/20210114%20Materiaal%20basis%20archicad/20210114%20Materiaal%20basis%20archicad.xlsx'#$A_Grondstoffen.$A$2:.$A$20]&quot;" table:base-cell-address="materials.$A$1"/>
        <table:named-expression table:name="madaster" table:expression="of:=&quot;['file:///I:/ERA/Interne%20Projecten/I-9075/07.%20Management/Materiaal%20benamingen/20210114%20Materiaal%20basis%20archicad/20210114%20Materiaal%20basis%20archicad.xlsx'#$Madaster_classificatie.$A$2:.$B$8]&quot;" table:base-cell-address="materials.$A$1"/>
        <table:named-expression table:name="materialen" table:expression="of:=&quot;['https://d.docs.live.net/0e44b64d006d9565/Madaster%20Mac/Recent/Werkgroep%20Materialen/Madaster%20List%20Of%20Materials%202020.xlsx'#$materiaal_familie.$A$2:.$A$7]&quot;" table:base-cell-address="materials.$A$1"/>
      </table:named-expressions>
      <table:database-ranges>
        <table:database-range table:target-range-address="naakt_toepassingen.A1:naakt_toepassingen.AB32" table:name="Tabel1" table:display-filter-buttons="true">
          <table:sort>
            <table:sort-by table:field-number="1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36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Maarten Vroegindeweij</meta:initial-creator>
    <dc:creator>Maarten Vroegindeweij</dc:creator>
    <meta:creation-date>2023-08-11T09:41:12Z</meta:creation-date>
    <dc:date>2023-08-14T06:09:46Z</dc:date>
    <meta:editing-cycles>2</meta:editing-cycles>
    <meta:editing-duration>PT0S</meta:editing-duration>
  </office:meta>
</office:document-meta>
</file>